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7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 office:value-type="float" office:value="1850">
            <text:p>1850</text:p>
          </table:table-cell>
          <table:table-cell/>
          <table:table-cell table:formula="of:=137*POWER(1+EXP((1960-[.A4])/27);-1)" office:value-type="float" office:value="2.29112259178991">
            <text:p>2.2911225918</text:p>
          </table:table-cell>
          <table:table-cell table:formula="of:=42*EXP(-1*POWER((1975-[.A4])/16;2))" office:value-type="float" office:value="1.3062242101817E-025">
            <text:p>1.3062242101817E-025</text:p>
          </table:table-cell>
          <table:table-cell table:formula="of:=12*EXP(-1*POWER(([.A4]-1915)/25;2))" office:value-type="float" office:value="0.0139107500868551">
            <text:p>0.0139107501</text:p>
          </table:table-cell>
          <table:table-cell/>
          <table:table-cell table:formula="of:=2+[.C4]+[.D4]+[.E4]" office:value-type="float" office:value="4.30503334187677">
            <text:p>4.3050333419</text:p>
          </table:table-cell>
        </table:table-row>
        <table:table-row table:style-name="ro1">
          <table:table-cell office:value-type="float" office:value="1851">
            <text:p>1851</text:p>
          </table:table-cell>
          <table:table-cell/>
          <table:table-cell table:formula="of:=137*POWER(1+EXP((1960-[.A5])/27);-1)" office:value-type="float" office:value="2.3760706725761">
            <text:p>2.3760706726</text:p>
          </table:table-cell>
          <table:table-cell table:formula="of:=42*EXP(-1*POWER((1975-[.A5])/16;2))" office:value-type="float" office:value="3.45491184996044E-025">
            <text:p>3.45491184996044E-025</text:p>
          </table:table-cell>
          <table:table-cell table:formula="of:=12*EXP(-1*POWER(([.A5]-1915)/25;2))" office:value-type="float" office:value="0.0170997172583096">
            <text:p>0.0170997173</text:p>
          </table:table-cell>
          <table:table-cell/>
          <table:table-cell table:formula="of:=2+[.C5]+[.D5]+[.E5]" office:value-type="float" office:value="4.39317038983441">
            <text:p>4.3931703898</text:p>
          </table:table-cell>
        </table:table-row>
        <table:table-row table:style-name="ro1">
          <table:table-cell office:value-type="float" office:value="1852">
            <text:p>1852</text:p>
          </table:table-cell>
          <table:table-cell/>
          <table:table-cell table:formula="of:=137*POWER(1+EXP((1960-[.A6])/27);-1)" office:value-type="float" office:value="2.46411076480654">
            <text:p>2.4641107648</text:p>
          </table:table-cell>
          <table:table-cell table:formula="of:=42*EXP(-1*POWER((1975-[.A6])/16;2))" office:value-type="float" office:value="9.06699314961744E-025">
            <text:p>9.06699314961744E-025</text:p>
          </table:table-cell>
          <table:table-cell table:formula="of:=12*EXP(-1*POWER(([.A6]-1915)/25;2))" office:value-type="float" office:value="0.0209525829255331">
            <text:p>0.0209525829</text:p>
          </table:table-cell>
          <table:table-cell/>
          <table:table-cell table:formula="of:=2+[.C6]+[.D6]+[.E6]" office:value-type="float" office:value="4.48506334773208">
            <text:p>4.4850633477</text:p>
          </table:table-cell>
        </table:table-row>
        <table:table-row table:style-name="ro1">
          <table:table-cell office:value-type="float" office:value="1853">
            <text:p>1853</text:p>
          </table:table-cell>
          <table:table-cell/>
          <table:table-cell table:formula="of:=137*POWER(1+EXP((1960-[.A7])/27);-1)" office:value-type="float" office:value="2.55535106988182">
            <text:p>2.5553510699</text:p>
          </table:table-cell>
          <table:table-cell table:formula="of:=42*EXP(-1*POWER((1975-[.A7])/16;2))" office:value-type="float" office:value="2.36100375880256E-024">
            <text:p>2.36100375880256E-024</text:p>
          </table:table-cell>
          <table:table-cell table:formula="of:=12*EXP(-1*POWER(([.A7]-1915)/25;2))" office:value-type="float" office:value="0.0255915425758258">
            <text:p>0.0255915426</text:p>
          </table:table-cell>
          <table:table-cell/>
          <table:table-cell table:formula="of:=2+[.C7]+[.D7]+[.E7]" office:value-type="float" office:value="4.58094261245765">
            <text:p>4.5809426125</text:p>
          </table:table-cell>
        </table:table-row>
        <table:table-row table:style-name="ro1">
          <table:table-cell office:value-type="float" office:value="1854">
            <text:p>1854</text:p>
          </table:table-cell>
          <table:table-cell/>
          <table:table-cell table:formula="of:=137*POWER(1+EXP((1960-[.A8])/27);-1)" office:value-type="float" office:value="2.64990324836704">
            <text:p>2.6499032484</text:p>
          </table:table-cell>
          <table:table-cell table:formula="of:=42*EXP(-1*POWER((1975-[.A8])/16;2))" office:value-type="float" office:value="6.10010265752712E-024">
            <text:p>6.10010265752712E-024</text:p>
          </table:table-cell>
          <table:table-cell table:formula="of:=12*EXP(-1*POWER(([.A8]-1915)/25;2))" office:value-type="float" office:value="0.0311577162977279">
            <text:p>0.0311577163</text:p>
          </table:table-cell>
          <table:table-cell/>
          <table:table-cell table:formula="of:=2+[.C8]+[.D8]+[.E8]" office:value-type="float" office:value="4.68106096466476">
            <text:p>4.6810609647</text:p>
          </table:table-cell>
        </table:table-row>
        <table:table-row table:style-name="ro1">
          <table:table-cell office:value-type="float" office:value="1855">
            <text:p>1855</text:p>
          </table:table-cell>
          <table:table-cell/>
          <table:table-cell table:formula="of:=137*POWER(1+EXP((1960-[.A9])/27);-1)" office:value-type="float" office:value="2.74788250568551">
            <text:p>2.7478825057</text:p>
          </table:table-cell>
          <table:table-cell table:formula="of:=42*EXP(-1*POWER((1975-[.A9])/16;2))" office:value-type="float" office:value="1.56381251113521E-023">
            <text:p>1.56381251113521E-023</text:p>
          </table:table-cell>
          <table:table-cell table:formula="of:=12*EXP(-1*POWER(([.A9]-1915)/25;2))" office:value-type="float" office:value="0.0378133391813333">
            <text:p>0.0378133392</text:p>
          </table:table-cell>
          <table:table-cell/>
          <table:table-cell table:formula="of:=2+[.C9]+[.D9]+[.E9]" office:value-type="float" office:value="4.78569584486684">
            <text:p>4.7856958449</text:p>
          </table:table-cell>
        </table:table-row>
        <table:table-row table:style-name="ro1">
          <table:table-cell office:value-type="float" office:value="1856">
            <text:p>1856</text:p>
          </table:table-cell>
          <table:table-cell/>
          <table:table-cell table:formula="of:=137*POWER(1+EXP((1960-[.A10])/27);-1)" office:value-type="float" office:value="2.84940767794741">
            <text:p>2.8494076779</text:p>
          </table:table-cell>
          <table:table-cell table:formula="of:=42*EXP(-1*POWER((1975-[.A10])/16;2))" office:value-type="float" office:value="3.97776660451794E-023">
            <text:p>3.97776660451794E-023</text:p>
          </table:table-cell>
          <table:table-cell table:formula="of:=12*EXP(-1*POWER(([.A10]-1915)/25;2))" office:value-type="float" office:value="0.0457440591557299">
            <text:p>0.0457440592</text:p>
          </table:table-cell>
          <table:table-cell/>
          <table:table-cell table:formula="of:=2+[.C10]+[.D10]+[.E10]" office:value-type="float" office:value="4.89515173710314">
            <text:p>4.8951517371</text:p>
          </table:table-cell>
        </table:table-row>
        <table:table-row table:style-name="ro1">
          <table:table-cell office:value-type="float" office:value="1857">
            <text:p>1857</text:p>
          </table:table-cell>
          <table:table-cell/>
          <table:table-cell table:formula="of:=137*POWER(1+EXP((1960-[.A11])/27);-1)" office:value-type="float" office:value="2.95460131771852">
            <text:p>2.9546013177</text:p>
          </table:table-cell>
          <table:table-cell table:formula="of:=42*EXP(-1*POWER((1975-[.A11])/16;2))" office:value-type="float" office:value="1.003924344305E-022">
            <text:p>1.003924344305E-022</text:p>
          </table:table-cell>
          <table:table-cell table:formula="of:=12*EXP(-1*POWER(([.A11]-1915)/25;2))" office:value-type="float" office:value="0.0551613170073345">
            <text:p>0.055161317</text:p>
          </table:table-cell>
          <table:table-cell/>
          <table:table-cell table:formula="of:=2+[.C11]+[.D11]+[.E11]" office:value-type="float" office:value="5.00976263472585">
            <text:p>5.0097626347</text:p>
          </table:table-cell>
        </table:table-row>
        <table:table-row table:style-name="ro1">
          <table:table-cell office:value-type="float" office:value="1858">
            <text:p>1858</text:p>
          </table:table-cell>
          <table:table-cell/>
          <table:table-cell table:formula="of:=137*POWER(1+EXP((1960-[.A12])/27);-1)" office:value-type="float" office:value="3.06358977951555">
            <text:p>3.0635897795</text:p>
          </table:table-cell>
          <table:table-cell table:formula="of:=42*EXP(-1*POWER((1975-[.A12])/16;2))" office:value-type="float" office:value="2.51402590435003E-022">
            <text:p>2.51402590435003E-022</text:p>
          </table:table-cell>
          <table:table-cell table:formula="of:=12*EXP(-1*POWER(([.A12]-1915)/25;2))" office:value-type="float" office:value="0.0663047758656472">
            <text:p>0.0663047759</text:p>
          </table:table-cell>
          <table:table-cell/>
          <table:table-cell table:formula="of:=2+[.C12]+[.D12]+[.E12]" office:value-type="float" office:value="5.1298945553812">
            <text:p>5.1298945554</text:p>
          </table:table-cell>
        </table:table-row>
        <table:table-row table:style-name="ro1">
          <table:table-cell office:value-type="float" office:value="1859">
            <text:p>1859</text:p>
          </table:table-cell>
          <table:table-cell/>
          <table:table-cell table:formula="of:=137*POWER(1+EXP((1960-[.A13])/27);-1)" office:value-type="float" office:value="3.17650330479491">
            <text:p>3.1765033048</text:p>
          </table:table-cell>
          <table:table-cell table:formula="of:=42*EXP(-1*POWER((1975-[.A13])/16;2))" office:value-type="float" office:value="6.24662716293534E-022">
            <text:p>6.24662716293534E-022</text:p>
          </table:table-cell>
          <table:table-cell table:formula="of:=12*EXP(-1*POWER(([.A13]-1915)/25;2))" office:value-type="float" office:value="0.0794447593161605">
            <text:p>0.0794447593</text:p>
          </table:table-cell>
          <table:table-cell/>
          <table:table-cell table:formula="of:=2+[.C13]+[.D13]+[.E13]" office:value-type="float" office:value="5.25594806411107">
            <text:p>5.2559480641</text:p>
          </table:table-cell>
        </table:table-row>
        <table:table-row table:style-name="ro1">
          <table:table-cell office:value-type="float" office:value="1860">
            <text:p>1860</text:p>
          </table:table-cell>
          <table:table-cell/>
          <table:table-cell table:formula="of:=137*POWER(1+EXP((1960-[.A14])/27);-1)" office:value-type="float" office:value="3.29347610618054">
            <text:p>3.2934761062</text:p>
          </table:table-cell>
          <table:table-cell table:formula="of:=42*EXP(-1*POWER((1975-[.A14])/16;2))" office:value-type="float" office:value="1.54002757353534E-021">
            <text:p>1.54002757353534E-021</text:p>
          </table:table-cell>
          <table:table-cell table:formula="of:=12*EXP(-1*POWER(([.A14]-1915)/25;2))" office:value-type="float" office:value="0.0948846486191212">
            <text:p>0.0948846486</text:p>
          </table:table-cell>
          <table:table-cell/>
          <table:table-cell table:formula="of:=2+[.C14]+[.D14]+[.E14]" office:value-type="float" office:value="5.38836075479966">
            <text:p>5.3883607548</text:p>
          </table:table-cell>
        </table:table-row>
        <table:table-row table:style-name="ro1">
          <table:table-cell office:value-type="float" office:value="1861">
            <text:p>1861</text:p>
          </table:table-cell>
          <table:table-cell/>
          <table:table-cell table:formula="of:=137*POWER(1+EXP((1960-[.A15])/27);-1)" office:value-type="float" office:value="3.41464645065462">
            <text:p>3.4146464507</text:p>
          </table:table-cell>
          <table:table-cell table:formula="of:=42*EXP(-1*POWER((1975-[.A15])/16;2))" office:value-type="float" office:value="3.76719830932291E-021">
            <text:p>3.76719830932291E-021</text:p>
          </table:table-cell>
          <table:table-cell table:formula="of:=12*EXP(-1*POWER(([.A15]-1915)/25;2))" office:value-type="float" office:value="0.11296318043642">
            <text:p>0.1129631804</text:p>
          </table:table-cell>
          <table:table-cell/>
          <table:table-cell table:formula="of:=2+[.C15]+[.D15]+[.E15]" office:value-type="float" office:value="5.52760963109104">
            <text:p>5.5276096311</text:p>
          </table:table-cell>
        </table:table-row>
        <table:table-row table:style-name="ro1">
          <table:table-cell office:value-type="float" office:value="1862">
            <text:p>1862</text:p>
          </table:table-cell>
          <table:table-cell/>
          <table:table-cell table:formula="of:=137*POWER(1+EXP((1960-[.A16])/27);-1)" office:value-type="float" office:value="3.54015674141121">
            <text:p>3.5401567414</text:p>
          </table:table-cell>
          <table:table-cell table:formula="of:=42*EXP(-1*POWER((1975-[.A16])/16;2))" office:value-type="float" office:value="9.14356470718545E-021">
            <text:p>9.14356470718545E-021</text:p>
          </table:table-cell>
          <table:table-cell table:formula="of:=12*EXP(-1*POWER(([.A16]-1915)/25;2))" office:value-type="float" office:value="0.13405657720237">
            <text:p>0.1340565772</text:p>
          </table:table-cell>
          <table:table-cell/>
          <table:table-cell table:formula="of:=2+[.C16]+[.D16]+[.E16]" office:value-type="float" office:value="5.67421331861358">
            <text:p>5.6742133186</text:p>
          </table:table-cell>
        </table:table-row>
        <table:table-row table:style-name="ro1">
          <table:table-cell office:value-type="float" office:value="1863">
            <text:p>1863</text:p>
          </table:table-cell>
          <table:table-cell/>
          <table:table-cell table:formula="of:=137*POWER(1+EXP((1960-[.A17])/27);-1)" office:value-type="float" office:value="3.67015359804836">
            <text:p>3.670153598</text:p>
          </table:table-cell>
          <table:table-cell table:formula="of:=42*EXP(-1*POWER((1975-[.A17])/16;2))" office:value-type="float" office:value="2.20201197861265E-020">
            <text:p>2.20201197861265E-020</text:p>
          </table:table-cell>
          <table:table-cell table:formula="of:=12*EXP(-1*POWER(([.A17]-1915)/25;2))" office:value-type="float" office:value="0.158580433070818">
            <text:p>0.1585804331</text:p>
          </table:table-cell>
          <table:table-cell/>
          <table:table-cell table:formula="of:=2+[.C17]+[.D17]+[.E17]" office:value-type="float" office:value="5.82873403111918">
            <text:p>5.8287340311</text:p>
          </table:table-cell>
        </table:table-row>
        <table:table-row table:style-name="ro1">
          <table:table-cell office:value-type="float" office:value="1864">
            <text:p>1864</text:p>
          </table:table-cell>
          <table:table-cell/>
          <table:table-cell table:formula="of:=137*POWER(1+EXP((1960-[.A18])/27);-1)" office:value-type="float" office:value="3.8047879347483">
            <text:p>3.8047879347</text:p>
          </table:table-cell>
          <table:table-cell table:formula="of:=42*EXP(-1*POWER((1975-[.A18])/16;2))" office:value-type="float" office:value="5.2617581932201E-020">
            <text:p>5.2617581932201E-020</text:p>
          </table:table-cell>
          <table:table-cell table:formula="of:=12*EXP(-1*POWER(([.A18]-1915)/25;2))" office:value-type="float" office:value="0.186991269532014">
            <text:p>0.1869912695</text:p>
          </table:table-cell>
          <table:table-cell/>
          <table:table-cell table:formula="of:=2+[.C18]+[.D18]+[.E18]" office:value-type="float" office:value="5.99177920428032">
            <text:p>5.9917792043</text:p>
          </table:table-cell>
        </table:table-row>
        <table:table-row table:style-name="ro1">
          <table:table-cell office:value-type="float" office:value="1865">
            <text:p>1865</text:p>
          </table:table-cell>
          <table:table-cell/>
          <table:table-cell table:formula="of:=137*POWER(1+EXP((1960-[.A19])/27);-1)" office:value-type="float" office:value="3.94421503606778">
            <text:p>3.9442150361</text:p>
          </table:table-cell>
          <table:table-cell table:formula="of:=42*EXP(-1*POWER((1975-[.A19])/16;2))" office:value-type="float" office:value="1.2475247463125E-019">
            <text:p>1.2475247463125E-019</text:p>
          </table:table-cell>
          <table:table-cell table:formula="of:=12*EXP(-1*POWER(([.A19]-1915)/25;2))" office:value-type="float" office:value="0.21978766666481">
            <text:p>0.2197876667</text:p>
          </table:table-cell>
          <table:table-cell/>
          <table:table-cell table:formula="of:=2+[.C19]+[.D19]+[.E19]" office:value-type="float" office:value="6.16400270273259">
            <text:p>6.1640027027</text:p>
          </table:table-cell>
        </table:table-row>
        <table:table-row table:style-name="ro1">
          <table:table-cell office:value-type="float" office:value="1866">
            <text:p>1866</text:p>
          </table:table-cell>
          <table:table-cell/>
          <table:table-cell table:formula="of:=137*POWER(1+EXP((1960-[.A20])/27);-1)" office:value-type="float" office:value="4.08859462993228">
            <text:p>4.0885946299</text:p>
          </table:table-cell>
          <table:table-cell table:formula="of:=42*EXP(-1*POWER((1975-[.A20])/16;2))" office:value-type="float" office:value="2.93477308012029E-019">
            <text:p>2.93477308012029E-019</text:p>
          </table:table-cell>
          <table:table-cell table:formula="of:=12*EXP(-1*POWER(([.A20]-1915)/25;2))" office:value-type="float" office:value="0.257510868960965">
            <text:p>0.257510869</text:p>
          </table:table-cell>
          <table:table-cell/>
          <table:table-cell table:formula="of:=2+[.C20]+[.D20]+[.E20]" office:value-type="float" office:value="6.34610549889324">
            <text:p>6.3461054989</text:p>
          </table:table-cell>
        </table:table-row>
        <table:table-row table:style-name="ro1">
          <table:table-cell office:value-type="float" office:value="1867">
            <text:p>1867</text:p>
          </table:table-cell>
          <table:table-cell/>
          <table:table-cell table:formula="of:=137*POWER(1+EXP((1960-[.A21])/27);-1)" office:value-type="float" office:value="4.23809095739764">
            <text:p>4.2380909574</text:p>
          </table:table-cell>
          <table:table-cell table:formula="of:=42*EXP(-1*POWER((1975-[.A21])/16;2))" office:value-type="float" office:value="6.85025847521478E-019">
            <text:p>6.85025847521478E-019</text:p>
          </table:table-cell>
          <table:table-cell table:formula="of:=12*EXP(-1*POWER(([.A21]-1915)/25;2))" office:value-type="float" office:value="0.300744759150705">
            <text:p>0.3007447592</text:p>
          </table:table-cell>
          <table:table-cell/>
          <table:table-cell table:formula="of:=2+[.C21]+[.D21]+[.E21]" office:value-type="float" office:value="6.53883571654834">
            <text:p>6.5388357165</text:p>
          </table:table-cell>
        </table:table-row>
        <table:table-row table:style-name="ro1">
          <table:table-cell office:value-type="float" office:value="1868">
            <text:p>1868</text:p>
          </table:table-cell>
          <table:table-cell/>
          <table:table-cell table:formula="of:=137*POWER(1+EXP((1960-[.A22])/27);-1)" office:value-type="float" office:value="4.39287283871171">
            <text:p>4.3928728387</text:p>
          </table:table-cell>
          <table:table-cell table:formula="of:=42*EXP(-1*POWER((1975-[.A22])/16;2))" office:value-type="float" office:value="1.58652333780095E-018">
            <text:p>1.58652333780095E-018</text:p>
          </table:table-cell>
          <table:table-cell table:formula="of:=12*EXP(-1*POWER(([.A22]-1915)/25;2))" office:value-type="float" office:value="0.350115089918604">
            <text:p>0.3501150899</text:p>
          </table:table-cell>
          <table:table-cell/>
          <table:table-cell table:formula="of:=2+[.C22]+[.D22]+[.E22]" office:value-type="float" office:value="6.74298792863031">
            <text:p>6.7429879286</text:p>
          </table:table-cell>
        </table:table-row>
        <table:table-row table:style-name="ro1">
          <table:table-cell office:value-type="float" office:value="1869">
            <text:p>1869</text:p>
          </table:table-cell>
          <table:table-cell/>
          <table:table-cell table:formula="of:=137*POWER(1+EXP((1960-[.A23])/27);-1)" office:value-type="float" office:value="4.5531137351756">
            <text:p>4.5531137352</text:p>
          </table:table-cell>
          <table:table-cell table:formula="of:=42*EXP(-1*POWER((1975-[.A23])/16;2))" office:value-type="float" office:value="3.64580172103495E-018">
            <text:p>3.64580172103495E-018</text:p>
          </table:table-cell>
          <table:table-cell table:formula="of:=12*EXP(-1*POWER(([.A23]-1915)/25;2))" office:value-type="float" office:value="0.406287862284277">
            <text:p>0.4062878623</text:p>
          </table:table-cell>
          <table:table-cell/>
          <table:table-cell table:formula="of:=2+[.C23]+[.D23]+[.E23]" office:value-type="float" office:value="6.95940159745988">
            <text:p>6.9594015975</text:p>
          </table:table-cell>
        </table:table-row>
        <table:table-row table:style-name="ro1">
          <table:table-cell office:value-type="float" office:value="1870">
            <text:p>1870</text:p>
          </table:table-cell>
          <table:table-cell/>
          <table:table-cell table:formula="of:=137*POWER(1+EXP((1960-[.A24])/27);-1)" office:value-type="float" office:value="4.71899180627093">
            <text:p>4.7189918063</text:p>
          </table:table-cell>
          <table:table-cell table:formula="of:=42*EXP(-1*POWER((1975-[.A24])/16;2))" office:value-type="float" office:value="8.31278791835061E-018">
            <text:p>8.31278791835061E-018</text:p>
          </table:table-cell>
          <table:table-cell table:formula="of:=12*EXP(-1*POWER(([.A24]-1915)/25;2))" office:value-type="float" office:value="0.469966741187845">
            <text:p>0.4699667412</text:p>
          </table:table-cell>
          <table:table-cell/>
          <table:table-cell table:formula="of:=2+[.C24]+[.D24]+[.E24]" office:value-type="float" office:value="7.18895854745878">
            <text:p>7.1889585475</text:p>
          </table:table-cell>
        </table:table-row>
        <table:table-row table:style-name="ro1">
          <table:table-cell office:value-type="float" office:value="1871">
            <text:p>1871</text:p>
          </table:table-cell>
          <table:table-cell/>
          <table:table-cell table:formula="of:=137*POWER(1+EXP((1960-[.A25])/27);-1)" office:value-type="float" office:value="4.89068996148384">
            <text:p>4.8906899615</text:p>
          </table:table-cell>
          <table:table-cell table:formula="of:=42*EXP(-1*POWER((1975-[.A25])/16;2))" office:value-type="float" office:value="1.88064762552169E-017">
            <text:p>1.88064762552169E-017</text:p>
          </table:table-cell>
          <table:table-cell table:formula="of:=12*EXP(-1*POWER(([.A25]-1915)/25;2))" office:value-type="float" office:value="0.541889403898331">
            <text:p>0.5418894039</text:p>
          </table:table-cell>
          <table:table-cell/>
          <table:table-cell table:formula="of:=2+[.C25]+[.D25]+[.E25]" office:value-type="float" office:value="7.43257936538217">
            <text:p>7.4325793654</text:p>
          </table:table-cell>
        </table:table-row>
        <table:table-row table:style-name="ro1">
          <table:table-cell office:value-type="float" office:value="1872">
            <text:p>1872</text:p>
          </table:table-cell>
          <table:table-cell/>
          <table:table-cell table:formula="of:=137*POWER(1+EXP((1960-[.A26])/27);-1)" office:value-type="float" office:value="5.06839590622089">
            <text:p>5.0683959062</text:p>
          </table:table-cell>
          <table:table-cell table:formula="of:=42*EXP(-1*POWER((1975-[.A26])/16;2))" office:value-type="float" office:value="4.22158204165923E-017">
            <text:p>4.22158204165923E-017</text:p>
          </table:table-cell>
          <table:table-cell table:formula="of:=12*EXP(-1*POWER(([.A26]-1915)/25;2))" office:value-type="float" office:value="0.622822725645665">
            <text:p>0.6228227256</text:p>
          </table:table-cell>
          <table:table-cell/>
          <table:table-cell table:formula="of:=2+[.C26]+[.D26]+[.E26]" office:value-type="float" office:value="7.69121863186655">
            <text:p>7.6912186319</text:p>
          </table:table-cell>
        </table:table-row>
        <table:table-row table:style-name="ro1">
          <table:table-cell office:value-type="float" office:value="1873">
            <text:p>1873</text:p>
          </table:table-cell>
          <table:table-cell/>
          <table:table-cell table:formula="of:=137*POWER(1+EXP((1960-[.A27])/27);-1)" office:value-type="float" office:value="5.25230218117427">
            <text:p>5.2523021812</text:p>
          </table:table-cell>
          <table:table-cell table:formula="of:=42*EXP(-1*POWER((1975-[.A27])/16;2))" office:value-type="float" office:value="9.4026465656179E-017">
            <text:p>9.4026465656179E-017</text:p>
          </table:table-cell>
          <table:table-cell table:formula="of:=12*EXP(-1*POWER(([.A27]-1915)/25;2))" office:value-type="float" office:value="0.713556719691638">
            <text:p>0.7135567197</text:p>
          </table:table-cell>
          <table:table-cell/>
          <table:table-cell table:formula="of:=2+[.C27]+[.D27]+[.E27]" office:value-type="float" office:value="7.96585890086591">
            <text:p>7.9658589009</text:p>
          </table:table-cell>
        </table:table-row>
        <table:table-row table:style-name="ro1">
          <table:table-cell office:value-type="float" office:value="1874">
            <text:p>1874</text:p>
          </table:table-cell>
          <table:table-cell/>
          <table:table-cell table:formula="of:=137*POWER(1+EXP((1960-[.A28])/27);-1)" office:value-type="float" office:value="5.44260619445594">
            <text:p>5.4426061945</text:p>
          </table:table-cell>
          <table:table-cell table:formula="of:=42*EXP(-1*POWER((1975-[.A28])/16;2))" office:value-type="float" office:value="2.07793550717681E-016">
            <text:p>2.07793550717681E-016</text:p>
          </table:table-cell>
          <table:table-cell table:formula="of:=12*EXP(-1*POWER(([.A28]-1915)/25;2))" office:value-type="float" office:value="0.814897166144513">
            <text:p>0.8148971661</text:p>
          </table:table-cell>
          <table:table-cell/>
          <table:table-cell table:formula="of:=2+[.C28]+[.D28]+[.E28]" office:value-type="float" office:value="8.25750336060045">
            <text:p>8.2575033606</text:p>
          </table:table-cell>
        </table:table-row>
        <table:table-row table:style-name="ro1">
          <table:table-cell office:value-type="float" office:value="1875">
            <text:p>1875</text:p>
          </table:table-cell>
          <table:table-cell/>
          <table:table-cell table:formula="of:=137*POWER(1+EXP((1960-[.A29])/27);-1)" office:value-type="float" office:value="5.63951024578074">
            <text:p>5.6395102458</text:p>
          </table:table-cell>
          <table:table-cell table:formula="of:=42*EXP(-1*POWER((1975-[.A29])/16;2))" office:value-type="float" office:value="4.55639210898034E-016">
            <text:p>4.55639210898034E-016</text:p>
          </table:table-cell>
          <table:table-cell table:formula="of:=12*EXP(-1*POWER(([.A29]-1915)/25;2))" office:value-type="float" office:value="0.927656885319597">
            <text:p>0.9276568853</text:p>
          </table:table-cell>
          <table:table-cell/>
          <table:table-cell table:formula="of:=2+[.C29]+[.D29]+[.E29]" office:value-type="float" office:value="8.56716713110033">
            <text:p>8.5671671311</text:p>
          </table:table-cell>
        </table:table-row>
        <table:table-row table:style-name="ro1">
          <table:table-cell office:value-type="float" office:value="1876">
            <text:p>1876</text:p>
          </table:table-cell>
          <table:table-cell/>
          <table:table-cell table:formula="of:=137*POWER(1+EXP((1960-[.A30])/27);-1)" office:value-type="float" office:value="5.84322154193917">
            <text:p>5.8432215419</text:p>
          </table:table-cell>
          <table:table-cell table:formula="of:=42*EXP(-1*POWER((1975-[.A30])/16;2))" office:value-type="float" office:value="9.91327587407709E-016">
            <text:p>9.91327587407709E-016</text:p>
          </table:table-cell>
          <table:table-cell table:formula="of:=12*EXP(-1*POWER(([.A30]-1915)/25;2))" office:value-type="float" office:value="1.05264563735751">
            <text:p>1.0526456374</text:p>
          </table:table-cell>
          <table:table-cell/>
          <table:table-cell table:formula="of:=2+[.C30]+[.D30]+[.E30]" office:value-type="float" office:value="8.89586717929668">
            <text:p>8.8958671793</text:p>
          </table:table-cell>
        </table:table-row>
        <table:table-row table:style-name="ro1">
          <table:table-cell office:value-type="float" office:value="1877">
            <text:p>1877</text:p>
          </table:table-cell>
          <table:table-cell/>
          <table:table-cell table:formula="of:=137*POWER(1+EXP((1960-[.A31])/27);-1)" office:value-type="float" office:value="6.05395220275977">
            <text:p>6.0539522028</text:p>
          </table:table-cell>
          <table:table-cell table:formula="of:=42*EXP(-1*POWER((1975-[.A31])/16;2))" office:value-type="float" office:value="2.14003249434973E-015">
            <text:p>2.14003249434973E-015</text:p>
          </table:table-cell>
          <table:table-cell table:formula="of:=12*EXP(-1*POWER(([.A31]-1915)/25;2))" office:value-type="float" office:value="1.19065865998636">
            <text:p>1.19065866</text:p>
          </table:table-cell>
          <table:table-cell/>
          <table:table-cell table:formula="of:=2+[.C31]+[.D31]+[.E31]" office:value-type="float" office:value="9.24461086274613">
            <text:p>9.2446108627</text:p>
          </table:table-cell>
        </table:table-row>
        <table:table-row table:style-name="ro1">
          <table:table-cell office:value-type="float" office:value="1878">
            <text:p>1878</text:p>
          </table:table-cell>
          <table:table-cell/>
          <table:table-cell table:formula="of:=137*POWER(1+EXP((1960-[.A32])/27);-1)" office:value-type="float" office:value="6.27191925672035">
            <text:p>6.2719192567</text:p>
          </table:table-cell>
          <table:table-cell table:formula="of:=42*EXP(-1*POWER((1975-[.A32])/16;2))" office:value-type="float" office:value="4.58385232323373E-015">
            <text:p>4.58385232323373E-015</text:p>
          </table:table-cell>
          <table:table-cell table:formula="of:=12*EXP(-1*POWER(([.A32]-1915)/25;2))" office:value-type="float" office:value="1.34246389044034">
            <text:p>1.3424638904</text:p>
          </table:table-cell>
          <table:table-cell/>
          <table:table-cell table:formula="of:=2+[.C32]+[.D32]+[.E32]" office:value-type="float" office:value="9.6143831471607">
            <text:p>9.6143831472</text:p>
          </table:table-cell>
        </table:table-row>
        <table:table-row table:style-name="ro1">
          <table:table-cell office:value-type="float" office:value="1879">
            <text:p>1879</text:p>
          </table:table-cell>
          <table:table-cell/>
          <table:table-cell table:formula="of:=137*POWER(1+EXP((1960-[.A33])/27);-1)" office:value-type="float" office:value="6.49734462532665">
            <text:p>6.4973446253</text:p>
          </table:table-cell>
          <table:table-cell table:formula="of:=42*EXP(-1*POWER((1975-[.A33])/16;2))" office:value-type="float" office:value="9.74199588702299E-015">
            <text:p>9.74199588702299E-015</text:p>
          </table:table-cell>
          <table:table-cell table:formula="of:=12*EXP(-1*POWER(([.A33]-1915)/25;2))" office:value-type="float" office:value="1.50878795513313">
            <text:p>1.5087879551</text:p>
          </table:table-cell>
          <table:table-cell/>
          <table:table-cell table:formula="of:=2+[.C33]+[.D33]+[.E33]" office:value-type="float" office:value="10.0061325804598">
            <text:p>10.0061325805</text:p>
          </table:table-cell>
        </table:table-row>
        <table:table-row table:style-name="ro1">
          <table:table-cell office:value-type="float" office:value="1880">
            <text:p>1880</text:p>
          </table:table-cell>
          <table:table-cell/>
          <table:table-cell table:formula="of:=137*POWER(1+EXP((1960-[.A34])/27);-1)" office:value-type="float" office:value="6.7304550953356">
            <text:p>6.7304550953</text:p>
          </table:table-cell>
          <table:table-cell table:formula="of:=42*EXP(-1*POWER((1975-[.A34])/16;2))" office:value-type="float" office:value="0.0000000000000205434008570804">
            <text:p>2.05434008570804E-014</text:p>
          </table:table-cell>
          <table:table-cell table:formula="of:=12*EXP(-1*POWER(([.A34]-1915)/25;2))" office:value-type="float" office:value="1.69030105105254">
            <text:p>1.6903010511</text:p>
          </table:table-cell>
          <table:table-cell/>
          <table:table-cell table:formula="of:=2+[.C34]+[.D34]+[.E34]" office:value-type="float" office:value="10.4207561463882">
            <text:p>10.4207561464</text:p>
          </table:table-cell>
        </table:table-row>
        <table:table-row table:style-name="ro1">
          <table:table-cell office:value-type="float" office:value="1881">
            <text:p>1881</text:p>
          </table:table-cell>
          <table:table-cell/>
          <table:table-cell table:formula="of:=137*POWER(1+EXP((1960-[.A35])/27);-1)" office:value-type="float" office:value="6.9714822778606">
            <text:p>6.9714822779</text:p>
          </table:table-cell>
          <table:table-cell table:formula="of:=42*EXP(-1*POWER((1975-[.A35])/16;2))" office:value-type="float" office:value="0.0000000000000429837016820829">
            <text:p>4.29837016820829E-014</text:p>
          </table:table-cell>
          <table:table-cell table:formula="of:=12*EXP(-1*POWER(([.A35]-1915)/25;2))" office:value-type="float" office:value="1.88760088512964">
            <text:p>1.8876008851</text:p>
          </table:table-cell>
          <table:table-cell/>
          <table:table-cell table:formula="of:=2+[.C35]+[.D35]+[.E35]" office:value-type="float" office:value="10.8590831629903">
            <text:p>10.859083163</text:p>
          </table:table-cell>
        </table:table-row>
        <table:table-row table:style-name="ro1">
          <table:table-cell office:value-type="float" office:value="1882">
            <text:p>1882</text:p>
          </table:table-cell>
          <table:table-cell/>
          <table:table-cell table:formula="of:=137*POWER(1+EXP((1960-[.A36])/27);-1)" office:value-type="float" office:value="7.22066255335596">
            <text:p>7.2206625534</text:p>
          </table:table-cell>
          <table:table-cell table:formula="of:=42*EXP(-1*POWER((1975-[.A36])/16;2))" office:value-type="float" office:value="0.0000000000000892364655975093">
            <text:p>8.92364655975093E-014</text:p>
          </table:table-cell>
          <table:table-cell table:formula="of:=12*EXP(-1*POWER(([.A36]-1915)/25;2))" office:value-type="float" office:value="2.10119588100136">
            <text:p>2.101195881</text:p>
          </table:table-cell>
          <table:table-cell/>
          <table:table-cell table:formula="of:=2+[.C36]+[.D36]+[.E36]" office:value-type="float" office:value="11.3218584343574">
            <text:p>11.3218584344</text:p>
          </table:table-cell>
        </table:table-row>
        <table:table-row table:style-name="ro1">
          <table:table-cell office:value-type="float" office:value="1883">
            <text:p>1883</text:p>
          </table:table-cell>
          <table:table-cell/>
          <table:table-cell table:formula="of:=137*POWER(1+EXP((1960-[.A37])/27);-1)" office:value-type="float" office:value="7.47823700143911">
            <text:p>7.4782370014</text:p>
          </table:table-cell>
          <table:table-cell table:formula="of:=42*EXP(-1*POWER((1975-[.A37])/16;2))" office:value-type="float" office:value="0.000000000000183817977120576">
            <text:p>1.83817977120576E-013</text:p>
          </table:table-cell>
          <table:table-cell table:formula="of:=12*EXP(-1*POWER(([.A37]-1915)/25;2))" office:value-type="float" office:value="2.33148790542586">
            <text:p>2.3314879054</text:p>
          </table:table-cell>
          <table:table-cell/>
          <table:table-cell table:formula="of:=2+[.C37]+[.D37]+[.E37]" office:value-type="float" office:value="11.8097249068651">
            <text:p>11.8097249069</text:p>
          </table:table-cell>
        </table:table-row>
        <table:table-row table:style-name="ro1">
          <table:table-cell office:value-type="float" office:value="1884">
            <text:p>1884</text:p>
          </table:table-cell>
          <table:table-cell/>
          <table:table-cell table:formula="of:=137*POWER(1+EXP((1960-[.A38])/27);-1)" office:value-type="float" office:value="7.74445131447208">
            <text:p>7.7444513145</text:p>
          </table:table-cell>
          <table:table-cell table:formula="of:=42*EXP(-1*POWER((1975-[.A38])/16;2))" office:value-type="float" office:value="0.000000000000375699553147995">
            <text:p>3.75699553147995E-013</text:p>
          </table:table-cell>
          <table:table-cell table:formula="of:=12*EXP(-1*POWER(([.A38]-1915)/25;2))" office:value-type="float" office:value="2.57875480778646">
            <text:p>2.5787548078</text:p>
          </table:table-cell>
          <table:table-cell/>
          <table:table-cell table:formula="of:=2+[.C38]+[.D38]+[.E38]" office:value-type="float" office:value="12.3232061222589">
            <text:p>12.3232061223</text:p>
          </table:table-cell>
        </table:table-row>
        <table:table-row table:style-name="ro1">
          <table:table-cell office:value-type="float" office:value="1885">
            <text:p>1885</text:p>
          </table:table-cell>
          <table:table-cell/>
          <table:table-cell table:formula="of:=137*POWER(1+EXP((1960-[.A39])/27);-1)" office:value-type="float" office:value="8.0195556937884">
            <text:p>8.0195556938</text:p>
          </table:table-cell>
          <table:table-cell table:formula="of:=42*EXP(-1*POWER((1975-[.A39])/16;2))" office:value-type="float" office:value="0.000000000000761904342625303">
            <text:p>7.61904342625303E-013</text:p>
          </table:table-cell>
          <table:table-cell table:formula="of:=12*EXP(-1*POWER(([.A39]-1915)/25;2))" office:value-type="float" office:value="2.84313310418546">
            <text:p>2.8431331042</text:p>
          </table:table-cell>
          <table:table-cell/>
          <table:table-cell table:formula="of:=2+[.C39]+[.D39]+[.E39]" office:value-type="float" office:value="12.8626887979746">
            <text:p>12.862688798</text:p>
          </table:table-cell>
        </table:table-row>
        <table:table-row table:style-name="ro1">
          <table:table-cell office:value-type="float" office:value="1886">
            <text:p>1886</text:p>
          </table:table-cell>
          <table:table-cell/>
          <table:table-cell table:formula="of:=137*POWER(1+EXP((1960-[.A40])/27);-1)" office:value-type="float" office:value="8.30380472741845">
            <text:p>8.3038047274</text:p>
          </table:table-cell>
          <table:table-cell table:formula="of:=42*EXP(-1*POWER((1975-[.A40])/16;2))" office:value-type="float" office:value="0.00000000000153308873923427">
            <text:p>1.53308873923427E-012</text:p>
          </table:table-cell>
          <table:table-cell table:formula="of:=12*EXP(-1*POWER(([.A40]-1915)/25;2))" office:value-type="float" office:value="3.12460117107635">
            <text:p>3.1246011711</text:p>
          </table:table-cell>
          <table:table-cell/>
          <table:table-cell table:formula="of:=2+[.C40]+[.D40]+[.E40]" office:value-type="float" office:value="13.4284058984963">
            <text:p>13.4284058985</text:p>
          </table:table-cell>
        </table:table-row>
        <table:table-row table:style-name="ro1">
          <table:table-cell office:value-type="float" office:value="1887">
            <text:p>1887</text:p>
          </table:table-cell>
          <table:table-cell/>
          <table:table-cell table:formula="of:=137*POWER(1+EXP((1960-[.A41])/27);-1)" office:value-type="float" office:value="8.59745724813662">
            <text:p>8.5974572481</text:p>
          </table:table-cell>
          <table:table-cell table:formula="of:=42*EXP(-1*POWER((1975-[.A41])/16;2))" office:value-type="float" office:value="0.00000000000306084412024427">
            <text:p>3.06084412024427E-012</text:p>
          </table:table-cell>
          <table:table-cell table:formula="of:=12*EXP(-1*POWER(([.A41]-1915)/25;2))" office:value-type="float" office:value="3.42296334068766">
            <text:p>3.4229633407</text:p>
          </table:table-cell>
          <table:table-cell/>
          <table:table-cell table:formula="of:=2+[.C41]+[.D41]+[.E41]" office:value-type="float" office:value="14.0204205888273">
            <text:p>14.0204205888</text:p>
          </table:table-cell>
        </table:table-row>
        <table:table-row table:style-name="ro1">
          <table:table-cell office:value-type="float" office:value="1888">
            <text:p>1888</text:p>
          </table:table-cell>
          <table:table-cell/>
          <table:table-cell table:formula="of:=137*POWER(1+EXP((1960-[.A42])/27);-1)" office:value-type="float" office:value="8.90077617062698">
            <text:p>8.9007761706</text:p>
          </table:table-cell>
          <table:table-cell table:formula="of:=42*EXP(-1*POWER((1975-[.A42])/16;2))" office:value-type="float" office:value="0.00000000000606348358671713">
            <text:p>6.06348358671713E-012</text:p>
          </table:table-cell>
          <table:table-cell table:formula="of:=12*EXP(-1*POWER(([.A42]-1915)/25;2))" office:value-type="float" office:value="3.73783531016888">
            <text:p>3.7378353102</text:p>
          </table:table-cell>
          <table:table-cell/>
          <table:table-cell table:formula="of:=2+[.C42]+[.D42]+[.E42]" office:value-type="float" office:value="14.6386114808019">
            <text:p>14.6386114808</text:p>
          </table:table-cell>
        </table:table-row>
        <table:table-row table:style-name="ro1">
          <table:table-cell office:value-type="float" office:value="1889">
            <text:p>1889</text:p>
          </table:table-cell>
          <table:table-cell/>
          <table:table-cell table:formula="of:=137*POWER(1+EXP((1960-[.A43])/27);-1)" office:value-type="float" office:value="9.21402830654193">
            <text:p>9.2140283065</text:p>
          </table:table-cell>
          <table:table-cell table:formula="of:=42*EXP(-1*POWER((1975-[.A43])/16;2))" office:value-type="float" office:value="0.000000000011918189162652">
            <text:p>1.1918189162652E-011</text:p>
          </table:table-cell>
          <table:table-cell table:formula="of:=12*EXP(-1*POWER(([.A43]-1915)/25;2))" office:value-type="float" office:value="4.06863128705331">
            <text:p>4.0686312871</text:p>
          </table:table-cell>
          <table:table-cell/>
          <table:table-cell table:formula="of:=2+[.C43]+[.D43]+[.E43]" office:value-type="float" office:value="15.2826595936072">
            <text:p>15.2826595936</text:p>
          </table:table-cell>
        </table:table-row>
        <table:table-row table:style-name="ro1">
          <table:table-cell office:value-type="float" office:value="1890">
            <text:p>1890</text:p>
          </table:table-cell>
          <table:table-cell/>
          <table:table-cell table:formula="of:=137*POWER(1+EXP((1960-[.A44])/27);-1)" office:value-type="float" office:value="9.53748415621078">
            <text:p>9.5374841562</text:p>
          </table:table-cell>
          <table:table-cell table:formula="of:=42*EXP(-1*POWER((1975-[.A44])/16;2))" office:value-type="float" office:value="0.0000000000232437082896086">
            <text:p>2.32437082896086E-011</text:p>
          </table:table-cell>
          <table:table-cell table:formula="of:=12*EXP(-1*POWER(([.A44]-1915)/25;2))" office:value-type="float" office:value="4.41455329405731">
            <text:p>4.4145532941</text:p>
          </table:table-cell>
          <table:table-cell/>
          <table:table-cell table:formula="of:=2+[.C44]+[.D44]+[.E44]" office:value-type="float" office:value="15.9520374502913">
            <text:p>15.9520374503</text:p>
          </table:table-cell>
        </table:table-row>
        <table:table-row table:style-name="ro1">
          <table:table-cell office:value-type="float" office:value="1891">
            <text:p>1891</text:p>
          </table:table-cell>
          <table:table-cell/>
          <table:table-cell table:formula="of:=137*POWER(1+EXP((1960-[.A45])/27);-1)" office:value-type="float" office:value="9.87141767574327">
            <text:p>9.8714176757</text:p>
          </table:table-cell>
          <table:table-cell table:formula="of:=42*EXP(-1*POWER((1975-[.A45])/16;2))" office:value-type="float" office:value="0.0000000000449787760065339">
            <text:p>4.49787760065339E-011</text:p>
          </table:table-cell>
          <table:table-cell table:formula="of:=12*EXP(-1*POWER(([.A45]-1915)/25;2))" office:value-type="float" office:value="4.77458304541446">
            <text:p>4.7745830454</text:p>
          </table:table-cell>
          <table:table-cell/>
          <table:table-cell table:formula="of:=2+[.C45]+[.D45]+[.E45]" office:value-type="float" office:value="16.6460007212027">
            <text:p>16.6460007212</text:p>
          </table:table-cell>
        </table:table-row>
        <table:table-row table:style-name="ro1">
          <table:table-cell office:value-type="float" office:value="1892">
            <text:p>1892</text:p>
          </table:table-cell>
          <table:table-cell/>
          <table:table-cell table:formula="of:=137*POWER(1+EXP((1960-[.A46])/27);-1)" office:value-type="float" office:value="10.2161060182675">
            <text:p>10.2161060183</text:p>
          </table:table-cell>
          <table:table-cell table:formula="of:=42*EXP(-1*POWER((1975-[.A46])/16;2))" office:value-type="float" office:value="0.0000000000863608531171139">
            <text:p>8.63608531171139E-011</text:p>
          </table:table-cell>
          <table:table-cell table:formula="of:=12*EXP(-1*POWER(([.A46]-1915)/25;2))" office:value-type="float" office:value="5.14747678414888">
            <text:p>5.1474767841</text:p>
          </table:table-cell>
          <table:table-cell/>
          <table:table-cell table:formula="of:=2+[.C46]+[.D46]+[.E46]" office:value-type="float" office:value="17.3635828025028">
            <text:p>17.3635828025</text:p>
          </table:table-cell>
        </table:table-row>
        <table:table-row table:style-name="ro1">
          <table:table-cell office:value-type="float" office:value="1893">
            <text:p>1893</text:p>
          </table:table-cell>
          <table:table-cell/>
          <table:table-cell table:formula="of:=137*POWER(1+EXP((1960-[.A47])/27);-1)" office:value-type="float" office:value="10.5718292480435">
            <text:p>10.571829248</text:p>
          </table:table-cell>
          <table:table-cell table:formula="of:=42*EXP(-1*POWER((1975-[.A47])/16;2))" office:value-type="float" office:value="0.00000000016452552645941">
            <text:p>1.6452552645941E-010</text:p>
          </table:table-cell>
          <table:table-cell table:formula="of:=12*EXP(-1*POWER(([.A47]-1915)/25;2))" office:value-type="float" office:value="5.53176343453">
            <text:p>5.5317634345</text:p>
          </table:table-cell>
          <table:table-cell/>
          <table:table-cell table:formula="of:=2+[.C47]+[.D47]+[.E47]" office:value-type="float" office:value="18.103592682738">
            <text:p>18.1035926827</text:p>
          </table:table-cell>
        </table:table-row>
        <table:table-row table:style-name="ro1">
          <table:table-cell office:value-type="float" office:value="1894">
            <text:p>1894</text:p>
          </table:table-cell>
          <table:table-cell/>
          <table:table-cell table:formula="of:=137*POWER(1+EXP((1960-[.A48])/27);-1)" office:value-type="float" office:value="10.9388700262022">
            <text:p>10.9388700262</text:p>
          </table:table-cell>
          <table:table-cell table:formula="of:=42*EXP(-1*POWER((1975-[.A48])/16;2))" office:value-type="float" office:value="0.000000000310997378913209">
            <text:p>3.10997378913209E-010</text:p>
          </table:table-cell>
          <table:table-cell table:formula="of:=12*EXP(-1*POWER(([.A48]-1915)/25;2))" office:value-type="float" office:value="5.92574637640015">
            <text:p>5.9257463764</text:p>
          </table:table-cell>
          <table:table-cell/>
          <table:table-cell table:formula="of:=2+[.C48]+[.D48]+[.E48]" office:value-type="float" office:value="18.8646164029133">
            <text:p>18.8646164029</text:p>
          </table:table-cell>
        </table:table-row>
        <table:table-row table:style-name="ro1">
          <table:table-cell office:value-type="float" office:value="1895">
            <text:p>1895</text:p>
          </table:table-cell>
          <table:table-cell/>
          <table:table-cell table:formula="of:=137*POWER(1+EXP((1960-[.A49])/27);-1)" office:value-type="float" office:value="11.3175132668805">
            <text:p>11.3175132669</text:p>
          </table:table-cell>
          <table:table-cell table:formula="of:=42*EXP(-1*POWER((1975-[.A49])/16;2))" office:value-type="float" office:value="0.000000000583293642328489">
            <text:p>5.83293642328489E-010</text:p>
          </table:table-cell>
          <table:table-cell table:formula="of:=12*EXP(-1*POWER(([.A49]-1915)/25;2))" office:value-type="float" office:value="6.32750908851658">
            <text:p>6.3275090885</text:p>
          </table:table-cell>
          <table:table-cell/>
          <table:table-cell table:formula="of:=2+[.C49]+[.D49]+[.E49]" office:value-type="float" office:value="19.6450223559804">
            <text:p>19.645022356</text:p>
          </table:table-cell>
        </table:table-row>
        <table:table-row table:style-name="ro1">
          <table:table-cell office:value-type="float" office:value="1896">
            <text:p>1896</text:p>
          </table:table-cell>
          <table:table-cell/>
          <table:table-cell table:formula="of:=137*POWER(1+EXP((1960-[.A50])/27);-1)" office:value-type="float" office:value="11.7080457625487">
            <text:p>11.7080457625</text:p>
          </table:table-cell>
          <table:table-cell table:formula="of:=42*EXP(-1*POWER((1975-[.A50])/16;2))" office:value-type="float" office:value="0.00000000108548751127881">
            <text:p>1.08548751127881E-009</text:p>
          </table:table-cell>
          <table:table-cell table:formula="of:=12*EXP(-1*POWER(([.A50]-1915)/25;2))" office:value-type="float" office:value="6.73492483731882">
            <text:p>6.7349248373</text:p>
          </table:table-cell>
          <table:table-cell/>
          <table:table-cell table:formula="of:=2+[.C50]+[.D50]+[.E50]" office:value-type="float" office:value="20.442970600953">
            <text:p>20.442970601</text:p>
          </table:table-cell>
        </table:table-row>
        <table:table-row table:style-name="ro1">
          <table:table-cell office:value-type="float" office:value="1897">
            <text:p>1897</text:p>
          </table:table-cell>
          <table:table-cell/>
          <table:table-cell table:formula="of:=137*POWER(1+EXP((1960-[.A51])/27);-1)" office:value-type="float" office:value="12.110755777367">
            <text:p>12.1107557774</text:p>
          </table:table-cell>
          <table:table-cell table:formula="of:=42*EXP(-1*POWER((1975-[.A51])/16;2))" office:value-type="float" office:value="0.00000000200433123247332">
            <text:p>0.000000002</text:p>
          </table:table-cell>
          <table:table-cell table:formula="of:=12*EXP(-1*POWER(([.A51]-1915)/25;2))" office:value-type="float" office:value="7.14567050687124">
            <text:p>7.1456705069</text:p>
          </table:table-cell>
          <table:table-cell/>
          <table:table-cell table:formula="of:=2+[.C51]+[.D51]+[.E51]" office:value-type="float" office:value="21.2564262862426">
            <text:p>21.2564262862</text:p>
          </table:table-cell>
        </table:table-row>
        <table:table-row table:style-name="ro1">
          <table:table-cell office:value-type="float" office:value="1898">
            <text:p>1898</text:p>
          </table:table-cell>
          <table:table-cell/>
          <table:table-cell table:formula="of:=137*POWER(1+EXP((1960-[.A52])/27);-1)" office:value-type="float" office:value="12.5259326074604">
            <text:p>12.5259326075</text:p>
          </table:table-cell>
          <table:table-cell table:formula="of:=42*EXP(-1*POWER((1975-[.A52])/16;2))" office:value-type="float" office:value="0.00000000367215691698818">
            <text:p>3.67215691698818E-009</text:p>
          </table:table-cell>
          <table:table-cell table:formula="of:=12*EXP(-1*POWER(([.A52]-1915)/25;2))" office:value-type="float" office:value="7.55724457681204">
            <text:p>7.5572445768</text:p>
          </table:table-cell>
          <table:table-cell/>
          <table:table-cell table:formula="of:=2+[.C52]+[.D52]+[.E52]" office:value-type="float" office:value="22.0831771879446">
            <text:p>22.0831771879</text:p>
          </table:table-cell>
        </table:table-row>
        <table:table-row table:style-name="ro1">
          <table:table-cell office:value-type="float" office:value="1899">
            <text:p>1899</text:p>
          </table:table-cell>
          <table:table-cell/>
          <table:table-cell table:formula="of:=137*POWER(1+EXP((1960-[.A53])/27);-1)" office:value-type="float" office:value="12.9538661070627">
            <text:p>12.9538661071</text:p>
          </table:table-cell>
          <table:table-cell table:formula="of:=42*EXP(-1*POWER((1975-[.A53])/16;2))" office:value-type="float" office:value="0.00000000667544223969687">
            <text:p>6.67544223969687E-009</text:p>
          </table:table-cell>
          <table:table-cell table:formula="of:=12*EXP(-1*POWER(([.A53]-1915)/25;2))" office:value-type="float" office:value="7.96698916002568">
            <text:p>7.96698916</text:p>
          </table:table-cell>
          <table:table-cell/>
          <table:table-cell table:formula="of:=2+[.C53]+[.D53]+[.E53]" office:value-type="float" office:value="22.9208552737638">
            <text:p>22.9208552738</text:p>
          </table:table-cell>
        </table:table-row>
        <table:table-row table:style-name="ro1">
          <table:table-cell office:value-type="float" office:value="1900">
            <text:p>1900</text:p>
          </table:table-cell>
          <table:table-cell/>
          <table:table-cell table:formula="of:=137*POWER(1+EXP((1960-[.A54])/27);-1)" office:value-type="float" office:value="13.3948461795595">
            <text:p>13.3948461796</text:p>
          </table:table-cell>
          <table:table-cell table:formula="of:=42*EXP(-1*POWER((1975-[.A54])/16;2))" office:value-type="float" office:value="0.0000000120405389868671">
            <text:p>0.000000012</text:p>
          </table:table-cell>
          <table:table-cell table:formula="of:=12*EXP(-1*POWER(([.A54]-1915)/25;2))" office:value-type="float" office:value="8.37211591285237">
            <text:p>8.3721159129</text:p>
          </table:table-cell>
          <table:table-cell/>
          <table:table-cell table:formula="of:=2+[.C54]+[.D54]+[.E54]" office:value-type="float" office:value="23.7669621044524">
            <text:p>23.7669621045</text:p>
          </table:table-cell>
        </table:table-row>
        <table:table-row table:style-name="ro1">
          <table:table-cell office:value-type="float" office:value="1901">
            <text:p>1901</text:p>
          </table:table-cell>
          <table:table-cell/>
          <table:table-cell table:formula="of:=137*POWER(1+EXP((1960-[.A55])/27);-1)" office:value-type="float" office:value="13.8491622325536">
            <text:p>13.8491622326</text:p>
          </table:table-cell>
          <table:table-cell table:formula="of:=42*EXP(-1*POWER((1975-[.A55])/16;2))" office:value-type="float" office:value="0.0000000215485915095854">
            <text:p>2.15485915095854E-008</text:p>
          </table:table-cell>
          <table:table-cell table:formula="of:=12*EXP(-1*POWER(([.A55]-1915)/25;2))" office:value-type="float" office:value="8.76973553064005">
            <text:p>8.7697355306</text:p>
          </table:table-cell>
          <table:table-cell/>
          <table:table-cell table:formula="of:=2+[.C55]+[.D55]+[.E55]" office:value-type="float" office:value="24.6188977847423">
            <text:p>24.6188977847</text:p>
          </table:table-cell>
        </table:table-row>
        <table:table-row table:style-name="ro1">
          <table:table-cell office:value-type="float" office:value="1902">
            <text:p>1902</text:p>
          </table:table-cell>
          <table:table-cell/>
          <table:table-cell table:formula="of:=137*POWER(1+EXP((1960-[.A56])/27);-1)" office:value-type="float" office:value="14.317102596183">
            <text:p>14.3171025962</text:p>
          </table:table-cell>
          <table:table-cell table:formula="of:=42*EXP(-1*POWER((1975-[.A56])/16;2))" office:value-type="float" office:value="0.0000000382647537642888">
            <text:p>3.82647537642888E-008</text:p>
          </table:table-cell>
          <table:table-cell table:formula="of:=12*EXP(-1*POWER(([.A56]-1915)/25;2))" office:value-type="float" office:value="9.15689044321603">
            <text:p>9.1568904432</text:p>
          </table:table-cell>
          <table:table-cell/>
          <table:table-cell table:formula="of:=2+[.C56]+[.D56]+[.E56]" office:value-type="float" office:value="25.4739930776638">
            <text:p>25.4739930777</text:p>
          </table:table-cell>
        </table:table-row>
        <table:table-row table:style-name="ro1">
          <table:table-cell office:value-type="float" office:value="1903">
            <text:p>1903</text:p>
          </table:table-cell>
          <table:table-cell/>
          <table:table-cell table:formula="of:=137*POWER(1+EXP((1960-[.A57])/27);-1)" office:value-type="float" office:value="14.7989539040484">
            <text:p>14.798953904</text:p>
          </table:table-cell>
          <table:table-cell table:formula="of:=42*EXP(-1*POWER((1975-[.A57])/16;2))" office:value-type="float" office:value="0.0000000674195783177957">
            <text:p>6.74195783177957E-008</text:p>
          </table:table-cell>
          <table:table-cell table:formula="of:=12*EXP(-1*POWER(([.A57]-1915)/25;2))" office:value-type="float" office:value="9.53059023139856">
            <text:p>9.5305902314</text:p>
          </table:table-cell>
          <table:table-cell/>
          <table:table-cell table:formula="of:=2+[.C57]+[.D57]+[.E57]" office:value-type="float" office:value="26.3295442028666">
            <text:p>26.3295442029</text:p>
          </table:table-cell>
        </table:table-row>
        <table:table-row table:style-name="ro1">
          <table:table-cell office:value-type="float" office:value="1904">
            <text:p>1904</text:p>
          </table:table-cell>
          <table:table-cell/>
          <table:table-cell table:formula="of:=137*POWER(1+EXP((1960-[.A58])/27);-1)" office:value-type="float" office:value="15.2950004362508">
            <text:p>15.2950004363</text:p>
          </table:table-cell>
          <table:table-cell table:formula="of:=42*EXP(-1*POWER((1975-[.A58])/16;2))" office:value-type="float" office:value="0.000000117863739264462">
            <text:p>1.17863739264462E-007</text:p>
          </table:table-cell>
          <table:table-cell table:formula="of:=12*EXP(-1*POWER(([.A58]-1915)/25;2))" office:value-type="float" office:value="9.88784919998044">
            <text:p>9.8878492</text:p>
          </table:table-cell>
          <table:table-cell/>
          <table:table-cell table:formula="of:=2+[.C58]+[.D58]+[.E58]" office:value-type="float" office:value="27.1828497540949">
            <text:p>27.1828497541</text:p>
          </table:table-cell>
        </table:table-row>
        <table:table-row table:style-name="ro1">
          <table:table-cell office:value-type="float" office:value="1905">
            <text:p>1905</text:p>
          </table:table-cell>
          <table:table-cell/>
          <table:table-cell table:formula="of:=137*POWER(1+EXP((1960-[.A59])/27);-1)" office:value-type="float" office:value="15.8055234241987">
            <text:p>15.8055234242</text:p>
          </table:table-cell>
          <table:table-cell table:formula="of:=42*EXP(-1*POWER((1975-[.A59])/16;2))" office:value-type="float" office:value="0.000000204447343888544">
            <text:p>2.04447343888544E-007</text:p>
          </table:table-cell>
          <table:table-cell table:formula="of:=12*EXP(-1*POWER(([.A59]-1915)/25;2))" office:value-type="float" office:value="10.2257254675945">
            <text:p>10.2257254676</text:p>
          </table:table-cell>
          <table:table-cell/>
          <table:table-cell table:formula="of:=2+[.C59]+[.D59]+[.E59]" office:value-type="float" office:value="28.0312490962406">
            <text:p>28.0312490962</text:p>
          </table:table-cell>
        </table:table-row>
        <table:table-row table:style-name="ro1">
          <table:table-cell office:value-type="float" office:value="1906">
            <text:p>1906</text:p>
          </table:table-cell>
          <table:table-cell/>
          <table:table-cell table:formula="of:=137*POWER(1+EXP((1960-[.A60])/27);-1)" office:value-type="float" office:value="16.3308003170301">
            <text:p>16.330800317</text:p>
          </table:table-cell>
          <table:table-cell table:formula="of:=42*EXP(-1*POWER((1975-[.A60])/16;2))" office:value-type="float" office:value="0.000000351876128231227">
            <text:p>3.51876128231227E-007</text:p>
          </table:table-cell>
          <table:table-cell table:formula="of:=12*EXP(-1*POWER(([.A60]-1915)/25;2))" office:value-type="float" office:value="10.5413608721992">
            <text:p>10.5413608722</text:p>
          </table:table-cell>
          <table:table-cell/>
          <table:table-cell table:formula="of:=2+[.C60]+[.D60]+[.E60]" office:value-type="float" office:value="28.8721615411054">
            <text:p>28.8721615411</text:p>
          </table:table-cell>
        </table:table-row>
        <table:table-row table:style-name="ro1">
          <table:table-cell office:value-type="float" office:value="1907">
            <text:p>1907</text:p>
          </table:table-cell>
          <table:table-cell/>
          <table:table-cell table:formula="of:=137*POWER(1+EXP((1960-[.A61])/27);-1)" office:value-type="float" office:value="16.8711040096894">
            <text:p>16.8711040097</text:p>
          </table:table-cell>
          <table:table-cell table:formula="of:=42*EXP(-1*POWER((1975-[.A61])/16;2))" office:value-type="float" office:value="0.000000600904160579843">
            <text:p>6.00904160579843E-007</text:p>
          </table:table-cell>
          <table:table-cell table:formula="of:=12*EXP(-1*POWER(([.A61]-1915)/25;2))" office:value-type="float" office:value="10.8320209449713">
            <text:p>10.832020945</text:p>
          </table:table-cell>
          <table:table-cell/>
          <table:table-cell table:formula="of:=2+[.C61]+[.D61]+[.E61]" office:value-type="float" office:value="29.7031255555648">
            <text:p>29.7031255556</text:p>
          </table:table-cell>
        </table:table-row>
        <table:table-row table:style-name="ro1">
          <table:table-cell office:value-type="float" office:value="1908">
            <text:p>1908</text:p>
          </table:table-cell>
          <table:table-cell/>
          <table:table-cell table:formula="of:=137*POWER(1+EXP((1960-[.A62])/27);-1)" office:value-type="float" office:value="17.4267020329262">
            <text:p>17.4267020329</text:p>
          </table:table-cell>
          <table:table-cell table:formula="of:=42*EXP(-1*POWER((1975-[.A62])/16;2))" office:value-type="float" office:value="0.00000101818733750074">
            <text:p>1.01818733750074E-006</text:p>
          </table:table-cell>
          <table:table-cell table:formula="of:=12*EXP(-1*POWER(([.A62]-1915)/25;2))" office:value-type="float" office:value="11.0951341771225">
            <text:p>11.0951341771</text:p>
          </table:table-cell>
          <table:table-cell/>
          <table:table-cell table:formula="of:=2+[.C62]+[.D62]+[.E62]" office:value-type="float" office:value="30.521837228236">
            <text:p>30.5218372282</text:p>
          </table:table-cell>
        </table:table-row>
        <table:table-row table:style-name="ro1">
          <table:table-cell office:value-type="float" office:value="1909">
            <text:p>1909</text:p>
          </table:table-cell>
          <table:table-cell/>
          <table:table-cell table:formula="of:=137*POWER(1+EXP((1960-[.A63])/27);-1)" office:value-type="float" office:value="17.9978557057205">
            <text:p>17.9978557057</text:p>
          </table:table-cell>
          <table:table-cell table:formula="of:=42*EXP(-1*POWER((1975-[.A63])/16;2))" office:value-type="float" office:value="0.00000171181665209868">
            <text:p>1.71181665209868E-006</text:p>
          </table:table-cell>
          <table:table-cell table:formula="of:=12*EXP(-1*POWER(([.A63]-1915)/25;2))" office:value-type="float" office:value="11.328329795014">
            <text:p>11.328329795</text:p>
          </table:table-cell>
          <table:table-cell/>
          <table:table-cell table:formula="of:=2+[.C63]+[.D63]+[.E63]" office:value-type="float" office:value="31.3261872125512">
            <text:p>31.3261872126</text:p>
          </table:table-cell>
        </table:table-row>
        <table:table-row table:style-name="ro1">
          <table:table-cell office:value-type="float" office:value="1910">
            <text:p>1910</text:p>
          </table:table-cell>
          <table:table-cell/>
          <table:table-cell table:formula="of:=137*POWER(1+EXP((1960-[.A64])/27);-1)" office:value-type="float" office:value="18.5848192509037">
            <text:p>18.5848192509</text:p>
          </table:table-cell>
          <table:table-cell table:formula="of:=42*EXP(-1*POWER((1975-[.A64])/16;2))" office:value-type="float" office:value="0.00000285557700566335">
            <text:p>2.85557700566335E-006</text:p>
          </table:table-cell>
          <table:table-cell table:formula="of:=12*EXP(-1*POWER(([.A64]-1915)/25;2))" office:value-type="float" office:value="11.5294732698279">
            <text:p>11.5294732698</text:p>
          </table:table-cell>
          <table:table-cell/>
          <table:table-cell table:formula="of:=2+[.C64]+[.D64]+[.E64]" office:value-type="float" office:value="32.1142953763086">
            <text:p>32.1142953763</text:p>
          </table:table-cell>
        </table:table-row>
        <table:table-row table:style-name="ro1">
          <table:table-cell office:value-type="float" office:value="1911">
            <text:p>1911</text:p>
          </table:table-cell>
          <table:table-cell/>
          <table:table-cell table:formula="of:=137*POWER(1+EXP((1960-[.A65])/27);-1)" office:value-type="float" office:value="19.1878388750258">
            <text:p>19.187838875</text:p>
          </table:table-cell>
          <table:table-cell table:formula="of:=42*EXP(-1*POWER((1975-[.A65])/16;2))" office:value-type="float" office:value="0.00000472647733820888">
            <text:p>4.72647733820888E-006</text:p>
          </table:table-cell>
          <table:table-cell table:formula="of:=12*EXP(-1*POWER(([.A65]-1915)/25;2))" office:value-type="float" office:value="11.6966988192215">
            <text:p>11.6966988192</text:p>
          </table:table-cell>
          <table:table-cell/>
          <table:table-cell table:formula="of:=2+[.C65]+[.D65]+[.E65]" office:value-type="float" office:value="32.8845424207246">
            <text:p>32.8845424207</text:p>
          </table:table-cell>
        </table:table-row>
        <table:table-row table:style-name="ro1">
          <table:table-cell office:value-type="float" office:value="1912">
            <text:p>1912</text:p>
          </table:table-cell>
          <table:table-cell/>
          <table:table-cell table:formula="of:=137*POWER(1+EXP((1960-[.A66])/27);-1)" office:value-type="float" office:value="19.8071518138252">
            <text:p>19.8071518138</text:p>
          </table:table-cell>
          <table:table-cell table:formula="of:=42*EXP(-1*POWER((1975-[.A66])/16;2))" office:value-type="float" office:value="0.00000776226308426017">
            <text:p>7.76226308426017E-006</text:p>
          </table:table-cell>
          <table:table-cell table:formula="of:=12*EXP(-1*POWER(([.A66]-1915)/25;2))" office:value-type="float" office:value="11.8284382094693">
            <text:p>11.8284382095</text:p>
          </table:table-cell>
          <table:table-cell/>
          <table:table-cell table:formula="of:=2+[.C66]+[.D66]+[.E66]" office:value-type="float" office:value="33.6355977855576">
            <text:p>33.6355977856</text:p>
          </table:table-cell>
        </table:table-row>
        <table:table-row table:style-name="ro1">
          <table:table-cell office:value-type="float" office:value="1913">
            <text:p>1913</text:p>
          </table:table-cell>
          <table:table-cell/>
          <table:table-cell table:formula="of:=137*POWER(1+EXP((1960-[.A67])/27);-1)" office:value-type="float" office:value="20.4429853449775">
            <text:p>20.442985345</text:p>
          </table:table-cell>
          <table:table-cell table:formula="of:=42*EXP(-1*POWER((1975-[.A67])/16;2))" office:value-type="float" office:value="0.0000126487092734408">
            <text:p>1.26487092734408E-005</text:p>
          </table:table-cell>
          <table:table-cell table:formula="of:=12*EXP(-1*POWER(([.A67]-1915)/25;2))" office:value-type="float" office:value="11.9234452365498">
            <text:p>11.9234452365</text:p>
          </table:table-cell>
          <table:table-cell/>
          <table:table-cell table:formula="of:=2+[.C67]+[.D67]+[.E67]" office:value-type="float" office:value="34.3664432302365">
            <text:p>34.3664432302</text:p>
          </table:table-cell>
        </table:table-row>
        <table:table-row table:style-name="ro1">
          <table:table-cell office:value-type="float" office:value="1914">
            <text:p>1914</text:p>
          </table:table-cell>
          <table:table-cell/>
          <table:table-cell table:formula="of:=137*POWER(1+EXP((1960-[.A68])/27);-1)" office:value-type="float" office:value="21.0955557701423">
            <text:p>21.0955557701</text:p>
          </table:table-cell>
          <table:table-cell table:formula="of:=42*EXP(-1*POWER((1975-[.A68])/16;2))" office:value-type="float" office:value="0.0000204508393620933">
            <text:p>2.04508393620933E-005</text:p>
          </table:table-cell>
          <table:table-cell table:formula="of:=12*EXP(-1*POWER(([.A68]-1915)/25;2))" office:value-type="float" office:value="11.9808153518113">
            <text:p>11.9808153518</text:p>
          </table:table-cell>
          <table:table-cell/>
          <table:table-cell table:formula="of:=2+[.C68]+[.D68]+[.E68]" office:value-type="float" office:value="35.0763915727929">
            <text:p>35.0763915728</text:p>
          </table:table-cell>
        </table:table-row>
        <table:table-row table:style-name="ro1">
          <table:table-cell office:value-type="float" office:value="1915">
            <text:p>1915</text:p>
          </table:table-cell>
          <table:table-cell/>
          <table:table-cell table:formula="of:=137*POWER(1+EXP((1960-[.A69])/27);-1)" office:value-type="float" office:value="21.7650673686854">
            <text:p>21.7650673687</text:p>
          </table:table-cell>
          <table:table-cell table:formula="of:=42*EXP(-1*POWER((1975-[.A69])/16;2))" office:value-type="float" office:value="0.0000328082555148789">
            <text:p>3.28082555148789E-005</text:p>
          </table:table-cell>
          <table:table-cell table:formula="of:=12*EXP(-1*POWER(([.A69]-1915)/25;2))" office:value-type="float" office:value="12">
            <text:p>12</text:p>
          </table:table-cell>
          <table:table-cell/>
          <table:table-cell table:formula="of:=2+[.C69]+[.D69]+[.E69]" office:value-type="float" office:value="35.7651001769409">
            <text:p>35.7651001769</text:p>
          </table:table-cell>
        </table:table-row>
        <table:table-row table:style-name="ro1">
          <table:table-cell office:value-type="float" office:value="1916">
            <text:p>1916</text:p>
          </table:table-cell>
          <table:table-cell/>
          <table:table-cell table:formula="of:=137*POWER(1+EXP((1960-[.A70])/27);-1)" office:value-type="float" office:value="22.4517113258282">
            <text:p>22.4517113258</text:p>
          </table:table-cell>
          <table:table-cell table:formula="of:=42*EXP(-1*POWER((1975-[.A70])/16;2))" office:value-type="float" office:value="0.0000522230478035798">
            <text:p>0.000052223</text:p>
          </table:table-cell>
          <table:table-cell table:formula="of:=12*EXP(-1*POWER(([.A70]-1915)/25;2))" office:value-type="float" office:value="11.9808153518113">
            <text:p>11.9808153518</text:p>
          </table:table-cell>
          <table:table-cell/>
          <table:table-cell table:formula="of:=2+[.C70]+[.D70]+[.E70]" office:value-type="float" office:value="36.4325789006872">
            <text:p>36.4325789007</text:p>
          </table:table-cell>
        </table:table-row>
        <table:table-row table:style-name="ro1">
          <table:table-cell office:value-type="float" office:value="1917">
            <text:p>1917</text:p>
          </table:table-cell>
          <table:table-cell/>
          <table:table-cell table:formula="of:=137*POWER(1+EXP((1960-[.A71])/27);-1)" office:value-type="float" office:value="23.155664638362">
            <text:p>23.1556646384</text:p>
          </table:table-cell>
          <table:table-cell table:formula="of:=42*EXP(-1*POWER((1975-[.A71])/16;2))" office:value-type="float" office:value="0.0000824799452777497">
            <text:p>8.24799452777497E-005</text:p>
          </table:table-cell>
          <table:table-cell table:formula="of:=12*EXP(-1*POWER(([.A71]-1915)/25;2))" office:value-type="float" office:value="11.9234452365498">
            <text:p>11.9234452365</text:p>
          </table:table-cell>
          <table:table-cell/>
          <table:table-cell table:formula="of:=2+[.C71]+[.D71]+[.E71]" office:value-type="float" office:value="37.0791923548571">
            <text:p>37.0791923549</text:p>
          </table:table-cell>
        </table:table-row>
        <table:table-row table:style-name="ro1">
          <table:table-cell office:value-type="float" office:value="1918">
            <text:p>1918</text:p>
          </table:table-cell>
          <table:table-cell/>
          <table:table-cell table:formula="of:=137*POWER(1+EXP((1960-[.A72])/27);-1)" office:value-type="float" office:value="23.8770890014662">
            <text:p>23.8770890015</text:p>
          </table:table-cell>
          <table:table-cell table:formula="of:=42*EXP(-1*POWER((1975-[.A72])/16;2))" office:value-type="float" office:value="0.000129253284653775">
            <text:p>0.0001292533</text:p>
          </table:table-cell>
          <table:table-cell table:formula="of:=12*EXP(-1*POWER(([.A72]-1915)/25;2))" office:value-type="float" office:value="11.8284382094693">
            <text:p>11.8284382095</text:p>
          </table:table-cell>
          <table:table-cell/>
          <table:table-cell table:formula="of:=2+[.C72]+[.D72]+[.E72]" office:value-type="float" office:value="37.7056564642202">
            <text:p>37.7056564642</text:p>
          </table:table-cell>
        </table:table-row>
        <table:table-row table:style-name="ro1">
          <table:table-cell office:value-type="float" office:value="1919">
            <text:p>1919</text:p>
          </table:table-cell>
          <table:table-cell/>
          <table:table-cell table:formula="of:=137*POWER(1+EXP((1960-[.A73])/27);-1)" office:value-type="float" office:value="24.6161296805723">
            <text:p>24.6161296806</text:p>
          </table:table-cell>
          <table:table-cell table:formula="of:=42*EXP(-1*POWER((1975-[.A73])/16;2))" office:value-type="float" office:value="0.000200974930469418">
            <text:p>0.0002009749</text:p>
          </table:table-cell>
          <table:table-cell table:formula="of:=12*EXP(-1*POWER(([.A73]-1915)/25;2))" office:value-type="float" office:value="11.6966988192215">
            <text:p>11.6966988192</text:p>
          </table:table-cell>
          <table:table-cell/>
          <table:table-cell table:formula="of:=2+[.C73]+[.D73]+[.E73]" office:value-type="float" office:value="38.3130294747243">
            <text:p>38.3130294747</text:p>
          </table:table-cell>
        </table:table-row>
        <table:table-row table:style-name="ro1">
          <table:table-cell office:value-type="float" office:value="1920">
            <text:p>1920</text:p>
          </table:table-cell>
          <table:table-cell/>
          <table:table-cell table:formula="of:=137*POWER(1+EXP((1960-[.A74])/27);-1)" office:value-type="float" office:value="25.3729143726306">
            <text:p>25.3729143726</text:p>
          </table:table-cell>
          <table:table-cell table:formula="of:=42*EXP(-1*POWER((1975-[.A74])/16;2))" office:value-type="float" office:value="0.000310062511220038">
            <text:p>0.0003100625</text:p>
          </table:table-cell>
          <table:table-cell table:formula="of:=12*EXP(-1*POWER(([.A74]-1915)/25;2))" office:value-type="float" office:value="11.5294732698279">
            <text:p>11.5294732698</text:p>
          </table:table-cell>
          <table:table-cell/>
          <table:table-cell table:formula="of:=2+[.C74]+[.D74]+[.E74]" office:value-type="float" office:value="38.9026977049697">
            <text:p>38.902697705</text:p>
          </table:table-cell>
        </table:table-row>
        <table:table-row table:style-name="ro1">
          <table:table-cell office:value-type="float" office:value="1921">
            <text:p>1921</text:p>
          </table:table-cell>
          <table:table-cell/>
          <table:table-cell table:formula="of:=137*POWER(1+EXP((1960-[.A75])/27);-1)" office:value-type="float" office:value="26.1475520615466">
            <text:p>26.1475520615</text:p>
          </table:table-cell>
          <table:table-cell table:formula="of:=42*EXP(-1*POWER((1975-[.A75])/16;2))" office:value-type="float" office:value="0.000474639313812145">
            <text:p>0.0004746393</text:p>
          </table:table-cell>
          <table:table-cell table:formula="of:=12*EXP(-1*POWER(([.A75]-1915)/25;2))" office:value-type="float" office:value="11.328329795014">
            <text:p>11.328329795</text:p>
          </table:table-cell>
          <table:table-cell/>
          <table:table-cell table:formula="of:=2+[.C75]+[.D75]+[.E75]" office:value-type="float" office:value="39.4763564958744">
            <text:p>39.4763564959</text:p>
          </table:table-cell>
        </table:table-row>
        <table:table-row table:style-name="ro1">
          <table:table-cell office:value-type="float" office:value="1922">
            <text:p>1922</text:p>
          </table:table-cell>
          <table:table-cell/>
          <table:table-cell table:formula="of:=137*POWER(1+EXP((1960-[.A76])/27);-1)" office:value-type="float" office:value="26.9401318729622">
            <text:p>26.940131873</text:p>
          </table:table-cell>
          <table:table-cell table:formula="of:=42*EXP(-1*POWER((1975-[.A76])/16;2))" office:value-type="float" office:value="0.000720916937627045">
            <text:p>0.0007209169</text:p>
          </table:table-cell>
          <table:table-cell table:formula="of:=12*EXP(-1*POWER(([.A76]-1915)/25;2))" office:value-type="float" office:value="11.0951341771225">
            <text:p>11.0951341771</text:p>
          </table:table-cell>
          <table:table-cell/>
          <table:table-cell table:formula="of:=2+[.C76]+[.D76]+[.E76]" office:value-type="float" office:value="40.0359869670223">
            <text:p>40.035986967</text:p>
          </table:table-cell>
        </table:table-row>
        <table:table-row table:style-name="ro1">
          <table:table-cell office:value-type="float" office:value="1923">
            <text:p>1923</text:p>
          </table:table-cell>
          <table:table-cell/>
          <table:table-cell table:formula="of:=137*POWER(1+EXP((1960-[.A77])/27);-1)" office:value-type="float" office:value="27.7507219339619">
            <text:p>27.750721934</text:p>
          </table:table-cell>
          <table:table-cell table:formula="of:=42*EXP(-1*POWER((1975-[.A77])/16;2))" office:value-type="float" office:value="0.00108646020935147">
            <text:p>0.0010864602</text:p>
          </table:table-cell>
          <table:table-cell table:formula="of:=12*EXP(-1*POWER(([.A77]-1915)/25;2))" office:value-type="float" office:value="10.8320209449713">
            <text:p>10.832020945</text:p>
          </table:table-cell>
          <table:table-cell/>
          <table:table-cell table:formula="of:=2+[.C77]+[.D77]+[.E77]" office:value-type="float" office:value="40.5838293391426">
            <text:p>40.5838293391</text:p>
          </table:table-cell>
        </table:table-row>
        <table:table-row table:style-name="ro1">
          <table:table-cell office:value-type="float" office:value="1924">
            <text:p>1924</text:p>
          </table:table-cell>
          <table:table-cell/>
          <table:table-cell table:formula="of:=137*POWER(1+EXP((1960-[.A78])/27);-1)" office:value-type="float" office:value="28.5793682436682">
            <text:p>28.5793682437</text:p>
          </table:table-cell>
          <table:table-cell table:formula="of:=42*EXP(-1*POWER((1975-[.A78])/16;2))" office:value-type="float" office:value="0.00162461139763376">
            <text:p>0.0016246114</text:p>
          </table:table-cell>
          <table:table-cell table:formula="of:=12*EXP(-1*POWER(([.A78]-1915)/25;2))" office:value-type="float" office:value="10.5413608721992">
            <text:p>10.5413608722</text:p>
          </table:table-cell>
          <table:table-cell/>
          <table:table-cell table:formula="of:=2+[.C78]+[.D78]+[.E78]" office:value-type="float" office:value="41.122353727265">
            <text:p>41.1223537273</text:p>
          </table:table-cell>
        </table:table-row>
        <table:table-row table:style-name="ro1">
          <table:table-cell office:value-type="float" office:value="1925">
            <text:p>1925</text:p>
          </table:table-cell>
          <table:table-cell/>
          <table:table-cell table:formula="of:=137*POWER(1+EXP((1960-[.A79])/27);-1)" office:value-type="float" office:value="29.426093561062">
            <text:p>29.4260935611</text:p>
          </table:table-cell>
          <table:table-cell table:formula="of:=42*EXP(-1*POWER((1975-[.A79])/16;2))" office:value-type="float" office:value="0.00241041732705769">
            <text:p>0.0024104173</text:p>
          </table:table-cell>
          <table:table-cell table:formula="of:=12*EXP(-1*POWER(([.A79]-1915)/25;2))" office:value-type="float" office:value="10.2257254675945">
            <text:p>10.2257254676</text:p>
          </table:table-cell>
          <table:table-cell/>
          <table:table-cell table:formula="of:=2+[.C79]+[.D79]+[.E79]" office:value-type="float" office:value="41.6542294459836">
            <text:p>41.654229446</text:p>
          </table:table-cell>
        </table:table-row>
        <table:table-row table:style-name="ro1">
          <table:table-cell office:value-type="float" office:value="1926">
            <text:p>1926</text:p>
          </table:table-cell>
          <table:table-cell/>
          <table:table-cell table:formula="of:=137*POWER(1+EXP((1960-[.A80])/27);-1)" office:value-type="float" office:value="30.2908963167131">
            <text:p>30.2908963167</text:p>
          </table:table-cell>
          <table:table-cell table:formula="of:=42*EXP(-1*POWER((1975-[.A80])/16;2))" office:value-type="float" office:value="0.00354847753197195">
            <text:p>0.0035484775</text:p>
          </table:table-cell>
          <table:table-cell table:formula="of:=12*EXP(-1*POWER(([.A80]-1915)/25;2))" office:value-type="float" office:value="9.88784919998044">
            <text:p>9.8878492</text:p>
          </table:table-cell>
          <table:table-cell/>
          <table:table-cell table:formula="of:=2+[.C80]+[.D80]+[.E80]" office:value-type="float" office:value="42.1822939942255">
            <text:p>42.1822939942</text:p>
          </table:table-cell>
        </table:table-row>
        <table:table-row table:style-name="ro1">
          <table:table-cell office:value-type="float" office:value="1927">
            <text:p>1927</text:p>
          </table:table-cell>
          <table:table-cell/>
          <table:table-cell table:formula="of:=137*POWER(1+EXP((1960-[.A81])/27);-1)" office:value-type="float" office:value="31.1737495554158">
            <text:p>31.1737495554</text:p>
          </table:table-cell>
          <table:table-cell table:formula="of:=42*EXP(-1*POWER((1975-[.A81])/16;2))" office:value-type="float" office:value="0.00518321177164054">
            <text:p>0.0051832118</text:p>
          </table:table-cell>
          <table:table-cell table:formula="of:=12*EXP(-1*POWER(([.A81]-1915)/25;2))" office:value-type="float" office:value="9.53059023139856">
            <text:p>9.5305902314</text:p>
          </table:table-cell>
          <table:table-cell/>
          <table:table-cell table:formula="of:=2+[.C81]+[.D81]+[.E81]" office:value-type="float" office:value="42.709522998586">
            <text:p>42.7095229986</text:p>
          </table:table-cell>
        </table:table-row>
        <table:table-row table:style-name="ro1">
          <table:table-cell office:value-type="float" office:value="1928">
            <text:p>1928</text:p>
          </table:table-cell>
          <table:table-cell/>
          <table:table-cell table:formula="of:=137*POWER(1+EXP((1960-[.A82])/27);-1)" office:value-type="float" office:value="32.0745999170121">
            <text:p>32.074599917</text:p>
          </table:table-cell>
          <table:table-cell table:formula="of:=42*EXP(-1*POWER((1975-[.A82])/16;2))" office:value-type="float" office:value="0.00751212699413433">
            <text:p>0.007512127</text:p>
          </table:table-cell>
          <table:table-cell table:formula="of:=12*EXP(-1*POWER(([.A82]-1915)/25;2))" office:value-type="float" office:value="9.15689044321603">
            <text:p>9.1568904432</text:p>
          </table:table-cell>
          <table:table-cell/>
          <table:table-cell table:formula="of:=2+[.C82]+[.D82]+[.E82]" office:value-type="float" office:value="43.2390024872222">
            <text:p>43.2390024872</text:p>
          </table:table-cell>
        </table:table-row>
        <table:table-row table:style-name="ro1">
          <table:table-cell office:value-type="float" office:value="1929">
            <text:p>1929</text:p>
          </table:table-cell>
          <table:table-cell/>
          <table:table-cell table:formula="of:=137*POWER(1+EXP((1960-[.A83])/27);-1)" office:value-type="float" office:value="32.9933666629167">
            <text:p>32.9933666629</text:p>
          </table:table-cell>
          <table:table-cell table:formula="of:=42*EXP(-1*POWER((1975-[.A83])/16;2))" office:value-type="float" office:value="0.0108027409896279">
            <text:p>0.010802741</text:p>
          </table:table-cell>
          <table:table-cell table:formula="of:=12*EXP(-1*POWER(([.A83]-1915)/25;2))" office:value-type="float" office:value="8.76973553064005">
            <text:p>8.7697355306</text:p>
          </table:table-cell>
          <table:table-cell/>
          <table:table-cell table:formula="of:=2+[.C83]+[.D83]+[.E83]" office:value-type="float" office:value="43.7739049345464">
            <text:p>43.7739049345</text:p>
          </table:table-cell>
        </table:table-row>
        <table:table-row table:style-name="ro1">
          <table:table-cell office:value-type="float" office:value="1930">
            <text:p>1930</text:p>
          </table:table-cell>
          <table:table-cell/>
          <table:table-cell table:formula="of:=137*POWER(1+EXP((1960-[.A84])/27);-1)" office:value-type="float" office:value="33.9299407560528">
            <text:p>33.9299407561</text:p>
          </table:table-cell>
          <table:table-cell table:formula="of:=42*EXP(-1*POWER((1975-[.A84])/16;2))" office:value-type="float" office:value="0.0154138837774863">
            <text:p>0.0154138838</text:p>
          </table:table-cell>
          <table:table-cell table:formula="of:=12*EXP(-1*POWER(([.A84]-1915)/25;2))" office:value-type="float" office:value="8.37211591285237">
            <text:p>8.3721159129</text:p>
          </table:table-cell>
          <table:table-cell/>
          <table:table-cell table:formula="of:=2+[.C84]+[.D84]+[.E84]" office:value-type="float" office:value="44.3174705526827">
            <text:p>44.3174705527</text:p>
          </table:table-cell>
        </table:table-row>
        <table:table-row table:style-name="ro1">
          <table:table-cell office:value-type="float" office:value="1931">
            <text:p>1931</text:p>
          </table:table-cell>
          <table:table-cell/>
          <table:table-cell table:formula="of:=137*POWER(1+EXP((1960-[.A85])/27);-1)" office:value-type="float" office:value="34.8841840020378">
            <text:p>34.884184002</text:p>
          </table:table-cell>
          <table:table-cell table:formula="of:=42*EXP(-1*POWER((1975-[.A85])/16;2))" office:value-type="float" office:value="0.0218221366505032">
            <text:p>0.0218221367</text:p>
          </table:table-cell>
          <table:table-cell table:formula="of:=12*EXP(-1*POWER(([.A85]-1915)/25;2))" office:value-type="float" office:value="7.96698916002568">
            <text:p>7.96698916</text:p>
          </table:table-cell>
          <table:table-cell/>
          <table:table-cell table:formula="of:=2+[.C85]+[.D85]+[.E85]" office:value-type="float" office:value="44.872995298714">
            <text:p>44.8729952987</text:p>
          </table:table-cell>
        </table:table-row>
        <table:table-row table:style-name="ro1">
          <table:table-cell office:value-type="float" office:value="1932">
            <text:p>1932</text:p>
          </table:table-cell>
          <table:table-cell/>
          <table:table-cell table:formula="of:=137*POWER(1+EXP((1960-[.A86])/27);-1)" office:value-type="float" office:value="35.8559282595344">
            <text:p>35.8559282595</text:p>
          </table:table-cell>
          <table:table-cell table:formula="of:=42*EXP(-1*POWER((1975-[.A86])/16;2))" office:value-type="float" office:value="0.0306541682200737">
            <text:p>0.0306541682</text:p>
          </table:table-cell>
          <table:table-cell table:formula="of:=12*EXP(-1*POWER(([.A86]-1915)/25;2))" office:value-type="float" office:value="7.55724457681204">
            <text:p>7.5572445768</text:p>
          </table:table-cell>
          <table:table-cell/>
          <table:table-cell table:formula="of:=2+[.C86]+[.D86]+[.E86]" office:value-type="float" office:value="45.4438270045665">
            <text:p>45.4438270046</text:p>
          </table:table-cell>
        </table:table-row>
        <table:table-row table:style-name="ro1">
          <table:table-cell office:value-type="float" office:value="1933">
            <text:p>1933</text:p>
          </table:table-cell>
          <table:table-cell/>
          <table:table-cell table:formula="of:=137*POWER(1+EXP((1960-[.A87])/27);-1)" office:value-type="float" office:value="36.8449747276893">
            <text:p>36.8449747277</text:p>
          </table:table-cell>
          <table:table-cell table:formula="of:=42*EXP(-1*POWER((1975-[.A87])/16;2))" office:value-type="float" office:value="0.0427256694318174">
            <text:p>0.0427256694</text:p>
          </table:table-cell>
          <table:table-cell table:formula="of:=12*EXP(-1*POWER(([.A87]-1915)/25;2))" office:value-type="float" office:value="7.14567050687124">
            <text:p>7.1456705069</text:p>
          </table:table-cell>
          <table:table-cell/>
          <table:table-cell table:formula="of:=2+[.C87]+[.D87]+[.E87]" office:value-type="float" office:value="46.0333709039924">
            <text:p>46.033370904</text:p>
          </table:table-cell>
        </table:table-row>
        <table:table-row table:style-name="ro1">
          <table:table-cell office:value-type="float" office:value="1934">
            <text:p>1934</text:p>
          </table:table-cell>
          <table:table-cell/>
          <table:table-cell table:formula="of:=137*POWER(1+EXP((1960-[.A88])/27);-1)" office:value-type="float" office:value="37.8510933185157">
            <text:p>37.8510933185</text:p>
          </table:table-cell>
          <table:table-cell table:formula="of:=42*EXP(-1*POWER((1975-[.A88])/16;2))" office:value-type="float" office:value="0.0590874557521147">
            <text:p>0.0590874558</text:p>
          </table:table-cell>
          <table:table-cell table:formula="of:=12*EXP(-1*POWER(([.A88]-1915)/25;2))" office:value-type="float" office:value="6.73492483731882">
            <text:p>6.7349248373</text:p>
          </table:table-cell>
          <table:table-cell/>
          <table:table-cell table:formula="of:=2+[.C88]+[.D88]+[.E88]" office:value-type="float" office:value="46.6451056115866">
            <text:p>46.6451056116</text:p>
          </table:table-cell>
        </table:table-row>
        <table:table-row table:style-name="ro1">
          <table:table-cell office:value-type="float" office:value="1935">
            <text:p>1935</text:p>
          </table:table-cell>
          <table:table-cell/>
          <table:table-cell table:formula="of:=137*POWER(1+EXP((1960-[.A89])/27);-1)" office:value-type="float" office:value="38.8740221219344">
            <text:p>38.8740221219</text:p>
          </table:table-cell>
          <table:table-cell table:formula="of:=42*EXP(-1*POWER((1975-[.A89])/16;2))" office:value-type="float" office:value="0.0810790737215638">
            <text:p>0.0810790737</text:p>
          </table:table-cell>
          <table:table-cell table:formula="of:=12*EXP(-1*POWER(([.A89]-1915)/25;2))" office:value-type="float" office:value="6.32750908851658">
            <text:p>6.3275090885</text:p>
          </table:table-cell>
          <table:table-cell/>
          <table:table-cell table:formula="of:=2+[.C89]+[.D89]+[.E89]" office:value-type="float" office:value="47.2826102841726">
            <text:p>47.2826102842</text:p>
          </table:table-cell>
        </table:table-row>
        <table:table-row table:style-name="ro1">
          <table:table-cell office:value-type="float" office:value="1936">
            <text:p>1936</text:p>
          </table:table-cell>
          <table:table-cell/>
          <table:table-cell table:formula="of:=137*POWER(1+EXP((1960-[.A90])/27);-1)" office:value-type="float" office:value="39.9134669709673">
            <text:p>39.913466971</text:p>
          </table:table-cell>
          <table:table-cell table:formula="of:=42*EXP(-1*POWER((1975-[.A90])/16;2))" office:value-type="float" office:value="0.110389900343844">
            <text:p>0.1103899003</text:p>
          </table:table-cell>
          <table:table-cell table:formula="of:=12*EXP(-1*POWER(([.A90]-1915)/25;2))" office:value-type="float" office:value="5.92574637640015">
            <text:p>5.9257463764</text:p>
          </table:table-cell>
          <table:table-cell/>
          <table:table-cell table:formula="of:=2+[.C90]+[.D90]+[.E90]" office:value-type="float" office:value="47.9496032477113">
            <text:p>47.9496032477</text:p>
          </table:table-cell>
        </table:table-row>
        <table:table-row table:style-name="ro1">
          <table:table-cell office:value-type="float" office:value="1937">
            <text:p>1937</text:p>
          </table:table-cell>
          <table:table-cell/>
          <table:table-cell table:formula="of:=137*POWER(1+EXP((1960-[.A91])/27);-1)" office:value-type="float" office:value="40.9691011142679">
            <text:p>40.9691011143</text:p>
          </table:table-cell>
          <table:table-cell table:formula="of:=42*EXP(-1*POWER((1975-[.A91])/16;2))" office:value-type="float" office:value="0.149127239404187">
            <text:p>0.1491272394</text:p>
          </table:table-cell>
          <table:table-cell table:formula="of:=12*EXP(-1*POWER(([.A91]-1915)/25;2))" office:value-type="float" office:value="5.53176343453">
            <text:p>5.5317634345</text:p>
          </table:table-cell>
          <table:table-cell/>
          <table:table-cell table:formula="of:=2+[.C91]+[.D91]+[.E91]" office:value-type="float" office:value="48.6499917882021">
            <text:p>48.6499917882</text:p>
          </table:table-cell>
        </table:table-row>
        <table:table-row table:style-name="ro1">
          <table:table-cell office:value-type="float" office:value="1938">
            <text:p>1938</text:p>
          </table:table-cell>
          <table:table-cell/>
          <table:table-cell table:formula="of:=137*POWER(1+EXP((1960-[.A92])/27);-1)" office:value-type="float" office:value="42.0405650027821">
            <text:p>42.0405650028</text:p>
          </table:table-cell>
          <table:table-cell table:formula="of:=42*EXP(-1*POWER((1975-[.A92])/16;2))" office:value-type="float" office:value="0.199890286247272">
            <text:p>0.1998902862</text:p>
          </table:table-cell>
          <table:table-cell table:formula="of:=12*EXP(-1*POWER(([.A92]-1915)/25;2))" office:value-type="float" office:value="5.14747678414888">
            <text:p>5.1474767841</text:p>
          </table:table-cell>
          <table:table-cell/>
          <table:table-cell table:formula="of:=2+[.C92]+[.D92]+[.E92]" office:value-type="float" office:value="49.3879320731783">
            <text:p>49.3879320732</text:p>
          </table:table-cell>
        </table:table-row>
        <table:table-row table:style-name="ro1">
          <table:table-cell office:value-type="float" office:value="1939">
            <text:p>1939</text:p>
          </table:table-cell>
          <table:table-cell/>
          <table:table-cell table:formula="of:=137*POWER(1+EXP((1960-[.A93])/27);-1)" office:value-type="float" office:value="43.1274661968518">
            <text:p>43.1274661969</text:p>
          </table:table-cell>
          <table:table-cell table:formula="of:=42*EXP(-1*POWER((1975-[.A93])/16;2))" office:value-type="float" office:value="0.265848047954401">
            <text:p>0.265848048</text:p>
          </table:table-cell>
          <table:table-cell table:formula="of:=12*EXP(-1*POWER(([.A93]-1915)/25;2))" office:value-type="float" office:value="4.77458304541446">
            <text:p>4.7745830454</text:p>
          </table:table-cell>
          <table:table-cell/>
          <table:table-cell table:formula="of:=2+[.C93]+[.D93]+[.E93]" office:value-type="float" office:value="50.1678972902206">
            <text:p>50.1678972902</text:p>
          </table:table-cell>
        </table:table-row>
        <table:table-row table:style-name="ro1">
          <table:table-cell office:value-type="float" office:value="1940">
            <text:p>1940</text:p>
          </table:table-cell>
          <table:table-cell/>
          <table:table-cell table:formula="of:=137*POWER(1+EXP((1960-[.A94])/27);-1)" office:value-type="float" office:value="44.2293793995033">
            <text:p>44.2293793995</text:p>
          </table:table-cell>
          <table:table-cell table:formula="of:=42*EXP(-1*POWER((1975-[.A94])/16;2))" office:value-type="float" office:value="0.350818377759403">
            <text:p>0.3508183778</text:p>
          </table:table-cell>
          <table:table-cell table:formula="of:=12*EXP(-1*POWER(([.A94]-1915)/25;2))" office:value-type="float" office:value="4.41455329405731">
            <text:p>4.4145532941</text:p>
          </table:table-cell>
          <table:table-cell/>
          <table:table-cell table:formula="of:=2+[.C94]+[.D94]+[.E94]" office:value-type="float" office:value="50.99475107132">
            <text:p>50.9947510713</text:p>
          </table:table-cell>
        </table:table-row>
        <table:table-row table:style-name="ro1">
          <table:table-cell office:value-type="float" office:value="1941">
            <text:p>1941</text:p>
          </table:table-cell>
          <table:table-cell/>
          <table:table-cell table:formula="of:=137*POWER(1+EXP((1960-[.A95])/27);-1)" office:value-type="float" office:value="45.345846621011">
            <text:p>45.345846621</text:p>
          </table:table-cell>
          <table:table-cell table:formula="of:=42*EXP(-1*POWER((1975-[.A95])/16;2))" office:value-type="float" office:value="0.459344235445409">
            <text:p>0.4593442354</text:p>
          </table:table-cell>
          <table:table-cell table:formula="of:=12*EXP(-1*POWER(([.A95]-1915)/25;2))" office:value-type="float" office:value="4.06863128705331">
            <text:p>4.0686312871</text:p>
          </table:table-cell>
          <table:table-cell/>
          <table:table-cell table:formula="of:=2+[.C95]+[.D95]+[.E95]" office:value-type="float" office:value="51.8738221435097">
            <text:p>51.8738221435</text:p>
          </table:table-cell>
        </table:table-row>
        <table:table-row table:style-name="ro1">
          <table:table-cell office:value-type="float" office:value="1942">
            <text:p>1942</text:p>
          </table:table-cell>
          <table:table-cell/>
          <table:table-cell table:formula="of:=137*POWER(1+EXP((1960-[.A96])/27);-1)" office:value-type="float" office:value="46.476377479083">
            <text:p>46.4763774791</text:p>
          </table:table-cell>
          <table:table-cell table:formula="of:=42*EXP(-1*POWER((1975-[.A96])/16;2))" office:value-type="float" office:value="0.596762163110242">
            <text:p>0.5967621631</text:p>
          </table:table-cell>
          <table:table-cell table:formula="of:=12*EXP(-1*POWER(([.A96]-1915)/25;2))" office:value-type="float" office:value="3.73783531016888">
            <text:p>3.7378353102</text:p>
          </table:table-cell>
          <table:table-cell/>
          <table:table-cell table:formula="of:=2+[.C96]+[.D96]+[.E96]" office:value-type="float" office:value="52.8109749523622">
            <text:p>52.8109749524</text:p>
          </table:table-cell>
        </table:table-row>
        <table:table-row table:style-name="ro1">
          <table:table-cell office:value-type="float" office:value="1943">
            <text:p>1943</text:p>
          </table:table-cell>
          <table:table-cell/>
          <table:table-cell table:formula="of:=137*POWER(1+EXP((1960-[.A97])/27);-1)" office:value-type="float" office:value="47.6204496382012">
            <text:p>47.6204496382</text:p>
          </table:table-cell>
          <table:table-cell table:formula="of:=42*EXP(-1*POWER((1975-[.A97])/16;2))" office:value-type="float" office:value="0.769256833326836">
            <text:p>0.7692568333</text:p>
          </table:table-cell>
          <table:table-cell table:formula="of:=12*EXP(-1*POWER(([.A97]-1915)/25;2))" office:value-type="float" office:value="3.42296334068766">
            <text:p>3.4229633407</text:p>
          </table:table-cell>
          <table:table-cell/>
          <table:table-cell table:formula="of:=2+[.C97]+[.D97]+[.E97]" office:value-type="float" office:value="53.8126698122157">
            <text:p>53.8126698122</text:p>
          </table:table-cell>
        </table:table-row>
        <table:table-row table:style-name="ro1">
          <table:table-cell office:value-type="float" office:value="1944">
            <text:p>1944</text:p>
          </table:table-cell>
          <table:table-cell/>
          <table:table-cell table:formula="of:=137*POWER(1+EXP((1960-[.A98])/27);-1)" office:value-type="float" office:value="48.7775093907491">
            <text:p>48.7775093907</text:p>
          </table:table-cell>
          <table:table-cell table:formula="of:=42*EXP(-1*POWER((1975-[.A98])/16;2))" office:value-type="float" office:value="0.983894471868876">
            <text:p>0.9838944719</text:p>
          </table:table-cell>
          <table:table-cell table:formula="of:=12*EXP(-1*POWER(([.A98]-1915)/25;2))" office:value-type="float" office:value="3.12460117107635">
            <text:p>3.1246011711</text:p>
          </table:table-cell>
          <table:table-cell/>
          <table:table-cell table:formula="of:=2+[.C98]+[.D98]+[.E98]" office:value-type="float" office:value="54.8860050336943">
            <text:p>54.8860050337</text:p>
          </table:table-cell>
        </table:table-row>
        <table:table-row table:style-name="ro1">
          <table:table-cell office:value-type="float" office:value="1945">
            <text:p>1945</text:p>
          </table:table-cell>
          <table:table-cell/>
          <table:table-cell table:formula="of:=137*POWER(1+EXP((1960-[.A99])/27);-1)" office:value-type="float" office:value="49.9469723816046">
            <text:p>49.9469723816</text:p>
          </table:table-cell>
          <table:table-cell table:formula="of:=42*EXP(-1*POWER((1975-[.A99])/16;2))" office:value-type="float" office:value="1.24862708821867">
            <text:p>1.2486270882</text:p>
          </table:table-cell>
          <table:table-cell table:formula="of:=12*EXP(-1*POWER(([.A99]-1915)/25;2))" office:value-type="float" office:value="2.84313310418546">
            <text:p>2.8431331042</text:p>
          </table:table-cell>
          <table:table-cell/>
          <table:table-cell table:formula="of:=2+[.C99]+[.D99]+[.E99]" office:value-type="float" office:value="56.0387325740087">
            <text:p>56.038732574</text:p>
          </table:table-cell>
        </table:table-row>
        <table:table-row table:style-name="ro1">
          <table:table-cell office:value-type="float" office:value="1946">
            <text:p>1946</text:p>
          </table:table-cell>
          <table:table-cell/>
          <table:table-cell table:formula="of:=137*POWER(1+EXP((1960-[.A100])/27);-1)" office:value-type="float" office:value="51.1282244768478">
            <text:p>51.1282244768</text:p>
          </table:table-cell>
          <table:table-cell table:formula="of:=42*EXP(-1*POWER((1975-[.A100])/16;2))" office:value-type="float" office:value="1.57225888927805">
            <text:p>1.5722588893</text:p>
          </table:table-cell>
          <table:table-cell table:formula="of:=12*EXP(-1*POWER(([.A100]-1915)/25;2))" office:value-type="float" office:value="2.57875480778646">
            <text:p>2.5787548078</text:p>
          </table:table-cell>
          <table:table-cell/>
          <table:table-cell table:formula="of:=2+[.C100]+[.D100]+[.E100]" office:value-type="float" office:value="57.2792381739123">
            <text:p>57.2792381739</text:p>
          </table:table-cell>
        </table:table-row>
        <table:table-row table:style-name="ro1">
          <table:table-cell office:value-type="float" office:value="1947">
            <text:p>1947</text:p>
          </table:table-cell>
          <table:table-cell/>
          <table:table-cell table:formula="of:=137*POWER(1+EXP((1960-[.A101])/27);-1)" office:value-type="float" office:value="52.320622776167">
            <text:p>52.3206227762</text:p>
          </table:table-cell>
          <table:table-cell table:formula="of:=42*EXP(-1*POWER((1975-[.A101])/16;2))" office:value-type="float" office:value="1.96436614012628">
            <text:p>1.9643661401</text:p>
          </table:table-cell>
          <table:table-cell table:formula="of:=12*EXP(-1*POWER(([.A101]-1915)/25;2))" office:value-type="float" office:value="2.33148790542586">
            <text:p>2.3314879054</text:p>
          </table:table-cell>
          <table:table-cell/>
          <table:table-cell table:formula="of:=2+[.C101]+[.D101]+[.E101]" office:value-type="float" office:value="58.6164768217192">
            <text:p>58.6164768217</text:p>
          </table:table-cell>
        </table:table-row>
        <table:table-row table:style-name="ro1">
          <table:table-cell office:value-type="float" office:value="1948">
            <text:p>1948</text:p>
          </table:table-cell>
          <table:table-cell/>
          <table:table-cell table:formula="of:=137*POWER(1+EXP((1960-[.A102])/27);-1)" office:value-type="float" office:value="53.5234967674322">
            <text:p>53.5234967674</text:p>
          </table:table-cell>
          <table:table-cell table:formula="of:=42*EXP(-1*POWER((1975-[.A102])/16;2))" office:value-type="float" office:value="2.43516220501068">
            <text:p>2.435162205</text:p>
          </table:table-cell>
          <table:table-cell table:formula="of:=12*EXP(-1*POWER(([.A102]-1915)/25;2))" office:value-type="float" office:value="2.10119588100136">
            <text:p>2.101195881</text:p>
          </table:table-cell>
          <table:table-cell/>
          <table:table-cell table:formula="of:=2+[.C102]+[.D102]+[.E102]" office:value-type="float" office:value="60.0598548534442">
            <text:p>60.0598548534</text:p>
          </table:table-cell>
        </table:table-row>
        <table:table-row table:style-name="ro1">
          <table:table-cell office:value-type="float" office:value="1949">
            <text:p>1949</text:p>
          </table:table-cell>
          <table:table-cell/>
          <table:table-cell table:formula="of:=137*POWER(1+EXP((1960-[.A103])/27);-1)" office:value-type="float" office:value="54.7361496207687">
            <text:p>54.7361496208</text:p>
          </table:table-cell>
          <table:table-cell table:formula="of:=42*EXP(-1*POWER((1975-[.A103])/16;2))" office:value-type="float" office:value="2.99530067330584">
            <text:p>2.9953006733</text:p>
          </table:table-cell>
          <table:table-cell table:formula="of:=12*EXP(-1*POWER(([.A103]-1915)/25;2))" office:value-type="float" office:value="1.88760088512964">
            <text:p>1.8876008851</text:p>
          </table:table-cell>
          <table:table-cell/>
          <table:table-cell table:formula="of:=2+[.C103]+[.D103]+[.E103]" office:value-type="float" office:value="61.6190511792042">
            <text:p>61.6190511792</text:p>
          </table:table-cell>
        </table:table-row>
        <table:table-row table:style-name="ro1">
          <table:table-cell office:value-type="float" office:value="1950">
            <text:p>1950</text:p>
          </table:table-cell>
          <table:table-cell/>
          <table:table-cell table:formula="of:=137*POWER(1+EXP((1960-[.A104])/27);-1)" office:value-type="float" office:value="55.957859618311">
            <text:p>55.9578596183</text:p>
          </table:table-cell>
          <table:table-cell table:formula="of:=42*EXP(-1*POWER((1975-[.A104])/16;2))" office:value-type="float" office:value="3.65561144156139">
            <text:p>3.6556114416</text:p>
          </table:table-cell>
          <table:table-cell table:formula="of:=12*EXP(-1*POWER(([.A104]-1915)/25;2))" office:value-type="float" office:value="1.69030105105254">
            <text:p>1.6903010511</text:p>
          </table:table-cell>
          <table:table-cell/>
          <table:table-cell table:formula="of:=2+[.C104]+[.D104]+[.E104]" office:value-type="float" office:value="63.303772110925">
            <text:p>63.3037721109</text:p>
          </table:table-cell>
        </table:table-row>
        <table:table-row table:style-name="ro1">
          <table:table-cell office:value-type="float" office:value="1951">
            <text:p>1951</text:p>
          </table:table-cell>
          <table:table-cell/>
          <table:table-cell table:formula="of:=137*POWER(1+EXP((1960-[.A105])/27);-1)" office:value-type="float" office:value="57.1878817146629">
            <text:p>57.1878817147</text:p>
          </table:table-cell>
          <table:table-cell table:formula="of:=42*EXP(-1*POWER((1975-[.A105])/16;2))" office:value-type="float" office:value="4.4267674315983">
            <text:p>4.4267674316</text:p>
          </table:table-cell>
          <table:table-cell table:formula="of:=12*EXP(-1*POWER(([.A105]-1915)/25;2))" office:value-type="float" office:value="1.50878795513313">
            <text:p>1.5087879551</text:p>
          </table:table-cell>
          <table:table-cell/>
          <table:table-cell table:formula="of:=2+[.C105]+[.D105]+[.E105]" office:value-type="float" office:value="65.1234371013943">
            <text:p>65.1234371014</text:p>
          </table:table-cell>
        </table:table-row>
        <table:table-row table:style-name="ro1">
          <table:table-cell office:value-type="float" office:value="1952">
            <text:p>1952</text:p>
          </table:table-cell>
          <table:table-cell/>
          <table:table-cell table:formula="of:=137*POWER(1+EXP((1960-[.A106])/27);-1)" office:value-type="float" office:value="58.4254492219505">
            <text:p>58.425449222</text:p>
          </table:table-cell>
          <table:table-cell table:formula="of:=42*EXP(-1*POWER((1975-[.A106])/16;2))" office:value-type="float" office:value="5.31888326265189">
            <text:p>5.3188832627</text:p>
          </table:table-cell>
          <table:table-cell table:formula="of:=12*EXP(-1*POWER(([.A106]-1915)/25;2))" office:value-type="float" office:value="1.34246389044034">
            <text:p>1.3424638904</text:p>
          </table:table-cell>
          <table:table-cell/>
          <table:table-cell table:formula="of:=2+[.C106]+[.D106]+[.E106]" office:value-type="float" office:value="67.0867963750427">
            <text:p>67.086796375</text:p>
          </table:table-cell>
        </table:table-row>
        <table:table-row table:style-name="ro1">
          <table:table-cell office:value-type="float" office:value="1953">
            <text:p>1953</text:p>
          </table:table-cell>
          <table:table-cell/>
          <table:table-cell table:formula="of:=137*POWER(1+EXP((1960-[.A107])/27);-1)" office:value-type="float" office:value="59.6697756122441">
            <text:p>59.6697756122</text:p>
          </table:table-cell>
          <table:table-cell table:formula="of:=42*EXP(-1*POWER((1975-[.A107])/16;2))" office:value-type="float" office:value="6.34105157514841">
            <text:p>6.3410515751</text:p>
          </table:table-cell>
          <table:table-cell table:formula="of:=12*EXP(-1*POWER(([.A107]-1915)/25;2))" office:value-type="float" office:value="1.19065865998636">
            <text:p>1.19065866</text:p>
          </table:table-cell>
          <table:table-cell/>
          <table:table-cell table:formula="of:=2+[.C107]+[.D107]+[.E107]" office:value-type="float" office:value="69.2014858473789">
            <text:p>69.2014858474</text:p>
          </table:table-cell>
        </table:table-row>
        <table:table-row table:style-name="ro1">
          <table:table-cell office:value-type="float" office:value="1954">
            <text:p>1954</text:p>
          </table:table-cell>
          <table:table-cell/>
          <table:table-cell table:formula="of:=137*POWER(1+EXP((1960-[.A108])/27);-1)" office:value-type="float" office:value="60.9200564290555">
            <text:p>60.9200564291</text:p>
          </table:table-cell>
          <table:table-cell table:formula="of:=42*EXP(-1*POWER((1975-[.A108])/16;2))" office:value-type="float" office:value="7.5008276537223">
            <text:p>7.5008276537</text:p>
          </table:table-cell>
          <table:table-cell table:formula="of:=12*EXP(-1*POWER(([.A108]-1915)/25;2))" office:value-type="float" office:value="1.05264563735751">
            <text:p>1.0526456374</text:p>
          </table:table-cell>
          <table:table-cell/>
          <table:table-cell table:formula="of:=2+[.C108]+[.D108]+[.E108]" office:value-type="float" office:value="71.4735297201353">
            <text:p>71.4735297201</text:p>
          </table:table-cell>
        </table:table-row>
        <table:table-row table:style-name="ro1">
          <table:table-cell office:value-type="float" office:value="1955">
            <text:p>1955</text:p>
          </table:table-cell>
          <table:table-cell/>
          <table:table-cell table:formula="of:=137*POWER(1+EXP((1960-[.A109])/27);-1)" office:value-type="float" office:value="62.1754712986048">
            <text:p>62.1754712986</text:p>
          </table:table-cell>
          <table:table-cell table:formula="of:=42*EXP(-1*POWER((1975-[.A109])/16;2))" office:value-type="float" office:value="8.80367826034611">
            <text:p>8.8036782603</text:p>
          </table:table-cell>
          <table:table-cell table:formula="of:=12*EXP(-1*POWER(([.A109]-1915)/25;2))" office:value-type="float" office:value="0.927656885319597">
            <text:p>0.9276568853</text:p>
          </table:table-cell>
          <table:table-cell/>
          <table:table-cell table:formula="of:=2+[.C109]+[.D109]+[.E109]" office:value-type="float" office:value="73.9068064442705">
            <text:p>73.9068064443</text:p>
          </table:table-cell>
        </table:table-row>
        <table:table-row table:style-name="ro1">
          <table:table-cell office:value-type="float" office:value="1956">
            <text:p>1956</text:p>
          </table:table-cell>
          <table:table-cell/>
          <table:table-cell table:formula="of:=137*POWER(1+EXP((1960-[.A110])/27);-1)" office:value-type="float" office:value="63.4351860306149">
            <text:p>63.4351860306</text:p>
          </table:table-cell>
          <table:table-cell table:formula="of:=42*EXP(-1*POWER((1975-[.A110])/16;2))" office:value-type="float" office:value="10.2524158273133">
            <text:p>10.2524158273</text:p>
          </table:table-cell>
          <table:table-cell table:formula="of:=12*EXP(-1*POWER(([.A110]-1915)/25;2))" office:value-type="float" office:value="0.814897166144513">
            <text:p>0.8148971661</text:p>
          </table:table-cell>
          <table:table-cell/>
          <table:table-cell table:formula="of:=2+[.C110]+[.D110]+[.E110]" office:value-type="float" office:value="76.5024990240727">
            <text:p>76.5024990241</text:p>
          </table:table-cell>
        </table:table-row>
        <table:table-row table:style-name="ro1">
          <table:table-cell office:value-type="float" office:value="1957">
            <text:p>1957</text:p>
          </table:table-cell>
          <table:table-cell/>
          <table:table-cell table:formula="of:=137*POWER(1+EXP((1960-[.A111])/27);-1)" office:value-type="float" office:value="64.6983547975317">
            <text:p>64.6983547975</text:p>
          </table:table-cell>
          <table:table-cell table:formula="of:=42*EXP(-1*POWER((1975-[.A111])/16;2))" office:value-type="float" office:value="11.8466439711403">
            <text:p>11.8466439711</text:p>
          </table:table-cell>
          <table:table-cell table:formula="of:=12*EXP(-1*POWER(([.A111]-1915)/25;2))" office:value-type="float" office:value="0.713556719691638">
            <text:p>0.7135567197</text:p>
          </table:table-cell>
          <table:table-cell/>
          <table:table-cell table:formula="of:=2+[.C111]+[.D111]+[.E111]" office:value-type="float" office:value="79.2585554883636">
            <text:p>79.2585554884</text:p>
          </table:table-cell>
        </table:table-row>
        <table:table-row table:style-name="ro1">
          <table:table-cell office:value-type="float" office:value="1958">
            <text:p>1958</text:p>
          </table:table-cell>
          <table:table-cell/>
          <table:table-cell table:formula="of:=137*POWER(1+EXP((1960-[.A112])/27);-1)" office:value-type="float" office:value="65.9641223803133">
            <text:p>65.9641223803</text:p>
          </table:table-cell>
          <table:table-cell table:formula="of:=42*EXP(-1*POWER((1975-[.A112])/16;2))" office:value-type="float" office:value="13.5822442281752">
            <text:p>13.5822442282</text:p>
          </table:table-cell>
          <table:table-cell table:formula="of:=12*EXP(-1*POWER(([.A112]-1915)/25;2))" office:value-type="float" office:value="0.622822725645665">
            <text:p>0.6228227256</text:p>
          </table:table-cell>
          <table:table-cell/>
          <table:table-cell table:formula="of:=2+[.C112]+[.D112]+[.E112]" office:value-type="float" office:value="82.1691893341342">
            <text:p>82.1691893341</text:p>
          </table:table-cell>
        </table:table-row>
        <table:table-row table:style-name="ro1">
          <table:table-cell office:value-type="float" office:value="1959">
            <text:p>1959</text:p>
          </table:table-cell>
          <table:table-cell/>
          <table:table-cell table:formula="of:=137*POWER(1+EXP((1960-[.A113])/27);-1)" office:value-type="float" office:value="67.2316264682824">
            <text:p>67.2316264683</text:p>
          </table:table-cell>
          <table:table-cell table:formula="of:=42*EXP(-1*POWER((1975-[.A113])/16;2))" office:value-type="float" office:value="15.4509365292006">
            <text:p>15.4509365292</text:p>
          </table:table-cell>
          <table:table-cell table:formula="of:=12*EXP(-1*POWER(([.A113]-1915)/25;2))" office:value-type="float" office:value="0.541889403898331">
            <text:p>0.5418894039</text:p>
          </table:table-cell>
          <table:table-cell/>
          <table:table-cell table:formula="of:=2+[.C113]+[.D113]+[.E113]" office:value-type="float" office:value="85.2244524013813">
            <text:p>85.2244524014</text:p>
          </table:table-cell>
        </table:table-row>
        <table:table-row table:style-name="ro1">
          <table:table-cell office:value-type="float" office:value="1960">
            <text:p>1960</text:p>
          </table:table-cell>
          <table:table-cell/>
          <table:table-cell table:formula="of:=137*POWER(1+EXP((1960-[.A114])/27);-1)" office:value-type="float" office:value="68.5">
            <text:p>68.5</text:p>
          </table:table-cell>
          <table:table-cell table:formula="of:=42*EXP(-1*POWER((1975-[.A114])/16;2))" office:value-type="float" office:value="17.4399468046373">
            <text:p>17.4399468046</text:p>
          </table:table-cell>
          <table:table-cell table:formula="of:=12*EXP(-1*POWER(([.A114]-1915)/25;2))" office:value-type="float" office:value="0.469966741187845">
            <text:p>0.4699667412</text:p>
          </table:table-cell>
          <table:table-cell/>
          <table:table-cell table:formula="of:=2+[.C114]+[.D114]+[.E114]" office:value-type="float" office:value="88.4099135458252">
            <text:p>88.4099135458</text:p>
          </table:table-cell>
        </table:table-row>
        <table:table-row table:style-name="ro1">
          <table:table-cell office:value-type="float" office:value="1961">
            <text:p>1961</text:p>
          </table:table-cell>
          <table:table-cell/>
          <table:table-cell table:formula="of:=137*POWER(1+EXP((1960-[.A115])/27);-1)" office:value-type="float" office:value="69.7683735317176">
            <text:p>69.7683735317</text:p>
          </table:table-cell>
          <table:table-cell table:formula="of:=42*EXP(-1*POWER((1975-[.A115])/16;2))" office:value-type="float" office:value="19.5318139016304">
            <text:p>19.5318139016</text:p>
          </table:table-cell>
          <table:table-cell table:formula="of:=12*EXP(-1*POWER(([.A115]-1915)/25;2))" office:value-type="float" office:value="0.406287862284277">
            <text:p>0.4062878623</text:p>
          </table:table-cell>
          <table:table-cell/>
          <table:table-cell table:formula="of:=2+[.C115]+[.D115]+[.E115]" office:value-type="float" office:value="91.7064752956322">
            <text:p>91.7064752956</text:p>
          </table:table-cell>
        </table:table-row>
        <table:table-row table:style-name="ro1">
          <table:table-cell office:value-type="float" office:value="1962">
            <text:p>1962</text:p>
          </table:table-cell>
          <table:table-cell/>
          <table:table-cell table:formula="of:=137*POWER(1+EXP((1960-[.A116])/27);-1)" office:value-type="float" office:value="71.0358776196867">
            <text:p>71.0358776197</text:p>
          </table:table-cell>
          <table:table-cell table:formula="of:=42*EXP(-1*POWER((1975-[.A116])/16;2))" office:value-type="float" office:value="21.7043644767422">
            <text:p>21.7043644767</text:p>
          </table:table-cell>
          <table:table-cell table:formula="of:=12*EXP(-1*POWER(([.A116]-1915)/25;2))" office:value-type="float" office:value="0.350115089918604">
            <text:p>0.3501150899</text:p>
          </table:table-cell>
          <table:table-cell/>
          <table:table-cell table:formula="of:=2+[.C116]+[.D116]+[.E116]" office:value-type="float" office:value="95.0903571863475">
            <text:p>95.0903571863</text:p>
          </table:table-cell>
        </table:table-row>
        <table:table-row table:style-name="ro1">
          <table:table-cell office:value-type="float" office:value="1963">
            <text:p>1963</text:p>
          </table:table-cell>
          <table:table-cell/>
          <table:table-cell table:formula="of:=137*POWER(1+EXP((1960-[.A117])/27);-1)" office:value-type="float" office:value="72.3016452024683">
            <text:p>72.3016452025</text:p>
          </table:table-cell>
          <table:table-cell table:formula="of:=42*EXP(-1*POWER((1975-[.A117])/16;2))" office:value-type="float" office:value="23.9308786386988">
            <text:p>23.9308786387</text:p>
          </table:table-cell>
          <table:table-cell table:formula="of:=12*EXP(-1*POWER(([.A117]-1915)/25;2))" office:value-type="float" office:value="0.300744759150705">
            <text:p>0.3007447592</text:p>
          </table:table-cell>
          <table:table-cell/>
          <table:table-cell table:formula="of:=2+[.C117]+[.D117]+[.E117]" office:value-type="float" office:value="98.5332686003178">
            <text:p>98.5332686003</text:p>
          </table:table-cell>
        </table:table-row>
        <table:table-row table:style-name="ro1">
          <table:table-cell office:value-type="float" office:value="1964">
            <text:p>1964</text:p>
          </table:table-cell>
          <table:table-cell/>
          <table:table-cell table:formula="of:=137*POWER(1+EXP((1960-[.A118])/27);-1)" office:value-type="float" office:value="73.5648139693851">
            <text:p>73.5648139694</text:p>
          </table:table-cell>
          <table:table-cell table:formula="of:=42*EXP(-1*POWER((1975-[.A118])/16;2))" office:value-type="float" office:value="26.1804609763046">
            <text:p>26.1804609763</text:p>
          </table:table-cell>
          <table:table-cell table:formula="of:=12*EXP(-1*POWER(([.A118]-1915)/25;2))" office:value-type="float" office:value="0.257510868960965">
            <text:p>0.257510869</text:p>
          </table:table-cell>
          <table:table-cell/>
          <table:table-cell table:formula="of:=2+[.C118]+[.D118]+[.E118]" office:value-type="float" office:value="102.002785814651">
            <text:p>102.0027858147</text:p>
          </table:table-cell>
        </table:table-row>
        <table:table-row table:style-name="ro1">
          <table:table-cell office:value-type="float" office:value="1965">
            <text:p>1965</text:p>
          </table:table-cell>
          <table:table-cell/>
          <table:table-cell table:formula="of:=137*POWER(1+EXP((1960-[.A119])/27);-1)" office:value-type="float" office:value="74.8245287013952">
            <text:p>74.8245287014</text:p>
          </table:table-cell>
          <table:table-cell table:formula="of:=42*EXP(-1*POWER((1975-[.A119])/16;2))" office:value-type="float" office:value="28.4186215387926">
            <text:p>28.4186215388</text:p>
          </table:table-cell>
          <table:table-cell table:formula="of:=12*EXP(-1*POWER(([.A119]-1915)/25;2))" office:value-type="float" office:value="0.21978766666481">
            <text:p>0.2197876667</text:p>
          </table:table-cell>
          <table:table-cell/>
          <table:table-cell table:formula="of:=2+[.C119]+[.D119]+[.E119]" office:value-type="float" office:value="105.462937906853">
            <text:p>105.4629379069</text:p>
          </table:table-cell>
        </table:table-row>
        <table:table-row table:style-name="ro1">
          <table:table-cell office:value-type="float" office:value="1966">
            <text:p>1966</text:p>
          </table:table-cell>
          <table:table-cell/>
          <table:table-cell table:formula="of:=137*POWER(1+EXP((1960-[.A120])/27);-1)" office:value-type="float" office:value="76.0799435709446">
            <text:p>76.0799435709</text:p>
          </table:table-cell>
          <table:table-cell table:formula="of:=42*EXP(-1*POWER((1975-[.A120])/16;2))" office:value-type="float" office:value="30.6080598566186">
            <text:p>30.6080598566</text:p>
          </table:table-cell>
          <table:table-cell table:formula="of:=12*EXP(-1*POWER(([.A120]-1915)/25;2))" office:value-type="float" office:value="0.186991269532014">
            <text:p>0.1869912695</text:p>
          </table:table-cell>
          <table:table-cell/>
          <table:table-cell table:formula="of:=2+[.C120]+[.D120]+[.E120]" office:value-type="float" office:value="108.874994697095">
            <text:p>108.8749946971</text:p>
          </table:table-cell>
        </table:table-row>
        <table:table-row table:style-name="ro1">
          <table:table-cell office:value-type="float" office:value="1967">
            <text:p>1967</text:p>
          </table:table-cell>
          <table:table-cell/>
          <table:table-cell table:formula="of:=137*POWER(1+EXP((1960-[.A121])/27);-1)" office:value-type="float" office:value="77.3302243877559">
            <text:p>77.3302243878</text:p>
          </table:table-cell>
          <table:table-cell table:formula="of:=42*EXP(-1*POWER((1975-[.A121])/16;2))" office:value-type="float" office:value="32.709632888999">
            <text:p>32.709632889</text:p>
          </table:table-cell>
          <table:table-cell table:formula="of:=12*EXP(-1*POWER(([.A121]-1915)/25;2))" office:value-type="float" office:value="0.158580433070818">
            <text:p>0.1585804331</text:p>
          </table:table-cell>
          <table:table-cell/>
          <table:table-cell table:formula="of:=2+[.C121]+[.D121]+[.E121]" office:value-type="float" office:value="112.198437709826">
            <text:p>112.1984377098</text:p>
          </table:table-cell>
        </table:table-row>
        <table:table-row table:style-name="ro1">
          <table:table-cell office:value-type="float" office:value="1968">
            <text:p>1968</text:p>
          </table:table-cell>
          <table:table-cell/>
          <table:table-cell table:formula="of:=137*POWER(1+EXP((1960-[.A122])/27);-1)" office:value-type="float" office:value="78.5745507780495">
            <text:p>78.574550778</text:p>
          </table:table-cell>
          <table:table-cell table:formula="of:=42*EXP(-1*POWER((1975-[.A122])/16;2))" office:value-type="float" office:value="34.6834756779042">
            <text:p>34.6834756779</text:p>
          </table:table-cell>
          <table:table-cell table:formula="of:=12*EXP(-1*POWER(([.A122]-1915)/25;2))" office:value-type="float" office:value="0.13405657720237">
            <text:p>0.1340565772</text:p>
          </table:table-cell>
          <table:table-cell/>
          <table:table-cell table:formula="of:=2+[.C122]+[.D122]+[.E122]" office:value-type="float" office:value="115.392083033156">
            <text:p>115.3920830332</text:p>
          </table:table-cell>
        </table:table-row>
        <table:table-row table:style-name="ro1">
          <table:table-cell office:value-type="float" office:value="1969">
            <text:p>1969</text:p>
          </table:table-cell>
          <table:table-cell/>
          <table:table-cell table:formula="of:=137*POWER(1+EXP((1960-[.A123])/27);-1)" office:value-type="float" office:value="79.8121182853371">
            <text:p>79.8121182853</text:p>
          </table:table-cell>
          <table:table-cell table:formula="of:=42*EXP(-1*POWER((1975-[.A123])/16;2))" office:value-type="float" office:value="36.4902323630394">
            <text:p>36.490232363</text:p>
          </table:table-cell>
          <table:table-cell table:formula="of:=12*EXP(-1*POWER(([.A123]-1915)/25;2))" office:value-type="float" office:value="0.11296318043642">
            <text:p>0.1129631804</text:p>
          </table:table-cell>
          <table:table-cell/>
          <table:table-cell table:formula="of:=2+[.C123]+[.D123]+[.E123]" office:value-type="float" office:value="118.415313828813">
            <text:p>118.4153138288</text:p>
          </table:table-cell>
        </table:table-row>
        <table:table-row table:style-name="ro1">
          <table:table-cell office:value-type="float" office:value="1970">
            <text:p>1970</text:p>
          </table:table-cell>
          <table:table-cell/>
          <table:table-cell table:formula="of:=137*POWER(1+EXP((1960-[.A124])/27);-1)" office:value-type="float" office:value="81.042140381689">
            <text:p>81.0421403817</text:p>
          </table:table-cell>
          <table:table-cell table:formula="of:=42*EXP(-1*POWER((1975-[.A124])/16;2))" office:value-type="float" office:value="38.0923459512701">
            <text:p>38.0923459513</text:p>
          </table:table-cell>
          <table:table-cell table:formula="of:=12*EXP(-1*POWER(([.A124]-1915)/25;2))" office:value-type="float" office:value="0.0948846486191212">
            <text:p>0.0948846486</text:p>
          </table:table-cell>
          <table:table-cell/>
          <table:table-cell table:formula="of:=2+[.C124]+[.D124]+[.E124]" office:value-type="float" office:value="121.229370981578">
            <text:p>121.2293709816</text:p>
          </table:table-cell>
        </table:table-row>
        <table:table-row table:style-name="ro1">
          <table:table-cell office:value-type="float" office:value="1971">
            <text:p>1971</text:p>
          </table:table-cell>
          <table:table-cell/>
          <table:table-cell table:formula="of:=137*POWER(1+EXP((1960-[.A125])/27);-1)" office:value-type="float" office:value="82.2638503792313">
            <text:p>82.2638503792</text:p>
          </table:table-cell>
          <table:table-cell table:formula="of:=42*EXP(-1*POWER((1975-[.A125])/16;2))" office:value-type="float" office:value="39.455348638166">
            <text:p>39.4553486382</text:p>
          </table:table-cell>
          <table:table-cell table:formula="of:=12*EXP(-1*POWER(([.A125]-1915)/25;2))" office:value-type="float" office:value="0.0794447593161605">
            <text:p>0.0794447593</text:p>
          </table:table-cell>
          <table:table-cell/>
          <table:table-cell table:formula="of:=2+[.C125]+[.D125]+[.E125]" office:value-type="float" office:value="123.798643776713">
            <text:p>123.7986437767</text:p>
          </table:table-cell>
        </table:table-row>
        <table:table-row table:style-name="ro1">
          <table:table-cell office:value-type="float" office:value="1972">
            <text:p>1972</text:p>
          </table:table-cell>
          <table:table-cell/>
          <table:table-cell table:formula="of:=137*POWER(1+EXP((1960-[.A126])/27);-1)" office:value-type="float" office:value="83.4765032325678">
            <text:p>83.4765032326</text:p>
          </table:table-cell>
          <table:table-cell table:formula="of:=42*EXP(-1*POWER((1975-[.A126])/16;2))" office:value-type="float" office:value="40.5490911923092">
            <text:p>40.5490911923</text:p>
          </table:table-cell>
          <table:table-cell table:formula="of:=12*EXP(-1*POWER(([.A126]-1915)/25;2))" office:value-type="float" office:value="0.0663047758656472">
            <text:p>0.0663047759</text:p>
          </table:table-cell>
          <table:table-cell/>
          <table:table-cell table:formula="of:=2+[.C126]+[.D126]+[.E126]" office:value-type="float" office:value="126.091899200743">
            <text:p>126.0918992007</text:p>
          </table:table-cell>
        </table:table-row>
        <table:table-row table:style-name="ro1">
          <table:table-cell office:value-type="float" office:value="1973">
            <text:p>1973</text:p>
          </table:table-cell>
          <table:table-cell/>
          <table:table-cell table:formula="of:=137*POWER(1+EXP((1960-[.A127])/27);-1)" office:value-type="float" office:value="84.679377223833">
            <text:p>84.6793772238</text:p>
          </table:table-cell>
          <table:table-cell table:formula="of:=42*EXP(-1*POWER((1975-[.A127])/16;2))" office:value-type="float" office:value="41.3488503542272">
            <text:p>41.3488503542</text:p>
          </table:table-cell>
          <table:table-cell table:formula="of:=12*EXP(-1*POWER(([.A127]-1915)/25;2))" office:value-type="float" office:value="0.0551613170073345">
            <text:p>0.055161317</text:p>
          </table:table-cell>
          <table:table-cell/>
          <table:table-cell table:formula="of:=2+[.C127]+[.D127]+[.E127]" office:value-type="float" office:value="128.083388895067">
            <text:p>128.0833888951</text:p>
          </table:table-cell>
        </table:table-row>
        <table:table-row table:style-name="ro1">
          <table:table-cell office:value-type="float" office:value="1974">
            <text:p>1974</text:p>
          </table:table-cell>
          <table:table-cell/>
          <table:table-cell table:formula="of:=137*POWER(1+EXP((1960-[.A128])/27);-1)" office:value-type="float" office:value="85.8717755231522">
            <text:p>85.8717755232</text:p>
          </table:table-cell>
          <table:table-cell table:formula="of:=42*EXP(-1*POWER((1975-[.A128])/16;2))" office:value-type="float" office:value="41.8362575177449">
            <text:p>41.8362575177</text:p>
          </table:table-cell>
          <table:table-cell table:formula="of:=12*EXP(-1*POWER(([.A128]-1915)/25;2))" office:value-type="float" office:value="0.0457440591557299">
            <text:p>0.0457440592</text:p>
          </table:table-cell>
          <table:table-cell/>
          <table:table-cell table:formula="of:=2+[.C128]+[.D128]+[.E128]" office:value-type="float" office:value="129.753777100053">
            <text:p>129.7537771001</text:p>
          </table:table-cell>
        </table:table-row>
        <table:table-row table:style-name="ro1">
          <table:table-cell office:value-type="float" office:value="1975">
            <text:p>1975</text:p>
          </table:table-cell>
          <table:table-cell/>
          <table:table-cell table:formula="of:=137*POWER(1+EXP((1960-[.A129])/27);-1)" office:value-type="float" office:value="87.0530276183954">
            <text:p>87.0530276184</text:p>
          </table:table-cell>
          <table:table-cell table:formula="of:=42*EXP(-1*POWER((1975-[.A129])/16;2))" office:value-type="float" office:value="42">
            <text:p>42</text:p>
          </table:table-cell>
          <table:table-cell table:formula="of:=12*EXP(-1*POWER(([.A129]-1915)/25;2))" office:value-type="float" office:value="0.0378133391813333">
            <text:p>0.0378133392</text:p>
          </table:table-cell>
          <table:table-cell/>
          <table:table-cell table:formula="of:=2+[.C129]+[.D129]+[.E129]" office:value-type="float" office:value="131.090840957577">
            <text:p>131.0908409576</text:p>
          </table:table-cell>
        </table:table-row>
        <table:table-row table:style-name="ro1">
          <table:table-cell office:value-type="float" office:value="1976">
            <text:p>1976</text:p>
          </table:table-cell>
          <table:table-cell/>
          <table:table-cell table:formula="of:=137*POWER(1+EXP((1960-[.A130])/27);-1)" office:value-type="float" office:value="88.2224906092509">
            <text:p>88.2224906093</text:p>
          </table:table-cell>
          <table:table-cell table:formula="of:=42*EXP(-1*POWER((1975-[.A130])/16;2))" office:value-type="float" office:value="41.8362575177449">
            <text:p>41.8362575177</text:p>
          </table:table-cell>
          <table:table-cell table:formula="of:=12*EXP(-1*POWER(([.A130]-1915)/25;2))" office:value-type="float" office:value="0.0311577162977279">
            <text:p>0.0311577163</text:p>
          </table:table-cell>
          <table:table-cell/>
          <table:table-cell table:formula="of:=2+[.C130]+[.D130]+[.E130]" office:value-type="float" office:value="132.089905843294">
            <text:p>132.0899058433</text:p>
          </table:table-cell>
        </table:table-row>
        <table:table-row table:style-name="ro1">
          <table:table-cell office:value-type="float" office:value="1977">
            <text:p>1977</text:p>
          </table:table-cell>
          <table:table-cell/>
          <table:table-cell table:formula="of:=137*POWER(1+EXP((1960-[.A131])/27);-1)" office:value-type="float" office:value="89.3795503617988">
            <text:p>89.3795503618</text:p>
          </table:table-cell>
          <table:table-cell table:formula="of:=42*EXP(-1*POWER((1975-[.A131])/16;2))" office:value-type="float" office:value="41.3488503542272">
            <text:p>41.3488503542</text:p>
          </table:table-cell>
          <table:table-cell table:formula="of:=12*EXP(-1*POWER(([.A131]-1915)/25;2))" office:value-type="float" office:value="0.0255915425758258">
            <text:p>0.0255915426</text:p>
          </table:table-cell>
          <table:table-cell/>
          <table:table-cell table:formula="of:=2+[.C131]+[.D131]+[.E131]" office:value-type="float" office:value="132.753992258602">
            <text:p>132.7539922586</text:p>
          </table:table-cell>
        </table:table-row>
        <table:table-row table:style-name="ro1">
          <table:table-cell office:value-type="float" office:value="1978">
            <text:p>1978</text:p>
          </table:table-cell>
          <table:table-cell/>
          <table:table-cell table:formula="of:=137*POWER(1+EXP((1960-[.A132])/27);-1)" office:value-type="float" office:value="90.523622520917">
            <text:p>90.5236225209</text:p>
          </table:table-cell>
          <table:table-cell table:formula="of:=42*EXP(-1*POWER((1975-[.A132])/16;2))" office:value-type="float" office:value="40.5490911923092">
            <text:p>40.5490911923</text:p>
          </table:table-cell>
          <table:table-cell table:formula="of:=12*EXP(-1*POWER(([.A132]-1915)/25;2))" office:value-type="float" office:value="0.0209525829255331">
            <text:p>0.0209525829</text:p>
          </table:table-cell>
          <table:table-cell/>
          <table:table-cell table:formula="of:=2+[.C132]+[.D132]+[.E132]" office:value-type="float" office:value="133.093666296152">
            <text:p>133.0936662962</text:p>
          </table:table-cell>
        </table:table-row>
        <table:table-row table:style-name="ro1">
          <table:table-cell office:value-type="float" office:value="1979">
            <text:p>1979</text:p>
          </table:table-cell>
          <table:table-cell/>
          <table:table-cell table:formula="of:=137*POWER(1+EXP((1960-[.A133])/27);-1)" office:value-type="float" office:value="91.654153378989">
            <text:p>91.654153379</text:p>
          </table:table-cell>
          <table:table-cell table:formula="of:=42*EXP(-1*POWER((1975-[.A133])/16;2))" office:value-type="float" office:value="39.455348638166">
            <text:p>39.4553486382</text:p>
          </table:table-cell>
          <table:table-cell table:formula="of:=12*EXP(-1*POWER(([.A133]-1915)/25;2))" office:value-type="float" office:value="0.0170997172583096">
            <text:p>0.0170997173</text:p>
          </table:table-cell>
          <table:table-cell/>
          <table:table-cell table:formula="of:=2+[.C133]+[.D133]+[.E133]" office:value-type="float" office:value="133.126601734413">
            <text:p>133.1266017344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/>
          <table:table-cell table:formula="of:=137*POWER(1+EXP((1960-[.A134])/27);-1)" office:value-type="float" office:value="92.7706206004967">
            <text:p>92.7706206005</text:p>
          </table:table-cell>
          <table:table-cell table:formula="of:=42*EXP(-1*POWER((1975-[.A134])/16;2))" office:value-type="float" office:value="38.0923459512701">
            <text:p>38.0923459513</text:p>
          </table:table-cell>
          <table:table-cell table:formula="of:=12*EXP(-1*POWER(([.A134]-1915)/25;2))" office:value-type="float" office:value="0.0139107500868551">
            <text:p>0.0139107501</text:p>
          </table:table-cell>
          <table:table-cell/>
          <table:table-cell table:formula="of:=2+[.C134]+[.D134]+[.E134]" office:value-type="float" office:value="132.876877301854">
            <text:p>132.8768773019</text:p>
          </table:table-cell>
        </table:table-row>
        <table:table-row table:style-name="ro1">
          <table:table-cell office:value-type="float" office:value="1981">
            <text:p>1981</text:p>
          </table:table-cell>
          <table:table-cell/>
          <table:table-cell table:formula="of:=137*POWER(1+EXP((1960-[.A135])/27);-1)" office:value-type="float" office:value="93.8725338031482">
            <text:p>93.8725338031</text:p>
          </table:table-cell>
          <table:table-cell table:formula="of:=42*EXP(-1*POWER((1975-[.A135])/16;2))" office:value-type="float" office:value="36.4902323630394">
            <text:p>36.490232363</text:p>
          </table:table-cell>
          <table:table-cell table:formula="of:=12*EXP(-1*POWER(([.A135]-1915)/25;2))" office:value-type="float" office:value="0.0112803461061682">
            <text:p>0.0112803461</text:p>
          </table:table-cell>
          <table:table-cell/>
          <table:table-cell table:formula="of:=2+[.C135]+[.D135]+[.E135]" office:value-type="float" office:value="132.374046512294">
            <text:p>132.3740465123</text:p>
          </table:table-cell>
        </table:table-row>
        <table:table-row table:style-name="ro1">
          <table:table-cell office:value-type="float" office:value="1982">
            <text:p>1982</text:p>
          </table:table-cell>
          <table:table-cell/>
          <table:table-cell table:formula="of:=137*POWER(1+EXP((1960-[.A136])/27);-1)" office:value-type="float" office:value="94.9594349972179">
            <text:p>94.9594349972</text:p>
          </table:table-cell>
          <table:table-cell table:formula="of:=42*EXP(-1*POWER((1975-[.A136])/16;2))" office:value-type="float" office:value="34.6834756779042">
            <text:p>34.6834756779</text:p>
          </table:table-cell>
          <table:table-cell table:formula="of:=12*EXP(-1*POWER(([.A136]-1915)/25;2))" office:value-type="float" office:value="0.00911810437415087">
            <text:p>0.0091181044</text:p>
          </table:table-cell>
          <table:table-cell/>
          <table:table-cell table:formula="of:=2+[.C136]+[.D136]+[.E136]" office:value-type="float" office:value="131.652028779496">
            <text:p>131.6520287795</text:p>
          </table:table-cell>
        </table:table-row>
        <table:table-row table:style-name="ro1">
          <table:table-cell office:value-type="float" office:value="1983">
            <text:p>1983</text:p>
          </table:table-cell>
          <table:table-cell/>
          <table:table-cell table:formula="of:=137*POWER(1+EXP((1960-[.A137])/27);-1)" office:value-type="float" office:value="96.0308988857321">
            <text:p>96.0308988857</text:p>
          </table:table-cell>
          <table:table-cell table:formula="of:=42*EXP(-1*POWER((1975-[.A137])/16;2))" office:value-type="float" office:value="32.709632888999">
            <text:p>32.709632889</text:p>
          </table:table-cell>
          <table:table-cell table:formula="of:=12*EXP(-1*POWER(([.A137]-1915)/25;2))" office:value-type="float" office:value="0.00734677858042035">
            <text:p>0.0073467786</text:p>
          </table:table-cell>
          <table:table-cell/>
          <table:table-cell table:formula="of:=2+[.C137]+[.D137]+[.E137]" office:value-type="float" office:value="130.747878553312">
            <text:p>130.7478785533</text:p>
          </table:table-cell>
        </table:table-row>
        <table:table-row table:style-name="ro1">
          <table:table-cell office:value-type="float" office:value="1984">
            <text:p>1984</text:p>
          </table:table-cell>
          <table:table-cell/>
          <table:table-cell table:formula="of:=137*POWER(1+EXP((1960-[.A138])/27);-1)" office:value-type="float" office:value="97.0865330290327">
            <text:p>97.086533029</text:p>
          </table:table-cell>
          <table:table-cell table:formula="of:=42*EXP(-1*POWER((1975-[.A138])/16;2))" office:value-type="float" office:value="30.6080598566186">
            <text:p>30.6080598566</text:p>
          </table:table-cell>
          <table:table-cell table:formula="of:=12*EXP(-1*POWER(([.A138]-1915)/25;2))" office:value-type="float" office:value="0.00590064654478779">
            <text:p>0.0059006465</text:p>
          </table:table-cell>
          <table:table-cell/>
          <table:table-cell table:formula="of:=2+[.C138]+[.D138]+[.E138]" office:value-type="float" office:value="129.700493532196">
            <text:p>129.7004935322</text:p>
          </table:table-cell>
        </table:table-row>
        <table:table-row table:style-name="ro1">
          <table:table-cell office:value-type="float" office:value="1985">
            <text:p>1985</text:p>
          </table:table-cell>
          <table:table-cell/>
          <table:table-cell table:formula="of:=137*POWER(1+EXP((1960-[.A139])/27);-1)" office:value-type="float" office:value="98.1259778780656">
            <text:p>98.1259778781</text:p>
          </table:table-cell>
          <table:table-cell table:formula="of:=42*EXP(-1*POWER((1975-[.A139])/16;2))" office:value-type="float" office:value="28.4186215387926">
            <text:p>28.4186215388</text:p>
          </table:table-cell>
          <table:table-cell table:formula="of:=12*EXP(-1*POWER(([.A139]-1915)/25;2))" office:value-type="float" office:value="0.00472402848786094">
            <text:p>0.0047240285</text:p>
          </table:table-cell>
          <table:table-cell/>
          <table:table-cell table:formula="of:=2+[.C139]+[.D139]+[.E139]" office:value-type="float" office:value="128.549323445346">
            <text:p>128.5493234453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/>
          <table:table-cell table:formula="of:=137*POWER(1+EXP((1960-[.A140])/27);-1)" office:value-type="float" office:value="99.1489066814843">
            <text:p>99.1489066815</text:p>
          </table:table-cell>
          <table:table-cell table:formula="of:=42*EXP(-1*POWER((1975-[.A140])/16;2))" office:value-type="float" office:value="26.1804609763046">
            <text:p>26.1804609763</text:p>
          </table:table-cell>
          <table:table-cell table:formula="of:=12*EXP(-1*POWER(([.A140]-1915)/25;2))" office:value-type="float" office:value="0.00376995071628166">
            <text:p>0.0037699507</text:p>
          </table:table-cell>
          <table:table-cell/>
          <table:table-cell table:formula="of:=2+[.C140]+[.D140]+[.E140]" office:value-type="float" office:value="127.333137608505">
            <text:p>127.3331376085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/>
          <table:table-cell table:formula="of:=137*POWER(1+EXP((1960-[.A141])/27);-1)" office:value-type="float" office:value="100.155025272311">
            <text:p>100.1550252723</text:p>
          </table:table-cell>
          <table:table-cell table:formula="of:=42*EXP(-1*POWER((1975-[.A141])/16;2))" office:value-type="float" office:value="23.9308786386988">
            <text:p>23.9308786387</text:p>
          </table:table-cell>
          <table:table-cell table:formula="of:=12*EXP(-1*POWER(([.A141]-1915)/25;2))" office:value-type="float" office:value="0.00299894910441267">
            <text:p>0.0029989491</text:p>
          </table:table-cell>
          <table:table-cell/>
          <table:table-cell table:formula="of:=2+[.C141]+[.D141]+[.E141]" office:value-type="float" office:value="126.088902860114">
            <text:p>126.0889028601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/>
          <table:table-cell table:formula="of:=137*POWER(1+EXP((1960-[.A142])/27);-1)" office:value-type="float" office:value="101.144071740466">
            <text:p>101.1440717405</text:p>
          </table:table-cell>
          <table:table-cell table:formula="of:=42*EXP(-1*POWER((1975-[.A142])/16;2))" office:value-type="float" office:value="21.7043644767422">
            <text:p>21.7043644767</text:p>
          </table:table-cell>
          <table:table-cell table:formula="of:=12*EXP(-1*POWER(([.A142]-1915)/25;2))" office:value-type="float" office:value="0.00237800506633808">
            <text:p>0.0023780051</text:p>
          </table:table-cell>
          <table:table-cell/>
          <table:table-cell table:formula="of:=2+[.C142]+[.D142]+[.E142]" office:value-type="float" office:value="124.850814222274">
            <text:p>124.8508142223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/>
          <table:table-cell table:formula="of:=137*POWER(1+EXP((1960-[.A143])/27);-1)" office:value-type="float" office:value="102.115815997962">
            <text:p>102.115815998</text:p>
          </table:table-cell>
          <table:table-cell table:formula="of:=42*EXP(-1*POWER((1975-[.A143])/16;2))" office:value-type="float" office:value="19.5318139016304">
            <text:p>19.5318139016</text:p>
          </table:table-cell>
          <table:table-cell table:formula="of:=12*EXP(-1*POWER(([.A143]-1915)/25;2))" office:value-type="float" office:value="0.00187960552701631">
            <text:p>0.0018796055</text:p>
          </table:table-cell>
          <table:table-cell/>
          <table:table-cell table:formula="of:=2+[.C143]+[.D143]+[.E143]" office:value-type="float" office:value="123.64950950512">
            <text:p>123.6495095051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/>
          <table:table-cell table:formula="of:=137*POWER(1+EXP((1960-[.A144])/27);-1)" office:value-type="float" office:value="103.070059243947">
            <text:p>103.0700592439</text:p>
          </table:table-cell>
          <table:table-cell table:formula="of:=42*EXP(-1*POWER((1975-[.A144])/16;2))" office:value-type="float" office:value="17.4399468046373">
            <text:p>17.4399468046</text:p>
          </table:table-cell>
          <table:table-cell table:formula="of:=12*EXP(-1*POWER(([.A144]-1915)/25;2))" office:value-type="float" office:value="0.00148091764904015">
            <text:p>0.0014809176</text:p>
          </table:table-cell>
          <table:table-cell/>
          <table:table-cell table:formula="of:=2+[.C144]+[.D144]+[.E144]" office:value-type="float" office:value="122.511486966234">
            <text:p>122.5114869662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/>
          <table:table-cell table:formula="of:=137*POWER(1+EXP((1960-[.A145])/27);-1)" office:value-type="float" office:value="104.006633337083">
            <text:p>104.0066333371</text:p>
          </table:table-cell>
          <table:table-cell table:formula="of:=42*EXP(-1*POWER((1975-[.A145])/16;2))" office:value-type="float" office:value="15.4509365292006">
            <text:p>15.4509365292</text:p>
          </table:table-cell>
          <table:table-cell table:formula="of:=12*EXP(-1*POWER(([.A145]-1915)/25;2))" office:value-type="float" office:value="0.00116306868326472">
            <text:p>0.0011630687</text:p>
          </table:table-cell>
          <table:table-cell/>
          <table:table-cell table:formula="of:=2+[.C145]+[.D145]+[.E145]" office:value-type="float" office:value="121.458732934967">
            <text:p>121.458732935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/>
          <table:table-cell table:formula="of:=137*POWER(1+EXP((1960-[.A146])/27);-1)" office:value-type="float" office:value="104.925400082988">
            <text:p>104.925400083</text:p>
          </table:table-cell>
          <table:table-cell table:formula="of:=42*EXP(-1*POWER((1975-[.A146])/16;2))" office:value-type="float" office:value="13.5822442281752">
            <text:p>13.5822442282</text:p>
          </table:table-cell>
          <table:table-cell table:formula="of:=12*EXP(-1*POWER(([.A146]-1915)/25;2))" office:value-type="float" office:value="0.000910521222713624">
            <text:p>0.0009105212</text:p>
          </table:table-cell>
          <table:table-cell/>
          <table:table-cell table:formula="of:=2+[.C146]+[.D146]+[.E146]" office:value-type="float" office:value="120.508554832386">
            <text:p>120.5085548324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/>
          <table:table-cell table:formula="of:=137*POWER(1+EXP((1960-[.A147])/27);-1)" office:value-type="float" office:value="105.826250444584">
            <text:p>105.8262504446</text:p>
          </table:table-cell>
          <table:table-cell table:formula="of:=42*EXP(-1*POWER((1975-[.A147])/16;2))" office:value-type="float" office:value="11.8466439711403">
            <text:p>11.8466439711</text:p>
          </table:table-cell>
          <table:table-cell table:formula="of:=12*EXP(-1*POWER(([.A147]-1915)/25;2))" office:value-type="float" office:value="0.000710534289710249">
            <text:p>0.0007105343</text:p>
          </table:table-cell>
          <table:table-cell/>
          <table:table-cell table:formula="of:=2+[.C147]+[.D147]+[.E147]" office:value-type="float" office:value="119.673604950014">
            <text:p>119.67360495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/>
          <table:table-cell table:formula="of:=137*POWER(1+EXP((1960-[.A148])/27);-1)" office:value-type="float" office:value="106.709103683287">
            <text:p>106.7091036833</text:p>
          </table:table-cell>
          <table:table-cell table:formula="of:=42*EXP(-1*POWER((1975-[.A148])/16;2))" office:value-type="float" office:value="10.2524158273133">
            <text:p>10.2524158273</text:p>
          </table:table-cell>
          <table:table-cell table:formula="of:=12*EXP(-1*POWER(([.A148]-1915)/25;2))" office:value-type="float" office:value="0.000552701021895191">
            <text:p>0.000552701</text:p>
          </table:table-cell>
          <table:table-cell/>
          <table:table-cell table:formula="of:=2+[.C148]+[.D148]+[.E148]" office:value-type="float" office:value="118.962072211622">
            <text:p>118.9620722116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/>
          <table:table-cell table:formula="of:=137*POWER(1+EXP((1960-[.A149])/27);-1)" office:value-type="float" office:value="107.573906438938">
            <text:p>107.5739064389</text:p>
          </table:table-cell>
          <table:table-cell table:formula="of:=42*EXP(-1*POWER((1975-[.A149])/16;2))" office:value-type="float" office:value="8.80367826034611">
            <text:p>8.8036782603</text:p>
          </table:table-cell>
          <table:table-cell table:formula="of:=12*EXP(-1*POWER(([.A149]-1915)/25;2))" office:value-type="float" office:value="0.000428554195699622">
            <text:p>0.0004285542</text:p>
          </table:table-cell>
          <table:table-cell/>
          <table:table-cell table:formula="of:=2+[.C149]+[.D149]+[.E149]" office:value-type="float" office:value="118.37801325348">
            <text:p>118.3780132535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/>
          <table:table-cell table:formula="of:=137*POWER(1+EXP((1960-[.A150])/27);-1)" office:value-type="float" office:value="108.420631756332">
            <text:p>108.4206317563</text:p>
          </table:table-cell>
          <table:table-cell table:formula="of:=42*EXP(-1*POWER((1975-[.A150])/16;2))" office:value-type="float" office:value="7.5008276537223">
            <text:p>7.5008276537</text:p>
          </table:table-cell>
          <table:table-cell table:formula="of:=12*EXP(-1*POWER(([.A150]-1915)/25;2))" office:value-type="float" office:value="0.000331231394359712">
            <text:p>0.0003312314</text:p>
          </table:table-cell>
          <table:table-cell/>
          <table:table-cell table:formula="of:=2+[.C150]+[.D150]+[.E150]" office:value-type="float" office:value="117.921790641449">
            <text:p>117.9217906414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/>
          <table:table-cell table:formula="of:=137*POWER(1+EXP((1960-[.A151])/27);-1)" office:value-type="float" office:value="109.249278066038">
            <text:p>109.249278066</text:p>
          </table:table-cell>
          <table:table-cell table:formula="of:=42*EXP(-1*POWER((1975-[.A151])/16;2))" office:value-type="float" office:value="6.34105157514841">
            <text:p>6.3410515751</text:p>
          </table:table-cell>
          <table:table-cell table:formula="of:=12*EXP(-1*POWER(([.A151]-1915)/25;2))" office:value-type="float" office:value="0.00025519225640056">
            <text:p>0.0002551923</text:p>
          </table:table-cell>
          <table:table-cell/>
          <table:table-cell table:formula="of:=2+[.C151]+[.D151]+[.E151]" office:value-type="float" office:value="117.590584833443">
            <text:p>117.5905848334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/>
          <table:table-cell table:formula="of:=137*POWER(1+EXP((1960-[.A152])/27);-1)" office:value-type="float" office:value="110.059868127038">
            <text:p>110.059868127</text:p>
          </table:table-cell>
          <table:table-cell table:formula="of:=42*EXP(-1*POWER((1975-[.A152])/16;2))" office:value-type="float" office:value="5.31888326265189">
            <text:p>5.3188832627</text:p>
          </table:table-cell>
          <table:table-cell table:formula="of:=12*EXP(-1*POWER(([.A152]-1915)/25;2))" office:value-type="float" office:value="0.00019598090044092">
            <text:p>0.0001959809</text:p>
          </table:table-cell>
          <table:table-cell/>
          <table:table-cell table:formula="of:=2+[.C152]+[.D152]+[.E152]" office:value-type="float" office:value="117.37894737059">
            <text:p>117.3789473706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/>
          <table:table-cell table:formula="of:=137*POWER(1+EXP((1960-[.A153])/27);-1)" office:value-type="float" office:value="110.852447938453">
            <text:p>110.8524479385</text:p>
          </table:table-cell>
          <table:table-cell table:formula="of:=42*EXP(-1*POWER((1975-[.A153])/16;2))" office:value-type="float" office:value="4.4267674315983">
            <text:p>4.4267674316</text:p>
          </table:table-cell>
          <table:table-cell table:formula="of:=12*EXP(-1*POWER(([.A153]-1915)/25;2))" office:value-type="float" office:value="0.000150027289530497">
            <text:p>0.0001500273</text:p>
          </table:table-cell>
          <table:table-cell/>
          <table:table-cell table:formula="of:=2+[.C153]+[.D153]+[.E153]" office:value-type="float" office:value="117.279365397341">
            <text:p>117.2793653973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/>
          <table:table-cell table:formula="of:=137*POWER(1+EXP((1960-[.A154])/27);-1)" office:value-type="float" office:value="111.627085627369">
            <text:p>111.6270856274</text:p>
          </table:table-cell>
          <table:table-cell table:formula="of:=42*EXP(-1*POWER((1975-[.A154])/16;2))" office:value-type="float" office:value="3.65561144156139">
            <text:p>3.6556114416</text:p>
          </table:table-cell>
          <table:table-cell table:formula="of:=12*EXP(-1*POWER(([.A154]-1915)/25;2))" office:value-type="float" office:value="0.000114481954476951">
            <text:p>0.000114482</text:p>
          </table:table-cell>
          <table:table-cell/>
          <table:table-cell table:formula="of:=2+[.C154]+[.D154]+[.E154]" office:value-type="float" office:value="117.282811550885">
            <text:p>117.2828115509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/>
          <table:table-cell table:formula="of:=137*POWER(1+EXP((1960-[.A155])/27);-1)" office:value-type="float" office:value="112.383870319428">
            <text:p>112.3838703194</text:p>
          </table:table-cell>
          <table:table-cell table:formula="of:=42*EXP(-1*POWER((1975-[.A155])/16;2))" office:value-type="float" office:value="2.99530067330584">
            <text:p>2.9953006733</text:p>
          </table:table-cell>
          <table:table-cell table:formula="of:=12*EXP(-1*POWER(([.A155]-1915)/25;2))" office:value-type="float" office:value="0.0000870791267126656">
            <text:p>8.70791267126656E-005</text:p>
          </table:table-cell>
          <table:table-cell/>
          <table:table-cell table:formula="of:=2+[.C155]+[.D155]+[.E155]" office:value-type="float" office:value="117.37925807186">
            <text:p>117.3792580719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/>
          <table:table-cell table:formula="of:=137*POWER(1+EXP((1960-[.A156])/27);-1)" office:value-type="float" office:value="113.122910998534">
            <text:p>113.1229109985</text:p>
          </table:table-cell>
          <table:table-cell table:formula="of:=42*EXP(-1*POWER((1975-[.A156])/16;2))" office:value-type="float" office:value="2.43516220501068">
            <text:p>2.435162205</text:p>
          </table:table-cell>
          <table:table-cell table:formula="of:=12*EXP(-1*POWER(([.A156]-1915)/25;2))" office:value-type="float" office:value="0.0000660239270740162">
            <text:p>6.60239270740162E-005</text:p>
          </table:table-cell>
          <table:table-cell/>
          <table:table-cell table:formula="of:=2+[.C156]+[.D156]+[.E156]" office:value-type="float" office:value="117.558139227472">
            <text:p>117.5581392275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/>
          <table:table-cell table:formula="of:=137*POWER(1+EXP((1960-[.A157])/27);-1)" office:value-type="float" office:value="113.844335361638">
            <text:p>113.8443353616</text:p>
          </table:table-cell>
          <table:table-cell table:formula="of:=42*EXP(-1*POWER((1975-[.A157])/16;2))" office:value-type="float" office:value="1.96436614012628">
            <text:p>1.9643661401</text:p>
          </table:table-cell>
          <table:table-cell table:formula="of:=12*EXP(-1*POWER(([.A157]-1915)/25;2))" office:value-type="float" office:value="0.0000498998106295999">
            <text:p>4.98998106295999E-005</text:p>
          </table:table-cell>
          <table:table-cell/>
          <table:table-cell table:formula="of:=2+[.C157]+[.D157]+[.E157]" office:value-type="float" office:value="117.808751401575">
            <text:p>117.8087514016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/>
          <table:table-cell table:formula="of:=137*POWER(1+EXP((1960-[.A158])/27);-1)" office:value-type="float" office:value="114.548288674172">
            <text:p>114.5482886742</text:p>
          </table:table-cell>
          <table:table-cell table:formula="of:=42*EXP(-1*POWER((1975-[.A158])/16;2))" office:value-type="float" office:value="1.57225888927805">
            <text:p>1.5722588893</text:p>
          </table:table-cell>
          <table:table-cell table:formula="of:=12*EXP(-1*POWER(([.A158]-1915)/25;2))" office:value-type="float" office:value="0.000037592975372872">
            <text:p>0.000037593</text:p>
          </table:table-cell>
          <table:table-cell/>
          <table:table-cell table:formula="of:=2+[.C158]+[.D158]+[.E158]" office:value-type="float" office:value="118.120585156425">
            <text:p>118.1205851564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/>
          <table:table-cell table:formula="of:=137*POWER(1+EXP((1960-[.A159])/27);-1)" office:value-type="float" office:value="115.234932631315">
            <text:p>115.2349326313</text:p>
          </table:table-cell>
          <table:table-cell table:formula="of:=42*EXP(-1*POWER((1975-[.A159])/16;2))" office:value-type="float" office:value="1.24862708821867">
            <text:p>1.2486270882</text:p>
          </table:table-cell>
          <table:table-cell table:formula="of:=12*EXP(-1*POWER(([.A159]-1915)/25;2))" office:value-type="float" office:value="0.0000282309024001172">
            <text:p>2.82309024001172E-005</text:p>
          </table:table-cell>
          <table:table-cell/>
          <table:table-cell table:formula="of:=2+[.C159]+[.D159]+[.E159]" office:value-type="float" office:value="118.483587950436">
            <text:p>118.4835879504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/>
          <table:table-cell table:formula="of:=137*POWER(1+EXP((1960-[.A160])/27);-1)" office:value-type="float" office:value="115.904444229858">
            <text:p>115.9044442299</text:p>
          </table:table-cell>
          <table:table-cell table:formula="of:=42*EXP(-1*POWER((1975-[.A160])/16;2))" office:value-type="float" office:value="0.983894471868876">
            <text:p>0.9838944719</text:p>
          </table:table-cell>
          <table:table-cell table:formula="of:=12*EXP(-1*POWER(([.A160]-1915)/25;2))" office:value-type="float" office:value="0.0000211326070983302">
            <text:p>2.11326070983302E-005</text:p>
          </table:table-cell>
          <table:table-cell/>
          <table:table-cell table:formula="of:=2+[.C160]+[.D160]+[.E160]" office:value-type="float" office:value="118.888359834334">
            <text:p>118.8883598343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/>
          <table:table-cell table:formula="of:=137*POWER(1+EXP((1960-[.A161])/27);-1)" office:value-type="float" office:value="116.557014655023">
            <text:p>116.557014655</text:p>
          </table:table-cell>
          <table:table-cell table:formula="of:=42*EXP(-1*POWER((1975-[.A161])/16;2))" office:value-type="float" office:value="0.769256833326836">
            <text:p>0.7692568333</text:p>
          </table:table-cell>
          <table:table-cell table:formula="of:=12*EXP(-1*POWER(([.A161]-1915)/25;2))" office:value-type="float" office:value="0.0000157685461798957">
            <text:p>1.57685461798957E-005</text:p>
          </table:table-cell>
          <table:table-cell/>
          <table:table-cell table:formula="of:=2+[.C161]+[.D161]+[.E161]" office:value-type="float" office:value="119.326287256896">
            <text:p>119.3262872569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/>
          <table:table-cell table:formula="of:=137*POWER(1+EXP((1960-[.A162])/27);-1)" office:value-type="float" office:value="117.192848186175">
            <text:p>117.1928481862</text:p>
          </table:table-cell>
          <table:table-cell table:formula="of:=42*EXP(-1*POWER((1975-[.A162])/16;2))" office:value-type="float" office:value="0.596762163110242">
            <text:p>0.5967621631</text:p>
          </table:table-cell>
          <table:table-cell table:formula="of:=12*EXP(-1*POWER(([.A162]-1915)/25;2))" office:value-type="float" office:value="0.000011728446406762">
            <text:p>1.1728446406762E-005</text:p>
          </table:table-cell>
          <table:table-cell/>
          <table:table-cell table:formula="of:=2+[.C162]+[.D162]+[.E162]" office:value-type="float" office:value="119.789622077731">
            <text:p>119.7896220777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/>
          <table:table-cell table:formula="of:=137*POWER(1+EXP((1960-[.A163])/27);-1)" office:value-type="float" office:value="117.812161124974">
            <text:p>117.812161125</text:p>
          </table:table-cell>
          <table:table-cell table:formula="of:=42*EXP(-1*POWER((1975-[.A163])/16;2))" office:value-type="float" office:value="0.459344235445409">
            <text:p>0.4593442354</text:p>
          </table:table-cell>
          <table:table-cell table:formula="of:=12*EXP(-1*POWER(([.A163]-1915)/25;2))" office:value-type="float" office:value="0.00000869560049696563">
            <text:p>8.69560049696563E-006</text:p>
          </table:table-cell>
          <table:table-cell/>
          <table:table-cell table:formula="of:=2+[.C163]+[.D163]+[.E163]" office:value-type="float" office:value="120.27151405602">
            <text:p>120.271514056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/>
          <table:table-cell table:formula="of:=137*POWER(1+EXP((1960-[.A164])/27);-1)" office:value-type="float" office:value="118.415180749096">
            <text:p>118.4151807491</text:p>
          </table:table-cell>
          <table:table-cell table:formula="of:=42*EXP(-1*POWER((1975-[.A164])/16;2))" office:value-type="float" office:value="0.350818377759403">
            <text:p>0.3508183778</text:p>
          </table:table-cell>
          <table:table-cell table:formula="of:=12*EXP(-1*POWER(([.A164]-1915)/25;2))" office:value-type="float" office:value="0.00000642641736335173">
            <text:p>6.42641736335173E-006</text:p>
          </table:table-cell>
          <table:table-cell/>
          <table:table-cell table:formula="of:=2+[.C164]+[.D164]+[.E164]" office:value-type="float" office:value="120.766005553273">
            <text:p>120.7660055533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/>
          <table:table-cell table:formula="of:=137*POWER(1+EXP((1960-[.A165])/27);-1)" office:value-type="float" office:value="119.002144294279">
            <text:p>119.0021442943</text:p>
          </table:table-cell>
          <table:table-cell table:formula="of:=42*EXP(-1*POWER((1975-[.A165])/16;2))" office:value-type="float" office:value="0.265848047954401">
            <text:p>0.265848048</text:p>
          </table:table-cell>
          <table:table-cell table:formula="of:=12*EXP(-1*POWER(([.A165]-1915)/25;2))" office:value-type="float" office:value="0.00000473422106715223">
            <text:p>4.73422106715223E-006</text:p>
          </table:table-cell>
          <table:table-cell/>
          <table:table-cell table:formula="of:=2+[.C165]+[.D165]+[.E165]" office:value-type="float" office:value="121.267997076455">
            <text:p>121.267997076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/>
          <table:table-cell table:formula="of:=137*POWER(1+EXP((1960-[.A166])/27);-1)" office:value-type="float" office:value="119.573297967074">
            <text:p>119.5732979671</text:p>
          </table:table-cell>
          <table:table-cell table:formula="of:=42*EXP(-1*POWER((1975-[.A166])/16;2))" office:value-type="float" office:value="0.199890286247272">
            <text:p>0.1998902862</text:p>
          </table:table-cell>
          <table:table-cell table:formula="of:=12*EXP(-1*POWER(([.A166]-1915)/25;2))" office:value-type="float" office:value="0.00000347646929289021">
            <text:p>3.47646929289021E-006</text:p>
          </table:table-cell>
          <table:table-cell/>
          <table:table-cell table:formula="of:=2+[.C166]+[.D166]+[.E166]" office:value-type="float" office:value="121.77319172979">
            <text:p>121.7731917298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/>
          <table:table-cell table:formula="of:=137*POWER(1+EXP((1960-[.A167])/27);-1)" office:value-type="float" office:value="120.128895990311">
            <text:p>120.1288959903</text:p>
          </table:table-cell>
          <table:table-cell table:formula="of:=42*EXP(-1*POWER((1975-[.A167])/16;2))" office:value-type="float" office:value="0.149127239404187">
            <text:p>0.1491272394</text:p>
          </table:table-cell>
          <table:table-cell table:formula="of:=12*EXP(-1*POWER(([.A167]-1915)/25;2))" office:value-type="float" office:value="0.00000254471130584858">
            <text:p>2.54471130584858E-006</text:p>
          </table:table-cell>
          <table:table-cell/>
          <table:table-cell table:formula="of:=2+[.C167]+[.D167]+[.E167]" office:value-type="float" office:value="122.278025774426">
            <text:p>122.278025774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/>
          <table:table-cell table:formula="of:=137*POWER(1+EXP((1960-[.A168])/27);-1)" office:value-type="float" office:value="120.66919968297">
            <text:p>120.669199683</text:p>
          </table:table-cell>
          <table:table-cell table:formula="of:=42*EXP(-1*POWER((1975-[.A168])/16;2))" office:value-type="float" office:value="0.110389900343844">
            <text:p>0.1103899003</text:p>
          </table:table-cell>
          <table:table-cell table:formula="of:=12*EXP(-1*POWER(([.A168]-1915)/25;2))" office:value-type="float" office:value="0.00000185673061597469">
            <text:p>1.85673061597469E-006</text:p>
          </table:table-cell>
          <table:table-cell/>
          <table:table-cell table:formula="of:=2+[.C168]+[.D168]+[.E168]" office:value-type="float" office:value="122.779591440044">
            <text:p>122.77959144</text:p>
          </table:table-cell>
        </table:table-row>
        <table:table-row table:style-name="ro1">
          <table:table-cell office:value-type="float" office:value="2015">
            <text:p>2015</text:p>
          </table:table-cell>
          <table:table-cell/>
          <table:table-cell table:formula="of:=137*POWER(1+EXP((1960-[.A169])/27);-1)" office:value-type="float" office:value="121.194476575801">
            <text:p>121.1944765758</text:p>
          </table:table-cell>
          <table:table-cell table:formula="of:=42*EXP(-1*POWER((1975-[.A169])/16;2))" office:value-type="float" office:value="0.0810790737215638">
            <text:p>0.0810790737</text:p>
          </table:table-cell>
          <table:table-cell table:formula="of:=12*EXP(-1*POWER(([.A169]-1915)/25;2))" office:value-type="float" office:value="0.00000135042209663111">
            <text:p>1.35042209663111E-006</text:p>
          </table:table-cell>
          <table:table-cell/>
          <table:table-cell table:formula="of:=2+[.C169]+[.D169]+[.E169]" office:value-type="float" office:value="123.275556999945">
            <text:p>123.2755569999</text:p>
          </table:table-cell>
        </table:table-row>
        <table:table-row table:style-name="ro1">
          <table:table-cell office:value-type="float" office:value="2016">
            <text:p>2016</text:p>
          </table:table-cell>
          <table:table-cell/>
          <table:table-cell table:formula="of:=137*POWER(1+EXP((1960-[.A170])/27);-1)" office:value-type="float" office:value="121.704999563749">
            <text:p>121.7049995638</text:p>
          </table:table-cell>
          <table:table-cell table:formula="of:=42*EXP(-1*POWER((1975-[.A170])/16;2))" office:value-type="float" office:value="0.0590874557521147">
            <text:p>0.0590874558</text:p>
          </table:table-cell>
          <table:table-cell table:formula="of:=12*EXP(-1*POWER(([.A170]-1915)/25;2))" office:value-type="float" office:value="0.000000979039987292238">
            <text:p>0.000000979</text:p>
          </table:table-cell>
          <table:table-cell/>
          <table:table-cell table:formula="of:=2+[.C170]+[.D170]+[.E170]" office:value-type="float" office:value="123.764087998541">
            <text:p>123.7640879985</text:p>
          </table:table-cell>
        </table:table-row>
        <table:table-row table:style-name="ro1">
          <table:table-cell office:value-type="float" office:value="2017">
            <text:p>2017</text:p>
          </table:table-cell>
          <table:table-cell/>
          <table:table-cell table:formula="of:=137*POWER(1+EXP((1960-[.A171])/27);-1)" office:value-type="float" office:value="122.201046095952">
            <text:p>122.201046096</text:p>
          </table:table-cell>
          <table:table-cell table:formula="of:=42*EXP(-1*POWER((1975-[.A171])/16;2))" office:value-type="float" office:value="0.0427256694318174">
            <text:p>0.0427256694</text:p>
          </table:table-cell>
          <table:table-cell table:formula="of:=12*EXP(-1*POWER(([.A171]-1915)/25;2))" office:value-type="float" office:value="0.000000707524661910861">
            <text:p>7.07524661910861E-007</text:p>
          </table:table-cell>
          <table:table-cell/>
          <table:table-cell table:formula="of:=2+[.C171]+[.D171]+[.E171]" office:value-type="float" office:value="124.243772472908">
            <text:p>124.2437724729</text:p>
          </table:table-cell>
        </table:table-row>
        <table:table-row table:style-name="ro1">
          <table:table-cell office:value-type="float" office:value="2018">
            <text:p>2018</text:p>
          </table:table-cell>
          <table:table-cell/>
          <table:table-cell table:formula="of:=137*POWER(1+EXP((1960-[.A172])/27);-1)" office:value-type="float" office:value="122.682897403817">
            <text:p>122.6828974038</text:p>
          </table:table-cell>
          <table:table-cell table:formula="of:=42*EXP(-1*POWER((1975-[.A172])/16;2))" office:value-type="float" office:value="0.0306541682200737">
            <text:p>0.0306541682</text:p>
          </table:table-cell>
          <table:table-cell table:formula="of:=12*EXP(-1*POWER(([.A172]-1915)/25;2))" office:value-type="float" office:value="0.000000509674601970081">
            <text:p>5.09674601970081E-007</text:p>
          </table:table-cell>
          <table:table-cell/>
          <table:table-cell table:formula="of:=2+[.C172]+[.D172]+[.E172]" office:value-type="float" office:value="124.713552081712">
            <text:p>124.7135520817</text:p>
          </table:table-cell>
        </table:table-row>
        <table:table-row table:style-name="ro1">
          <table:table-cell office:value-type="float" office:value="2019">
            <text:p>2019</text:p>
          </table:table-cell>
          <table:table-cell/>
          <table:table-cell table:formula="of:=137*POWER(1+EXP((1960-[.A173])/27);-1)" office:value-type="float" office:value="123.150837767446">
            <text:p>123.1508377674</text:p>
          </table:table-cell>
          <table:table-cell table:formula="of:=42*EXP(-1*POWER((1975-[.A173])/16;2))" office:value-type="float" office:value="0.0218221366505032">
            <text:p>0.0218221367</text:p>
          </table:table-cell>
          <table:table-cell table:formula="of:=12*EXP(-1*POWER(([.A173]-1915)/25;2))" office:value-type="float" office:value="0.000000365977730797404">
            <text:p>0.000000366</text:p>
          </table:table-cell>
          <table:table-cell/>
          <table:table-cell table:formula="of:=2+[.C173]+[.D173]+[.E173]" office:value-type="float" office:value="125.172660270075">
            <text:p>125.1726602701</text:p>
          </table:table-cell>
        </table:table-row>
        <table:table-row table:style-name="ro1">
          <table:table-cell office:value-type="float" office:value="2020">
            <text:p>2020</text:p>
          </table:table-cell>
          <table:table-cell/>
          <table:table-cell table:formula="of:=137*POWER(1+EXP((1960-[.A174])/27);-1)" office:value-type="float" office:value="123.605153820441">
            <text:p>123.6051538204</text:p>
          </table:table-cell>
          <table:table-cell table:formula="of:=42*EXP(-1*POWER((1975-[.A174])/16;2))" office:value-type="float" office:value="0.0154138837774863">
            <text:p>0.0154138838</text:p>
          </table:table-cell>
          <table:table-cell table:formula="of:=12*EXP(-1*POWER(([.A174]-1915)/25;2))" office:value-type="float" office:value="0.000000261954935415057">
            <text:p>0.000000262</text:p>
          </table:table-cell>
          <table:table-cell/>
          <table:table-cell table:formula="of:=2+[.C174]+[.D174]+[.E174]" office:value-type="float" office:value="125.620567966173">
            <text:p>125.6205679662</text:p>
          </table:table-cell>
        </table:table-row>
        <table:table-row table:style-name="ro1">
          <table:table-cell office:value-type="float" office:value="2021">
            <text:p>2021</text:p>
          </table:table-cell>
          <table:table-cell/>
          <table:table-cell table:formula="of:=137*POWER(1+EXP((1960-[.A175])/27);-1)" office:value-type="float" office:value="124.046133892937">
            <text:p>124.0461338929</text:p>
          </table:table-cell>
          <table:table-cell table:formula="of:=42*EXP(-1*POWER((1975-[.A175])/16;2))" office:value-type="float" office:value="0.0108027409896279">
            <text:p>0.010802741</text:p>
          </table:table-cell>
          <table:table-cell table:formula="of:=12*EXP(-1*POWER(([.A175]-1915)/25;2))" office:value-type="float" office:value="0.000000186899770537944">
            <text:p>1.86899770537944E-007</text:p>
          </table:table-cell>
          <table:table-cell/>
          <table:table-cell table:formula="of:=2+[.C175]+[.D175]+[.E175]" office:value-type="float" office:value="126.056936820827">
            <text:p>126.0569368208</text:p>
          </table:table-cell>
        </table:table-row>
        <table:table-row table:style-name="ro1">
          <table:table-cell office:value-type="float" office:value="2022">
            <text:p>2022</text:p>
          </table:table-cell>
          <table:table-cell/>
          <table:table-cell table:formula="of:=137*POWER(1+EXP((1960-[.A176])/27);-1)" office:value-type="float" office:value="124.47406739254">
            <text:p>124.4740673925</text:p>
          </table:table-cell>
          <table:table-cell table:formula="of:=42*EXP(-1*POWER((1975-[.A176])/16;2))" office:value-type="float" office:value="0.00751212699413433">
            <text:p>0.007512127</text:p>
          </table:table-cell>
          <table:table-cell table:formula="of:=12*EXP(-1*POWER(([.A176]-1915)/25;2))" office:value-type="float" office:value="0.000000132923328790208">
            <text:p>1.32923328790208E-007</text:p>
          </table:table-cell>
          <table:table-cell/>
          <table:table-cell table:formula="of:=2+[.C176]+[.D176]+[.E176]" office:value-type="float" office:value="126.481579652457">
            <text:p>126.4815796525</text:p>
          </table:table-cell>
        </table:table-row>
        <table:table-row table:style-name="ro1">
          <table:table-cell office:value-type="float" office:value="2023">
            <text:p>2023</text:p>
          </table:table-cell>
          <table:table-cell/>
          <table:table-cell table:formula="of:=137*POWER(1+EXP((1960-[.A177])/27);-1)" office:value-type="float" office:value="124.889244222633">
            <text:p>124.8892442226</text:p>
          </table:table-cell>
          <table:table-cell table:formula="of:=42*EXP(-1*POWER((1975-[.A177])/16;2))" office:value-type="float" office:value="0.00518321177164054">
            <text:p>0.0051832118</text:p>
          </table:table-cell>
          <table:table-cell table:formula="of:=12*EXP(-1*POWER(([.A177]-1915)/25;2))" office:value-type="float" office:value="0.0000000942331929920148">
            <text:p>9.42331929920148E-008</text:p>
          </table:table-cell>
          <table:table-cell/>
          <table:table-cell table:formula="of:=2+[.C177]+[.D177]+[.E177]" office:value-type="float" office:value="126.894427528638">
            <text:p>126.8944275286</text:p>
          </table:table-cell>
        </table:table-row>
        <table:table-row table:style-name="ro1">
          <table:table-cell office:value-type="float" office:value="2024">
            <text:p>2024</text:p>
          </table:table-cell>
          <table:table-cell/>
          <table:table-cell table:formula="of:=137*POWER(1+EXP((1960-[.A178])/27);-1)" office:value-type="float" office:value="125.291954237451">
            <text:p>125.2919542375</text:p>
          </table:table-cell>
          <table:table-cell table:formula="of:=42*EXP(-1*POWER((1975-[.A178])/16;2))" office:value-type="float" office:value="0.00354847753197195">
            <text:p>0.0035484775</text:p>
          </table:table-cell>
          <table:table-cell table:formula="of:=12*EXP(-1*POWER(([.A178]-1915)/25;2))" office:value-type="float" office:value="0.0000000665912033329174">
            <text:p>6.65912033329174E-008</text:p>
          </table:table-cell>
          <table:table-cell/>
          <table:table-cell table:formula="of:=2+[.C178]+[.D178]+[.E178]" office:value-type="float" office:value="127.295502781574">
            <text:p>127.2955027816</text:p>
          </table:table-cell>
        </table:table-row>
        <table:table-row table:style-name="ro1">
          <table:table-cell office:value-type="float" office:value="2025">
            <text:p>2025</text:p>
          </table:table-cell>
          <table:table-cell/>
          <table:table-cell table:formula="of:=137*POWER(1+EXP((1960-[.A179])/27);-1)" office:value-type="float" office:value="125.682486733119">
            <text:p>125.6824867331</text:p>
          </table:table-cell>
          <table:table-cell table:formula="of:=42*EXP(-1*POWER((1975-[.A179])/16;2))" office:value-type="float" office:value="0.00241041732705769">
            <text:p>0.0024104173</text:p>
          </table:table-cell>
          <table:table-cell table:formula="of:=12*EXP(-1*POWER(([.A179]-1915)/25;2))" office:value-type="float" office:value="0.0000000469072612111782">
            <text:p>4.69072612111782E-008</text:p>
          </table:table-cell>
          <table:table-cell/>
          <table:table-cell table:formula="of:=2+[.C179]+[.D179]+[.E179]" office:value-type="float" office:value="127.684897197354">
            <text:p>127.6848971974</text:p>
          </table:table-cell>
        </table:table-row>
        <table:table-row table:style-name="ro1">
          <table:table-cell office:value-type="float" office:value="2026">
            <text:p>2026</text:p>
          </table:table-cell>
          <table:table-cell/>
          <table:table-cell table:formula="of:=137*POWER(1+EXP((1960-[.A180])/27);-1)" office:value-type="float" office:value="126.061129973798">
            <text:p>126.0611299738</text:p>
          </table:table-cell>
          <table:table-cell table:formula="of:=42*EXP(-1*POWER((1975-[.A180])/16;2))" office:value-type="float" office:value="0.00162461139763376">
            <text:p>0.0016246114</text:p>
          </table:table-cell>
          <table:table-cell table:formula="of:=12*EXP(-1*POWER(([.A180]-1915)/25;2))" office:value-type="float" office:value="0.000000032936204278493">
            <text:p>3.2936204278493E-008</text:p>
          </table:table-cell>
          <table:table-cell/>
          <table:table-cell table:formula="of:=2+[.C180]+[.D180]+[.E180]" office:value-type="float" office:value="128.062754618132">
            <text:p>128.0627546181</text:p>
          </table:table-cell>
        </table:table-row>
        <table:table-row table:style-name="ro1">
          <table:table-cell office:value-type="float" office:value="2027">
            <text:p>2027</text:p>
          </table:table-cell>
          <table:table-cell/>
          <table:table-cell table:formula="of:=137*POWER(1+EXP((1960-[.A181])/27);-1)" office:value-type="float" office:value="126.428170751957">
            <text:p>126.428170752</text:p>
          </table:table-cell>
          <table:table-cell table:formula="of:=42*EXP(-1*POWER((1975-[.A181])/16;2))" office:value-type="float" office:value="0.00108646020935147">
            <text:p>0.0010864602</text:p>
          </table:table-cell>
          <table:table-cell table:formula="of:=12*EXP(-1*POWER(([.A181]-1915)/25;2))" office:value-type="float" office:value="0.0000000230524599648329">
            <text:p>2.30524599648329E-008</text:p>
          </table:table-cell>
          <table:table-cell/>
          <table:table-cell table:formula="of:=2+[.C181]+[.D181]+[.E181]" office:value-type="float" office:value="128.429257235218">
            <text:p>128.4292572352</text:p>
          </table:table-cell>
        </table:table-row>
        <table:table-row table:style-name="ro1">
          <table:table-cell office:value-type="float" office:value="2028">
            <text:p>2028</text:p>
          </table:table-cell>
          <table:table-cell/>
          <table:table-cell table:formula="of:=137*POWER(1+EXP((1960-[.A182])/27);-1)" office:value-type="float" office:value="126.783893981732">
            <text:p>126.7838939817</text:p>
          </table:table-cell>
          <table:table-cell table:formula="of:=42*EXP(-1*POWER((1975-[.A182])/16;2))" office:value-type="float" office:value="0.000720916937627045">
            <text:p>0.0007209169</text:p>
          </table:table-cell>
          <table:table-cell table:formula="of:=12*EXP(-1*POWER(([.A182]-1915)/25;2))" office:value-type="float" office:value="0.0000000160831555751643">
            <text:p>1.60831555751643E-008</text:p>
          </table:table-cell>
          <table:table-cell/>
          <table:table-cell table:formula="of:=2+[.C182]+[.D182]+[.E182]" office:value-type="float" office:value="128.784614914753">
            <text:p>128.7846149148</text:p>
          </table:table-cell>
        </table:table-row>
        <table:table-row table:style-name="ro1">
          <table:table-cell office:value-type="float" office:value="2029">
            <text:p>2029</text:p>
          </table:table-cell>
          <table:table-cell/>
          <table:table-cell table:formula="of:=137*POWER(1+EXP((1960-[.A183])/27);-1)" office:value-type="float" office:value="127.128582324257">
            <text:p>127.1285823243</text:p>
          </table:table-cell>
          <table:table-cell table:formula="of:=42*EXP(-1*POWER((1975-[.A183])/16;2))" office:value-type="float" office:value="0.000474639313812145">
            <text:p>0.0004746393</text:p>
          </table:table-cell>
          <table:table-cell table:formula="of:=12*EXP(-1*POWER(([.A183]-1915)/25;2))" office:value-type="float" office:value="0.000000011184987604704">
            <text:p>1.1184987604704E-008</text:p>
          </table:table-cell>
          <table:table-cell/>
          <table:table-cell table:formula="of:=2+[.C183]+[.D183]+[.E183]" office:value-type="float" office:value="129.129056974756">
            <text:p>129.1290569748</text:p>
          </table:table-cell>
        </table:table-row>
        <table:table-row table:style-name="ro1">
          <table:table-cell office:value-type="float" office:value="2030">
            <text:p>2030</text:p>
          </table:table-cell>
          <table:table-cell/>
          <table:table-cell table:formula="of:=137*POWER(1+EXP((1960-[.A184])/27);-1)" office:value-type="float" office:value="127.462515843789">
            <text:p>127.4625158438</text:p>
          </table:table-cell>
          <table:table-cell table:formula="of:=42*EXP(-1*POWER((1975-[.A184])/16;2))" office:value-type="float" office:value="0.000310062511220038">
            <text:p>0.0003100625</text:p>
          </table:table-cell>
          <table:table-cell table:formula="of:=12*EXP(-1*POWER(([.A184]-1915)/25;2))" office:value-type="float" office:value="0.00000000775371812772736">
            <text:p>7.75371812772736E-009</text:p>
          </table:table-cell>
          <table:table-cell/>
          <table:table-cell table:formula="of:=2+[.C184]+[.D184]+[.E184]" office:value-type="float" office:value="129.462825914054">
            <text:p>129.4628259141</text:p>
          </table:table-cell>
        </table:table-row>
        <table:table-row table:style-name="ro1">
          <table:table-cell office:value-type="float" office:value="2031">
            <text:p>2031</text:p>
          </table:table-cell>
          <table:table-cell/>
          <table:table-cell table:formula="of:=137*POWER(1+EXP((1960-[.A185])/27);-1)" office:value-type="float" office:value="127.785971693458">
            <text:p>127.7859716935</text:p>
          </table:table-cell>
          <table:table-cell table:formula="of:=42*EXP(-1*POWER((1975-[.A185])/16;2))" office:value-type="float" office:value="0.000200974930469418">
            <text:p>0.0002009749</text:p>
          </table:table-cell>
          <table:table-cell table:formula="of:=12*EXP(-1*POWER(([.A185]-1915)/25;2))" office:value-type="float" office:value="0.00000000535790203314471">
            <text:p>5.35790203314471E-009</text:p>
          </table:table-cell>
          <table:table-cell/>
          <table:table-cell table:formula="of:=2+[.C185]+[.D185]+[.E185]" office:value-type="float" office:value="129.786172673746">
            <text:p>129.7861726737</text:p>
          </table:table-cell>
        </table:table-row>
        <table:table-row table:style-name="ro1">
          <table:table-cell office:value-type="float" office:value="2032">
            <text:p>2032</text:p>
          </table:table-cell>
          <table:table-cell/>
          <table:table-cell table:formula="of:=137*POWER(1+EXP((1960-[.A186])/27);-1)" office:value-type="float" office:value="128.099223829373">
            <text:p>128.0992238294</text:p>
          </table:table-cell>
          <table:table-cell table:formula="of:=42*EXP(-1*POWER((1975-[.A186])/16;2))" office:value-type="float" office:value="0.000129253284653775">
            <text:p>0.0001292533</text:p>
          </table:table-cell>
          <table:table-cell table:formula="of:=12*EXP(-1*POWER(([.A186]-1915)/25;2))" office:value-type="float" office:value="0.00000000369053888518189">
            <text:p>3.69053888518189E-009</text:p>
          </table:table-cell>
          <table:table-cell/>
          <table:table-cell table:formula="of:=2+[.C186]+[.D186]+[.E186]" office:value-type="float" office:value="130.099353086348">
            <text:p>130.0993530863</text:p>
          </table:table-cell>
        </table:table-row>
        <table:table-row table:style-name="ro1">
          <table:table-cell office:value-type="float" office:value="2033">
            <text:p>2033</text:p>
          </table:table-cell>
          <table:table-cell/>
          <table:table-cell table:formula="of:=137*POWER(1+EXP((1960-[.A187])/27);-1)" office:value-type="float" office:value="128.402542751863">
            <text:p>128.4025427519</text:p>
          </table:table-cell>
          <table:table-cell table:formula="of:=42*EXP(-1*POWER((1975-[.A187])/16;2))" office:value-type="float" office:value="0.0000824799452777497">
            <text:p>8.24799452777497E-005</text:p>
          </table:table-cell>
          <table:table-cell table:formula="of:=12*EXP(-1*POWER(([.A187]-1915)/25;2))" office:value-type="float" office:value="0.00000000253393260874922">
            <text:p>2.53393260874922E-009</text:p>
          </table:table-cell>
          <table:table-cell/>
          <table:table-cell table:formula="of:=2+[.C187]+[.D187]+[.E187]" office:value-type="float" office:value="130.402625234343">
            <text:p>130.4026252343</text:p>
          </table:table-cell>
        </table:table-row>
        <table:table-row table:style-name="ro1">
          <table:table-cell office:value-type="float" office:value="2034">
            <text:p>2034</text:p>
          </table:table-cell>
          <table:table-cell/>
          <table:table-cell table:formula="of:=137*POWER(1+EXP((1960-[.A188])/27);-1)" office:value-type="float" office:value="128.696195272582">
            <text:p>128.6961952726</text:p>
          </table:table-cell>
          <table:table-cell table:formula="of:=42*EXP(-1*POWER((1975-[.A188])/16;2))" office:value-type="float" office:value="0.0000522230478035798">
            <text:p>0.000052223</text:p>
          </table:table-cell>
          <table:table-cell table:formula="of:=12*EXP(-1*POWER(([.A188]-1915)/25;2))" office:value-type="float" office:value="0.00000000173424556631081">
            <text:p>1.73424556631081E-009</text:p>
          </table:table-cell>
          <table:table-cell/>
          <table:table-cell table:formula="of:=2+[.C188]+[.D188]+[.E188]" office:value-type="float" office:value="130.696247497364">
            <text:p>130.6962474974</text:p>
          </table:table-cell>
        </table:table-row>
        <table:table-row table:style-name="ro1">
          <table:table-cell office:value-type="float" office:value="2035">
            <text:p>2035</text:p>
          </table:table-cell>
          <table:table-cell/>
          <table:table-cell table:formula="of:=137*POWER(1+EXP((1960-[.A189])/27);-1)" office:value-type="float" office:value="128.980444306212">
            <text:p>128.9804443062</text:p>
          </table:table-cell>
          <table:table-cell table:formula="of:=42*EXP(-1*POWER((1975-[.A189])/16;2))" office:value-type="float" office:value="0.0000328082555148789">
            <text:p>3.28082555148789E-005</text:p>
          </table:table-cell>
          <table:table-cell table:formula="of:=12*EXP(-1*POWER(([.A189]-1915)/25;2))" office:value-type="float" office:value="0.00000000118314066911898">
            <text:p>1.18314066911898E-009</text:p>
          </table:table-cell>
          <table:table-cell/>
          <table:table-cell table:formula="of:=2+[.C189]+[.D189]+[.E189]" office:value-type="float" office:value="130.98047711565">
            <text:p>130.9804771157</text:p>
          </table:table-cell>
        </table:table-row>
        <table:table-row table:style-name="ro1">
          <table:table-cell office:value-type="float" office:value="2036">
            <text:p>2036</text:p>
          </table:table-cell>
          <table:table-cell/>
          <table:table-cell table:formula="of:=137*POWER(1+EXP((1960-[.A190])/27);-1)" office:value-type="float" office:value="129.255548685528">
            <text:p>129.2555486855</text:p>
          </table:table-cell>
          <table:table-cell table:formula="of:=42*EXP(-1*POWER((1975-[.A190])/16;2))" office:value-type="float" office:value="0.0000204508393620933">
            <text:p>2.04508393620933E-005</text:p>
          </table:table-cell>
          <table:table-cell table:formula="of:=12*EXP(-1*POWER(([.A190]-1915)/25;2))" office:value-type="float" office:value="0.000000000804585924612329">
            <text:p>8.04585924612329E-010</text:p>
          </table:table-cell>
          <table:table-cell/>
          <table:table-cell table:formula="of:=2+[.C190]+[.D190]+[.E190]" office:value-type="float" office:value="131.255569137172">
            <text:p>131.2555691372</text:p>
          </table:table-cell>
        </table:table-row>
        <table:table-row table:style-name="ro1">
          <table:table-cell office:value-type="float" office:value="2037">
            <text:p>2037</text:p>
          </table:table-cell>
          <table:table-cell/>
          <table:table-cell table:formula="of:=137*POWER(1+EXP((1960-[.A191])/27);-1)" office:value-type="float" office:value="129.521762998561">
            <text:p>129.5217629986</text:p>
          </table:table-cell>
          <table:table-cell table:formula="of:=42*EXP(-1*POWER((1975-[.A191])/16;2))" office:value-type="float" office:value="0.0000126487092734408">
            <text:p>1.26487092734408E-005</text:p>
          </table:table-cell>
          <table:table-cell table:formula="of:=12*EXP(-1*POWER(([.A191]-1915)/25;2))" office:value-type="float" office:value="0.000000000545404524278146">
            <text:p>5.45404524278146E-010</text:p>
          </table:table-cell>
          <table:table-cell/>
          <table:table-cell table:formula="of:=2+[.C191]+[.D191]+[.E191]" office:value-type="float" office:value="131.521775647816">
            <text:p>131.5217756478</text:p>
          </table:table-cell>
        </table:table-row>
        <table:table-row table:style-name="ro1">
          <table:table-cell office:value-type="float" office:value="2038">
            <text:p>2038</text:p>
          </table:table-cell>
          <table:table-cell/>
          <table:table-cell table:formula="of:=137*POWER(1+EXP((1960-[.A192])/27);-1)" office:value-type="float" office:value="129.779337446644">
            <text:p>129.7793374466</text:p>
          </table:table-cell>
          <table:table-cell table:formula="of:=42*EXP(-1*POWER((1975-[.A192])/16;2))" office:value-type="float" office:value="0.00000776226308426017">
            <text:p>7.76226308426017E-006</text:p>
          </table:table-cell>
          <table:table-cell table:formula="of:=12*EXP(-1*POWER(([.A192]-1915)/25;2))" office:value-type="float" office:value="0.000000000368532080827481">
            <text:p>3.68532080827481E-010</text:p>
          </table:table-cell>
          <table:table-cell/>
          <table:table-cell table:formula="of:=2+[.C192]+[.D192]+[.E192]" office:value-type="float" office:value="131.779345209276">
            <text:p>131.7793452093</text:p>
          </table:table-cell>
        </table:table-row>
        <table:table-row table:style-name="ro1">
          <table:table-cell office:value-type="float" office:value="2039">
            <text:p>2039</text:p>
          </table:table-cell>
          <table:table-cell/>
          <table:table-cell table:formula="of:=137*POWER(1+EXP((1960-[.A193])/27);-1)" office:value-type="float" office:value="130.028517722139">
            <text:p>130.0285177221</text:p>
          </table:table-cell>
          <table:table-cell table:formula="of:=42*EXP(-1*POWER((1975-[.A193])/16;2))" office:value-type="float" office:value="0.00000472647733820888">
            <text:p>4.72647733820888E-006</text:p>
          </table:table-cell>
          <table:table-cell table:formula="of:=12*EXP(-1*POWER(([.A193]-1915)/25;2))" office:value-type="float" office:value="0.000000000248223057100112">
            <text:p>2.48223057100112E-010</text:p>
          </table:table-cell>
          <table:table-cell/>
          <table:table-cell table:formula="of:=2+[.C193]+[.D193]+[.E193]" office:value-type="float" office:value="132.028522448865">
            <text:p>132.0285224489</text:p>
          </table:table-cell>
        </table:table-row>
        <table:table-row table:style-name="ro1">
          <table:table-cell office:value-type="float" office:value="2040">
            <text:p>2040</text:p>
          </table:table-cell>
          <table:table-cell/>
          <table:table-cell table:formula="of:=137*POWER(1+EXP((1960-[.A194])/27);-1)" office:value-type="float" office:value="130.269544904664">
            <text:p>130.2695449047</text:p>
          </table:table-cell>
          <table:table-cell table:formula="of:=42*EXP(-1*POWER((1975-[.A194])/16;2))" office:value-type="float" office:value="0.00000285557700566335">
            <text:p>2.85557700566335E-006</text:p>
          </table:table-cell>
          <table:table-cell table:formula="of:=12*EXP(-1*POWER(([.A194]-1915)/25;2))" office:value-type="float" office:value="0.000000000166655326379568">
            <text:p>1.66655326379568E-010</text:p>
          </table:table-cell>
          <table:table-cell/>
          <table:table-cell table:formula="of:=2+[.C194]+[.D194]+[.E194]" office:value-type="float" office:value="132.269547760408">
            <text:p>132.2695477604</text:p>
          </table:table-cell>
        </table:table-row>
        <table:table-row table:style-name="ro1">
          <table:table-cell office:value-type="float" office:value="2041">
            <text:p>2041</text:p>
          </table:table-cell>
          <table:table-cell/>
          <table:table-cell table:formula="of:=137*POWER(1+EXP((1960-[.A195])/27);-1)" office:value-type="float" office:value="130.502655374673">
            <text:p>130.5026553747</text:p>
          </table:table-cell>
          <table:table-cell table:formula="of:=42*EXP(-1*POWER((1975-[.A195])/16;2))" office:value-type="float" office:value="0.00000171181665209868">
            <text:p>1.71181665209868E-006</text:p>
          </table:table-cell>
          <table:table-cell table:formula="of:=12*EXP(-1*POWER(([.A195]-1915)/25;2))" office:value-type="float" office:value="0.000000000111533809116803">
            <text:p>1.11533809116803E-010</text:p>
          </table:table-cell>
          <table:table-cell/>
          <table:table-cell table:formula="of:=2+[.C195]+[.D195]+[.E195]" office:value-type="float" office:value="132.502657086602">
            <text:p>132.5026570866</text:p>
          </table:table-cell>
        </table:table-row>
        <table:table-row table:style-name="ro1">
          <table:table-cell office:value-type="float" office:value="2042">
            <text:p>2042</text:p>
          </table:table-cell>
          <table:table-cell/>
          <table:table-cell table:formula="of:=137*POWER(1+EXP((1960-[.A196])/27);-1)" office:value-type="float" office:value="130.72808074328">
            <text:p>130.7280807433</text:p>
          </table:table-cell>
          <table:table-cell table:formula="of:=42*EXP(-1*POWER((1975-[.A196])/16;2))" office:value-type="float" office:value="0.00000101818733750074">
            <text:p>1.01818733750074E-006</text:p>
          </table:table-cell>
          <table:table-cell table:formula="of:=12*EXP(-1*POWER(([.A196]-1915)/25;2))" office:value-type="float" office:value="0.0000000000744053438883933">
            <text:p>7.44053438883933E-011</text:p>
          </table:table-cell>
          <table:table-cell/>
          <table:table-cell table:formula="of:=2+[.C196]+[.D196]+[.E196]" office:value-type="float" office:value="132.728081761541">
            <text:p>132.7280817615</text:p>
          </table:table-cell>
        </table:table-row>
        <table:table-row table:style-name="ro1">
          <table:table-cell office:value-type="float" office:value="2043">
            <text:p>2043</text:p>
          </table:table-cell>
          <table:table-cell/>
          <table:table-cell table:formula="of:=137*POWER(1+EXP((1960-[.A197])/27);-1)" office:value-type="float" office:value="130.94604779724">
            <text:p>130.9460477972</text:p>
          </table:table-cell>
          <table:table-cell table:formula="of:=42*EXP(-1*POWER((1975-[.A197])/16;2))" office:value-type="float" office:value="0.000000600904160579843">
            <text:p>6.00904160579843E-007</text:p>
          </table:table-cell>
          <table:table-cell table:formula="of:=12*EXP(-1*POWER(([.A197]-1915)/25;2))" office:value-type="float" office:value="0.000000000049477982157299">
            <text:p>4.9477982157299E-011</text:p>
          </table:table-cell>
          <table:table-cell/>
          <table:table-cell table:formula="of:=2+[.C197]+[.D197]+[.E197]" office:value-type="float" office:value="132.946048398194">
            <text:p>132.9460483982</text:p>
          </table:table-cell>
        </table:table-row>
        <table:table-row table:style-name="ro1">
          <table:table-cell office:value-type="float" office:value="2044">
            <text:p>2044</text:p>
          </table:table-cell>
          <table:table-cell/>
          <table:table-cell table:formula="of:=137*POWER(1+EXP((1960-[.A198])/27);-1)" office:value-type="float" office:value="131.156778458061">
            <text:p>131.1567784581</text:p>
          </table:table-cell>
          <table:table-cell table:formula="of:=42*EXP(-1*POWER((1975-[.A198])/16;2))" office:value-type="float" office:value="0.000000351876128231227">
            <text:p>3.51876128231227E-007</text:p>
          </table:table-cell>
          <table:table-cell table:formula="of:=12*EXP(-1*POWER(([.A198]-1915)/25;2))" office:value-type="float" office:value="0.0000000000327966955771701">
            <text:p>3.27966955771701E-011</text:p>
          </table:table-cell>
          <table:table-cell/>
          <table:table-cell table:formula="of:=2+[.C198]+[.D198]+[.E198]" office:value-type="float" office:value="133.15677880997">
            <text:p>133.15677881</text:p>
          </table:table-cell>
        </table:table-row>
        <table:table-row table:style-name="ro1">
          <table:table-cell office:value-type="float" office:value="2045">
            <text:p>2045</text:p>
          </table:table-cell>
          <table:table-cell/>
          <table:table-cell table:formula="of:=137*POWER(1+EXP((1960-[.A199])/27);-1)" office:value-type="float" office:value="131.360489754219">
            <text:p>131.3604897542</text:p>
          </table:table-cell>
          <table:table-cell table:formula="of:=42*EXP(-1*POWER((1975-[.A199])/16;2))" office:value-type="float" office:value="0.000000204447343888544">
            <text:p>2.04447343888544E-007</text:p>
          </table:table-cell>
          <table:table-cell table:formula="of:=12*EXP(-1*POWER(([.A199]-1915)/25;2))" office:value-type="float" office:value="0.0000000000216699772501585">
            <text:p>2.16699772501585E-011</text:p>
          </table:table-cell>
          <table:table-cell/>
          <table:table-cell table:formula="of:=2+[.C199]+[.D199]+[.E199]" office:value-type="float" office:value="133.360489958688">
            <text:p>133.3604899587</text:p>
          </table:table-cell>
        </table:table-row>
        <table:table-row table:style-name="ro1">
          <table:table-cell office:value-type="float" office:value="2046">
            <text:p>2046</text:p>
          </table:table-cell>
          <table:table-cell/>
          <table:table-cell table:formula="of:=137*POWER(1+EXP((1960-[.A200])/27);-1)" office:value-type="float" office:value="131.557393805544">
            <text:p>131.5573938055</text:p>
          </table:table-cell>
          <table:table-cell table:formula="of:=42*EXP(-1*POWER((1975-[.A200])/16;2))" office:value-type="float" office:value="0.000000117863739264462">
            <text:p>1.17863739264462E-007</text:p>
          </table:table-cell>
          <table:table-cell table:formula="of:=12*EXP(-1*POWER(([.A200]-1915)/25;2))" office:value-type="float" office:value="0.0000000000142724023316224">
            <text:p>1.42724023316224E-011</text:p>
          </table:table-cell>
          <table:table-cell/>
          <table:table-cell table:formula="of:=2+[.C200]+[.D200]+[.E200]" office:value-type="float" office:value="133.557393923422">
            <text:p>133.5573939234</text:p>
          </table:table-cell>
        </table:table-row>
        <table:table-row table:style-name="ro1">
          <table:table-cell office:value-type="float" office:value="2047">
            <text:p>2047</text:p>
          </table:table-cell>
          <table:table-cell/>
          <table:table-cell table:formula="of:=137*POWER(1+EXP((1960-[.A201])/27);-1)" office:value-type="float" office:value="131.747697818826">
            <text:p>131.7476978188</text:p>
          </table:table-cell>
          <table:table-cell table:formula="of:=42*EXP(-1*POWER((1975-[.A201])/16;2))" office:value-type="float" office:value="0.0000000674195783177957">
            <text:p>6.74195783177957E-008</text:p>
          </table:table-cell>
          <table:table-cell table:formula="of:=12*EXP(-1*POWER(([.A201]-1915)/25;2))" office:value-type="float" office:value="0.00000000000937013745390662">
            <text:p>9.37013745390662E-012</text:p>
          </table:table-cell>
          <table:table-cell/>
          <table:table-cell table:formula="of:=2+[.C201]+[.D201]+[.E201]" office:value-type="float" office:value="133.747697886255">
            <text:p>133.7476978863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/>
          <table:table-cell table:formula="of:=137*POWER(1+EXP((1960-[.A202])/27);-1)" office:value-type="float" office:value="131.931604093779">
            <text:p>131.9316040938</text:p>
          </table:table-cell>
          <table:table-cell table:formula="of:=42*EXP(-1*POWER((1975-[.A202])/16;2))" office:value-type="float" office:value="0.0000000382647537642888">
            <text:p>3.82647537642888E-008</text:p>
          </table:table-cell>
          <table:table-cell table:formula="of:=12*EXP(-1*POWER(([.A202]-1915)/25;2))" office:value-type="float" office:value="0.00000000000613204172660516">
            <text:p>6.13204172660516E-012</text:p>
          </table:table-cell>
          <table:table-cell/>
          <table:table-cell table:formula="of:=2+[.C202]+[.D202]+[.E202]" office:value-type="float" office:value="133.93160413205">
            <text:p>133.9316041321</text:p>
          </table:table-cell>
        </table:table-row>
        <table:table-row table:style-name="ro1">
          <table:table-cell office:value-type="float" office:value="2049">
            <text:p>2049</text:p>
          </table:table-cell>
          <table:table-cell/>
          <table:table-cell table:formula="of:=137*POWER(1+EXP((1960-[.A203])/27);-1)" office:value-type="float" office:value="132.109310038516">
            <text:p>132.1093100385</text:p>
          </table:table-cell>
          <table:table-cell table:formula="of:=42*EXP(-1*POWER((1975-[.A203])/16;2))" office:value-type="float" office:value="0.0000000215485915095854">
            <text:p>2.15485915095854E-008</text:p>
          </table:table-cell>
          <table:table-cell table:formula="of:=12*EXP(-1*POWER(([.A203]-1915)/25;2))" office:value-type="float" office:value="0.00000000000400013362061837">
            <text:p>4.00013362061837E-012</text:p>
          </table:table-cell>
          <table:table-cell/>
          <table:table-cell table:formula="of:=2+[.C203]+[.D203]+[.E203]" office:value-type="float" office:value="134.109310060069">
            <text:p>134.1093100601</text:p>
          </table:table-cell>
        </table:table-row>
        <table:table-row table:style-name="ro1">
          <table:table-cell office:value-type="float" office:value="2050">
            <text:p>2050</text:p>
          </table:table-cell>
          <table:table-cell/>
          <table:table-cell table:formula="of:=137*POWER(1+EXP((1960-[.A204])/27);-1)" office:value-type="float" office:value="132.281008193729">
            <text:p>132.2810081937</text:p>
          </table:table-cell>
          <table:table-cell table:formula="of:=42*EXP(-1*POWER((1975-[.A204])/16;2))" office:value-type="float" office:value="0.0000000120405389868671">
            <text:p>0.000000012</text:p>
          </table:table-cell>
          <table:table-cell table:formula="of:=12*EXP(-1*POWER(([.A204]-1915)/25;2))" office:value-type="float" office:value="0.00000000000260108265914274">
            <text:p>2.60108265914274E-012</text:p>
          </table:table-cell>
          <table:table-cell/>
          <table:table-cell table:formula="of:=2+[.C204]+[.D204]+[.E204]" office:value-type="float" office:value="134.281008205772">
            <text:p>134.2810082058</text:p>
          </table:table-cell>
        </table:table-row>
        <table:table-row table:style-name="ro1">
          <table:table-cell office:value-type="float" office:value="2051">
            <text:p>2051</text:p>
          </table:table-cell>
          <table:table-cell/>
          <table:table-cell table:formula="of:=137*POWER(1+EXP((1960-[.A205])/27);-1)" office:value-type="float" office:value="132.446886264824">
            <text:p>132.4468862648</text:p>
          </table:table-cell>
          <table:table-cell table:formula="of:=42*EXP(-1*POWER((1975-[.A205])/16;2))" office:value-type="float" office:value="0.00000000667544223969687">
            <text:p>6.67544223969687E-009</text:p>
          </table:table-cell>
          <table:table-cell table:formula="of:=12*EXP(-1*POWER(([.A205]-1915)/25;2))" office:value-type="float" office:value="0.00000000000168594757656181">
            <text:p>1.68594757656181E-012</text:p>
          </table:table-cell>
          <table:table-cell/>
          <table:table-cell table:formula="of:=2+[.C205]+[.D205]+[.E205]" office:value-type="float" office:value="134.446886271502">
            <text:p>134.4468862715</text:p>
          </table:table-cell>
        </table:table-row>
        <table:table-row table:style-name="ro1">
          <table:table-cell office:value-type="float" office:value="2052">
            <text:p>2052</text:p>
          </table:table-cell>
          <table:table-cell/>
          <table:table-cell table:formula="of:=137*POWER(1+EXP((1960-[.A206])/27);-1)" office:value-type="float" office:value="132.607127161288">
            <text:p>132.6071271613</text:p>
          </table:table-cell>
          <table:table-cell table:formula="of:=42*EXP(-1*POWER((1975-[.A206])/16;2))" office:value-type="float" office:value="0.00000000367215691698818">
            <text:p>3.67215691698818E-009</text:p>
          </table:table-cell>
          <table:table-cell table:formula="of:=12*EXP(-1*POWER(([.A206]-1915)/25;2))" office:value-type="float" office:value="0.0000000000010892918058917">
            <text:p>1.0892918058917E-012</text:p>
          </table:table-cell>
          <table:table-cell/>
          <table:table-cell table:formula="of:=2+[.C206]+[.D206]+[.E206]" office:value-type="float" office:value="134.607127164962">
            <text:p>134.607127165</text:p>
          </table:table-cell>
        </table:table-row>
        <table:table-row table:style-name="ro1">
          <table:table-cell office:value-type="float" office:value="2053">
            <text:p>2053</text:p>
          </table:table-cell>
          <table:table-cell/>
          <table:table-cell table:formula="of:=137*POWER(1+EXP((1960-[.A207])/27);-1)" office:value-type="float" office:value="132.761909042602">
            <text:p>132.7619090426</text:p>
          </table:table-cell>
          <table:table-cell table:formula="of:=42*EXP(-1*POWER((1975-[.A207])/16;2))" office:value-type="float" office:value="0.00000000200433123247332">
            <text:p>0.000000002</text:p>
          </table:table-cell>
          <table:table-cell table:formula="of:=12*EXP(-1*POWER(([.A207]-1915)/25;2))" office:value-type="float" office:value="0.000000000000701543596181689">
            <text:p>7.01543596181689E-013</text:p>
          </table:table-cell>
          <table:table-cell/>
          <table:table-cell table:formula="of:=2+[.C207]+[.D207]+[.E207]" office:value-type="float" office:value="134.761909044607">
            <text:p>134.7619090446</text:p>
          </table:table-cell>
        </table:table-row>
        <table:table-row table:style-name="ro1">
          <table:table-cell office:value-type="float" office:value="2054">
            <text:p>2054</text:p>
          </table:table-cell>
          <table:table-cell/>
          <table:table-cell table:formula="of:=137*POWER(1+EXP((1960-[.A208])/27);-1)" office:value-type="float" office:value="132.911405370068">
            <text:p>132.9114053701</text:p>
          </table:table-cell>
          <table:table-cell table:formula="of:=42*EXP(-1*POWER((1975-[.A208])/16;2))" office:value-type="float" office:value="0.00000000108548751127881">
            <text:p>1.08548751127881E-009</text:p>
          </table:table-cell>
          <table:table-cell table:formula="of:=12*EXP(-1*POWER(([.A208]-1915)/25;2))" office:value-type="float" office:value="0.000000000000450376114963436">
            <text:p>4.50376114963436E-013</text:p>
          </table:table-cell>
          <table:table-cell/>
          <table:table-cell table:formula="of:=2+[.C208]+[.D208]+[.E208]" office:value-type="float" office:value="134.911405371154">
            <text:p>134.9114053712</text:p>
          </table:table-cell>
        </table:table-row>
        <table:table-row table:style-name="ro1">
          <table:table-cell office:value-type="float" office:value="2055">
            <text:p>2055</text:p>
          </table:table-cell>
          <table:table-cell/>
          <table:table-cell table:formula="of:=137*POWER(1+EXP((1960-[.A209])/27);-1)" office:value-type="float" office:value="133.055784963932">
            <text:p>133.0557849639</text:p>
          </table:table-cell>
          <table:table-cell table:formula="of:=42*EXP(-1*POWER((1975-[.A209])/16;2))" office:value-type="float" office:value="0.000000000583293642328489">
            <text:p>5.83293642328489E-010</text:p>
          </table:table-cell>
          <table:table-cell table:formula="of:=12*EXP(-1*POWER(([.A209]-1915)/25;2))" office:value-type="float" office:value="0.000000000000288208173794516">
            <text:p>2.88208173794516E-013</text:p>
          </table:table-cell>
          <table:table-cell/>
          <table:table-cell table:formula="of:=2+[.C209]+[.D209]+[.E209]" office:value-type="float" office:value="135.055784964516">
            <text:p>135.0557849645</text:p>
          </table:table-cell>
        </table:table-row>
        <table:table-row table:style-name="ro1">
          <table:table-cell office:value-type="float" office:value="2056">
            <text:p>2056</text:p>
          </table:table-cell>
          <table:table-cell/>
          <table:table-cell table:formula="of:=137*POWER(1+EXP((1960-[.A210])/27);-1)" office:value-type="float" office:value="133.195212065252">
            <text:p>133.1952120653</text:p>
          </table:table-cell>
          <table:table-cell table:formula="of:=42*EXP(-1*POWER((1975-[.A210])/16;2))" office:value-type="float" office:value="0.000000000310997378913209">
            <text:p>3.10997378913209E-010</text:p>
          </table:table-cell>
          <table:table-cell table:formula="of:=12*EXP(-1*POWER(([.A210]-1915)/25;2))" office:value-type="float" office:value="0.000000000000183843167700472">
            <text:p>1.83843167700472E-013</text:p>
          </table:table-cell>
          <table:table-cell/>
          <table:table-cell table:formula="of:=2+[.C210]+[.D210]+[.E210]" office:value-type="float" office:value="135.195212065563">
            <text:p>135.1952120656</text:p>
          </table:table-cell>
        </table:table-row>
        <table:table-row table:style-name="ro1">
          <table:table-cell office:value-type="float" office:value="2057">
            <text:p>2057</text:p>
          </table:table-cell>
          <table:table-cell/>
          <table:table-cell table:formula="of:=137*POWER(1+EXP((1960-[.A211])/27);-1)" office:value-type="float" office:value="133.329846401952">
            <text:p>133.329846402</text:p>
          </table:table-cell>
          <table:table-cell table:formula="of:=42*EXP(-1*POWER((1975-[.A211])/16;2))" office:value-type="float" office:value="0.00000000016452552645941">
            <text:p>1.6452552645941E-010</text:p>
          </table:table-cell>
          <table:table-cell table:formula="of:=12*EXP(-1*POWER(([.A211]-1915)/25;2))" office:value-type="float" office:value="0.000000000000116895812275206">
            <text:p>1.16895812275206E-013</text:p>
          </table:table-cell>
          <table:table-cell/>
          <table:table-cell table:formula="of:=2+[.C211]+[.D211]+[.E211]" office:value-type="float" office:value="135.329846402116">
            <text:p>135.3298464021</text:p>
          </table:table-cell>
        </table:table-row>
        <table:table-row table:style-name="ro1">
          <table:table-cell office:value-type="float" office:value="2058">
            <text:p>2058</text:p>
          </table:table-cell>
          <table:table-cell/>
          <table:table-cell table:formula="of:=137*POWER(1+EXP((1960-[.A212])/27);-1)" office:value-type="float" office:value="133.459843258589">
            <text:p>133.4598432586</text:p>
          </table:table-cell>
          <table:table-cell table:formula="of:=42*EXP(-1*POWER((1975-[.A212])/16;2))" office:value-type="float" office:value="0.0000000000863608531171139">
            <text:p>8.63608531171139E-011</text:p>
          </table:table-cell>
          <table:table-cell table:formula="of:=12*EXP(-1*POWER(([.A212]-1915)/25;2))" office:value-type="float" office:value="0.0000000000000740901833189003">
            <text:p>7.40901833189003E-014</text:p>
          </table:table-cell>
          <table:table-cell/>
          <table:table-cell table:formula="of:=2+[.C212]+[.D212]+[.E212]" office:value-type="float" office:value="135.459843258675">
            <text:p>135.4598432587</text:p>
          </table:table-cell>
        </table:table-row>
        <table:table-row table:style-name="ro1">
          <table:table-cell office:value-type="float" office:value="2059">
            <text:p>2059</text:p>
          </table:table-cell>
          <table:table-cell/>
          <table:table-cell table:formula="of:=137*POWER(1+EXP((1960-[.A213])/27);-1)" office:value-type="float" office:value="133.585353549345">
            <text:p>133.5853535493</text:p>
          </table:table-cell>
          <table:table-cell table:formula="of:=42*EXP(-1*POWER((1975-[.A213])/16;2))" office:value-type="float" office:value="0.0000000000449787760065339">
            <text:p>4.49787760065339E-011</text:p>
          </table:table-cell>
          <table:table-cell table:formula="of:=12*EXP(-1*POWER(([.A213]-1915)/25;2))" office:value-type="float" office:value="0.0000000000000468093535296559">
            <text:p>4.68093535296559E-014</text:p>
          </table:table-cell>
          <table:table-cell/>
          <table:table-cell table:formula="of:=2+[.C213]+[.D213]+[.E213]" office:value-type="float" office:value="135.58535354939">
            <text:p>135.5853535494</text:p>
          </table:table-cell>
        </table:table-row>
        <table:table-row table:style-name="ro1">
          <table:table-cell office:value-type="float" office:value="2060">
            <text:p>2060</text:p>
          </table:table-cell>
          <table:table-cell/>
          <table:table-cell table:formula="of:=137*POWER(1+EXP((1960-[.A214])/27);-1)" office:value-type="float" office:value="133.706523893819">
            <text:p>133.7065238938</text:p>
          </table:table-cell>
          <table:table-cell table:formula="of:=42*EXP(-1*POWER((1975-[.A214])/16;2))" office:value-type="float" office:value="0.0000000000232437082896086">
            <text:p>2.32437082896086E-011</text:p>
          </table:table-cell>
          <table:table-cell table:formula="of:=12*EXP(-1*POWER(([.A214]-1915)/25;2))" office:value-type="float" office:value="0.0000000000000294791444255057">
            <text:p>2.94791444255057E-014</text:p>
          </table:table-cell>
          <table:table-cell/>
          <table:table-cell table:formula="of:=2+[.C214]+[.D214]+[.E214]" office:value-type="float" office:value="135.706523893843">
            <text:p>135.7065238938</text:p>
          </table:table-cell>
        </table:table-row>
        <table:table-row table:style-name="ro1">
          <table:table-cell office:value-type="float" office:value="2061">
            <text:p>2061</text:p>
          </table:table-cell>
          <table:table-cell/>
          <table:table-cell table:formula="of:=137*POWER(1+EXP((1960-[.A215])/27);-1)" office:value-type="float" office:value="133.823496695205">
            <text:p>133.8234966952</text:p>
          </table:table-cell>
          <table:table-cell table:formula="of:=42*EXP(-1*POWER((1975-[.A215])/16;2))" office:value-type="float" office:value="0.000000000011918189162652">
            <text:p>1.1918189162652E-011</text:p>
          </table:table-cell>
          <table:table-cell table:formula="of:=12*EXP(-1*POWER(([.A215]-1915)/25;2))" office:value-type="float" office:value="0.0000000000000185057786856979">
            <text:p>1.85057786856979E-014</text:p>
          </table:table-cell>
          <table:table-cell/>
          <table:table-cell table:formula="of:=2+[.C215]+[.D215]+[.E215]" office:value-type="float" office:value="135.823496695217">
            <text:p>135.8234966952</text:p>
          </table:table-cell>
        </table:table-row>
        <table:table-row table:style-name="ro1">
          <table:table-cell office:value-type="float" office:value="2062">
            <text:p>2062</text:p>
          </table:table-cell>
          <table:table-cell/>
          <table:table-cell table:formula="of:=137*POWER(1+EXP((1960-[.A216])/27);-1)" office:value-type="float" office:value="133.936410220484">
            <text:p>133.9364102205</text:p>
          </table:table-cell>
          <table:table-cell table:formula="of:=42*EXP(-1*POWER((1975-[.A216])/16;2))" office:value-type="float" office:value="0.00000000000606348358671713">
            <text:p>6.06348358671713E-012</text:p>
          </table:table-cell>
          <table:table-cell table:formula="of:=12*EXP(-1*POWER(([.A216]-1915)/25;2))" office:value-type="float" office:value="0.0000000000000115800413702474">
            <text:p>1.15800413702474E-014</text:p>
          </table:table-cell>
          <table:table-cell/>
          <table:table-cell table:formula="of:=2+[.C216]+[.D216]+[.E216]" office:value-type="float" office:value="135.936410220491">
            <text:p>135.9364102205</text:p>
          </table:table-cell>
        </table:table-row>
        <table:table-row table:style-name="ro1">
          <table:table-cell office:value-type="float" office:value="2063">
            <text:p>2063</text:p>
          </table:table-cell>
          <table:table-cell/>
          <table:table-cell table:formula="of:=137*POWER(1+EXP((1960-[.A217])/27);-1)" office:value-type="float" office:value="134.045398682282">
            <text:p>134.0453986823</text:p>
          </table:table-cell>
          <table:table-cell table:formula="of:=42*EXP(-1*POWER((1975-[.A217])/16;2))" office:value-type="float" office:value="0.00000000000306084412024427">
            <text:p>3.06084412024427E-012</text:p>
          </table:table-cell>
          <table:table-cell table:formula="of:=12*EXP(-1*POWER(([.A217]-1915)/25;2))" office:value-type="float" office:value="7.22309148442468E-015">
            <text:p>7.22309148442468E-015</text:p>
          </table:table-cell>
          <table:table-cell/>
          <table:table-cell table:formula="of:=2+[.C217]+[.D217]+[.E217]" office:value-type="float" office:value="136.045398682285">
            <text:p>136.0453986823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0">20/06/2018</text:date>, <text:time>12:54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12:44:16.50</meta:creation-date>
    <dc:date>2018-06-20T12:54:09.03</dc:date>
    <meta:editing-duration>PT9M53S</meta:editing-duration>
    <meta:editing-cycles>1</meta:editing-cycles>
    <meta:document-statistic meta:table-count="3" meta:cell-count="1070" meta:object-count="0"/>
    <meta:generator>OpenOffice/4.1.4$Win32 OpenOffice.org_project/414m5$Build-9788</meta:generator>
  </office:meta>
</office:document-meta>
</file>